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00000002005019C268.png"/>
  <manifest:file-entry manifest:media-type="image/jpeg" manifest:full-path="Pictures/10000000000002A70000034B3188CDF4.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width="0cm" draw:marker-start="" draw:marker-start-center="false" draw:marker-end="" draw:marker-end-center="false" svg:stroke-opacity="100%" draw:stroke-linejoin="round" svg:stroke-linecap="butt" draw:secondary-fill-color="#cfe7f5"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2" style:family="graphic" style:parent-style-name="standard">
      <style:graphic-properties draw:stroke="none" draw:fill="solid" draw:fill-color="#009999" draw:shadow="hidden" dr3d:depth="5.929cm" dr3d:close-front="true" dr3d:close-back="true" dr3d:texture-generation-mode-x="parallel" dr3d:texture-generation-mode-y="parallel"/>
    </style:style>
    <style:style style:name="gr3" style:family="graphic" style:parent-style-name="standard">
      <style:graphic-properties draw:stroke="none" draw:fill="solid" draw:fill-color="#333333" draw:shadow="hidden" dr3d:depth="6.176cm" dr3d:close-front="true" dr3d:close-back="true" dr3d:texture-generation-mode-x="parallel" dr3d:texture-generation-mode-y="parallel"/>
    </style:style>
    <style:style style:name="gr4" style:family="graphic" style:parent-style-name="standard">
      <style:graphic-properties draw:stroke="none" svg:stroke-width="0cm" svg:stroke-color="#000000" draw:marker-start-width="0.427cm" draw:marker-end-width="0.427cm" draw:fill="solid" draw:fill-color="#333333" draw:shadow="hidden" dr3d:depth="6.176cm" dr3d:close-front="true" dr3d:close-back="true" dr3d:texture-generation-mode-x="parallel" dr3d:texture-generation-mode-y="parallel"/>
    </style:style>
    <style:style style:name="gr5" style:family="graphic" style:parent-style-name="standard">
      <style:graphic-properties draw:stroke="none" svg:stroke-width="0cm" svg:stroke-color="#000000" draw:marker-start-width="0.427cm" draw:marker-end-width="0.427cm" draw:fill="solid" draw:fill-color="#000000" draw:opacity="100%" draw:shadow="hidden" dr3d:depth="6.423cm" dr3d:close-front="true" dr3d:close-back="true" dr3d:texture-generation-mode-x="parallel" dr3d:texture-generation-mode-y="parallel"/>
    </style:style>
    <style:style style:name="gr6" style:family="graphic" style:parent-style-name="standard">
      <style:graphic-properties draw:stroke="none" draw:fill="solid" draw:fill-color="#996666" draw:shadow="hidden" dr3d:depth="6.423cm" dr3d:close-front="true" dr3d:close-back="true" dr3d:texture-generation-mode-x="parallel" dr3d:texture-generation-mode-y="parallel"/>
    </style:style>
    <style:style style:name="gr7" style:family="graphic" style:parent-style-name="standard">
      <style:graphic-properties draw:stroke="none" svg:stroke-width="0cm" svg:stroke-color="#009999" draw:marker-start-width="0.806cm" draw:marker-end-width="0.806cm" draw:fill="solid" draw:fill-color="#b2b2b2" draw:shadow="hidden" dr3d:depth="6.423cm" dr3d:close-front="true" dr3d:close-back="true" dr3d:texture-generation-mode-x="parallel" dr3d:texture-generation-mode-y="parallel"/>
    </style:style>
    <style:style style:name="gr8" style:family="graphic" style:parent-style-name="standard">
      <style:graphic-properties draw:stroke="none" svg:stroke-width="0cm" svg:stroke-color="#009999" draw:marker-start-width="0.806cm" draw:marker-end-width="0.806cm" draw:fill="solid" draw:fill-color="#009999" draw:opacity="100%" draw:shadow="hidden" dr3d:depth="6.67cm" dr3d:close-front="true" dr3d:close-back="true" dr3d:texture-generation-mode-x="parallel" dr3d:texture-generation-mode-y="parallel"/>
    </style:style>
    <style:style style:name="gr9" style:family="graphic" style:parent-style-name="standard">
      <style:graphic-properties draw:stroke="none" svg:stroke-color="#000000" draw:fill="solid" draw:fill-color="#009999" draw:shadow="hidden" dr3d:depth="6.67cm" dr3d:close-front="true" dr3d:close-back="true" dr3d:texture-generation-mode-x="parallel" dr3d:texture-generation-mode-y="parallel"/>
    </style:style>
    <style:style style:name="gr10" style:family="graphic" style:parent-style-name="standard">
      <style:graphic-properties draw:stroke="none" draw:fill="solid" draw:fill-color="#009999" draw:shadow="hidden" dr3d:depth="6.67cm" dr3d:close-front="true" dr3d:close-back="true" dr3d:texture-generation-mode-x="parallel" dr3d:texture-generation-mode-y="parallel"/>
    </style:style>
    <style:style style:name="gr11" style:family="graphic" style:parent-style-name="standard">
      <style:graphic-properties draw:stroke="none" draw:fill="solid" draw:fill-color="#009999" dr3d:depth="6.67cm" dr3d:close-front="true" dr3d:close-back="true" dr3d:texture-generation-mode-x="parallel" dr3d:texture-generation-mode-y="parallel"/>
    </style:style>
    <style:style style:name="gr12" style:family="graphic" style:parent-style-name="standard">
      <style:graphic-properties draw:stroke="none" draw:fill="bitmap" draw:fill-color="#009999" draw:fill-image-name="Bitmape_20_2" style:repeat="stretch" dr3d:depth="6.917cm" dr3d:close-front="true" dr3d:close-back="true" dr3d:texture-generation-mode-x="parallel" dr3d:texture-generation-mode-y="parallel"/>
    </style:style>
    <style:style style:name="gr13" style:family="graphic" style:parent-style-name="standard">
      <style:graphic-properties draw:stroke="none" draw:fill="solid" draw:fill-color="#009999" draw:shadow="hidden" dr3d:depth="7.164cm" dr3d:close-front="true" dr3d:close-back="true" dr3d:texture-generation-mode-x="parallel" dr3d:texture-generation-mode-y="parallel"/>
    </style:style>
    <style:style style:name="gr14" style:family="graphic" style:parent-style-name="standard">
      <style:graphic-properties draw:stroke="none" draw:fill="solid" draw:fill-color="#009999" dr3d:depth="7.164cm" dr3d:close-front="true" dr3d:close-back="true" dr3d:texture-generation-mode-x="parallel" dr3d:texture-generation-mode-y="parallel"/>
    </style:style>
    <style:style style:name="gr15" style:family="graphic" style:parent-style-name="standard">
      <style:graphic-properties draw:stroke="none" draw:fill="bitmap" draw:fill-image-name="Bitmape_20_3" style:repeat="stretch" dr3d:depth="7.164cm" dr3d:close-front="true" dr3d:close-back="true" dr3d:texture-generation-mode-x="parallel" dr3d:texture-generation-mode-y="parallel"/>
    </style:style>
    <style:style style:name="gr16"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secondary-fill-color="#cfe7f5"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7" style:family="graphic" style:parent-style-name="standard">
      <style:graphic-properties draw:stroke="none" draw:fill="solid" draw:fill-color="#006633" draw:shadow="hidden" dr3d:depth="5.082cm" dr3d:close-front="true" dr3d:close-back="true" dr3d:texture-generation-mode-x="parallel" dr3d:texture-generation-mode-y="parallel"/>
    </style:style>
    <style:style style:name="gr18" style:family="graphic" style:parent-style-name="standard">
      <style:graphic-properties draw:stroke="none" draw:fill="solid" draw:fill-color="#007826" draw:shadow="hidden" dr3d:depth="5.506cm" dr3d:close-front="true" dr3d:close-back="true" dr3d:texture-generation-mode-x="parallel" dr3d:texture-generation-mode-y="parallel"/>
    </style:style>
    <style:style style:name="gr19" style:family="graphic" style:parent-style-name="standard">
      <style:graphic-properties draw:stroke="none" draw:fill="solid" draw:fill-color="#000000" dr3d:depth="5.929cm" dr3d:close-front="true" dr3d:close-back="true" dr3d:texture-generation-mode-x="parallel" dr3d:texture-generation-mode-y="parallel"/>
    </style:style>
    <style:style style:name="gr20" style:family="graphic" style:parent-style-name="standard">
      <style:graphic-properties draw:stroke="none" draw:fill="solid" draw:fill-color="#000000" draw:shadow="hidden" dr3d:depth="5.929cm" dr3d:close-front="true" dr3d:close-back="true" dr3d:texture-generation-mode-x="parallel" dr3d:texture-generation-mode-y="parallel"/>
    </style:style>
  </office:automatic-styles>
  <office:body>
    <office:drawing>
      <draw:page draw:name="page1" draw:style-name="dp1" draw:master-page-name="Default">
        <dr3d:scene draw:style-name="gr1" svg:width="21.456cm" svg:height="39.334cm" svg:x="-15.595cm" svg:y="-9.521cm" dr3d:transform="matrix (0.986852760009673 -0.129914978149719 0.096144310875117 0.125519582717127 0.990807111529149 0.0504589149485676 -0.101815835781135 -0.0377275257024169 0.994087606495807 -23.8563459129253cm 10.3057917645788cm -4.67980147646174cm)" dr3d:vrp="(0 0 66218.2857142857)" dr3d:vpn="(0 0 59054.2857142857)" dr3d:projection="perspective" dr3d:distance="7.164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 draw:layer="layout" svg:viewBox="24217 -21507 1398 1398" svg:d="M24450-20109l-21.897705078125-1.331298828125-21.705810546875-3.881591796875-21.345458984375-6.263427734375-20.816650390625-8.476806640625-20.119384765625-10.521728515625-19.253662109375-12.398193359375-18.219482421875-14.106201171875-17.016845703125-15.645751953125-15.645751953125-17.016845703125-14.106201171875-18.219482421875-12.398193359375-19.253662109375-10.521728515625-20.119384765625-8.476806640625-20.816650390625-6.263427734375-21.345458984375-3.881591796875-21.705810546875-1.331298828125-21.897705078125v-932l1.331298828125-21.73291015625 3.881591796875-21.58349609375 6.263427734375-21.26123046875 8.476806640625-20.76611328125 10.521728515625-20.09814453125 12.398193359375-19.25732421875 14.106201171875-18.24365234375 15.645751953125-17.05712890625 17.016845703125-15.69775390625 18.219482421875-14.16552734375 19.253662109375-12.46044921875 20.119384765625-10.58251953125 20.816650390625-8.53173828125 21.345458984375-6.30810546875 21.705810546875-3.91162109375 21.897705078125-1.34228515625h932l21.73291015625 1.34228515625 21.58349609375 3.91162109375 21.26123046875 6.30810546875 20.76611328125 8.53173828125 20.09814453125 10.58251953125 19.25732421875 12.46044921875 18.24365234375 14.16552734375 17.05712890625 15.69775390625 15.69775390625 17.05712890625 14.16552734375 18.24365234375 12.46044921875 19.25732421875 10.58251953125 20.09814453125 8.53173828125 20.76611328125 6.30810546875 21.26123046875 3.91162109375 21.58349609375 1.34228515625 21.73291015625v932l-1.34228515625 21.897705078125-3.91162109375 21.705810546875-6.30810546875 21.345458984375-8.53173828125 20.816650390625-10.58251953125 20.119384765625-12.46044921875 19.253662109375-14.16552734375 18.219482421875-15.69775390625 17.016845703125-17.05712890625 15.645751953125-18.24365234375 14.106201171875-19.25732421875 12.398193359375-20.09814453125 10.521728515625-20.76611328125 8.476806640625-21.26123046875 6.263427734375-21.58349609375 3.881591796875-21.73291015625 1.331298828125z"/>
          <dr3d:extrude draw:style-name="gr2" draw:layer="layout" svg:viewBox="24490 -21288 301 316" svg:d="M24791-21078l-0.187255859375-0.198974609375-0.185791015625-0.220947265625-0.361328125-0.501953125-0.337890625-0.572265625-0.302734375-0.630859375-0.255859375-0.677734375-0.197265625-0.712890625-0.072998046875-0.365966796875-0.053955078125-0.370361328125-0.033447265625-0.373291015625-0.011474609375-0.374755859375-1.375-2.5-0.255859375-0.56640625-0.106689453125-0.29052734375-0.090576171875-0.29931640625-0.072998046875-0.31103515625-0.053955078125-0.32568359375-0.033447265625-0.34326171875-0.011474609375-0.36376953125-0.75-1.484375-0.75-1.390625-0.375-0.630859375-0.375-0.572265625-0.375-0.501953125-0.1875-0.220947265625-0.1875-0.198974609375-0.011474609375-0.375-0.033447265625-0.375-0.126953125-0.75-0.197265625-0.75-0.255859375-0.75-0.302734375-0.75-0.337890625-0.75-0.734375-1.5-0.187255859375-0.198974609375-0.185791015625-0.220947265625-0.361328125-0.501953125-0.337890625-0.572265625-0.302734375-0.630859375-0.255859375-0.677734375-0.197265625-0.712890625-0.072998046875-0.365966796875-0.053955078125-0.370361328125-0.033447265625-0.373291015625-0.011474609375-0.374755859375-0.375-0.70703125-0.375-0.63671875-0.75-1.15625-0.75-1.15625-0.375-0.63671875-0.375-0.70703125-3-6-0.011474609375-0.198974609375-0.033447265625-0.220947265625-0.053955078125-0.241455078125-0.072998046875-0.260498046875-0.197265625-0.572265625-0.255859375-0.630859375-0.640625-1.390625-0.734375-1.484375-0.375-0.70703125-0.375-0.63671875-0.75-1.15625-0.75-1.15625-0.375-0.63671875-0.375-0.70703125-0.75-1.484375-0.75-1.390625-0.375-0.630859375-0.375-0.572265625-0.375-0.501953125-0.1875-0.220947265625-0.1875-0.198974609375-3-6-0.011474609375-0.198974609375-0.033447265625-0.220947265625-0.053955078125-0.241455078125-0.072998046875-0.260498046875-0.197265625-0.572265625-0.255859375-0.630859375-0.640625-1.390625-0.734375-1.484375-0.375-0.70703125-0.375-0.63671875-0.75-1.15625-0.75-1.15625-0.375-0.63671875-0.375-0.70703125-0.375-0.70703125-0.375-0.63671875-0.75-1.15625-0.75-1.15625-0.375-0.63671875-0.375-0.70703125-0.75-1.484375-0.75-1.390625-0.375-0.630859375-0.375-0.572265625-0.375-0.501953125-0.1875-0.220947265625-0.1875-0.198974609375-0.75-1.484375-0.75-1.390625-0.375-0.630859375-0.375-0.572265625-0.375-0.501953125-0.1875-0.220947265625-0.1875-0.198974609375-0.705078125-0.748046875-0.623046875-0.736328125-1.046875-1.390625-0.859375-1.203125-0.388671875-0.501953125-0.376953125-0.419921875-0.75-1.484375-0.75-1.390625-0.375-0.630859375-0.375-0.572265625-0.375-0.501953125-0.1875-0.220947265625-0.1875-0.198974609375-0.375-0.70703125-0.375-0.63671875-0.75-1.15625-0.75-1.15625-0.375-0.63671875-0.375-0.70703125-0.375-0.70703125-0.375-0.63671875-0.75-1.15625-0.75-1.15625-0.375-0.63671875-0.375-0.70703125-0.1875-0.198974609375-0.1875-0.220947265625-0.375-0.501953125-0.375-0.572265625-0.375-0.630859375-0.75-1.390625-0.75-1.484375-4-4-0.375-0.70703125-0.375-0.63671875-0.75-1.15625-0.75-1.15625-0.375-0.63671875-0.375-0.70703125-0.375-0.41796875-0.375-0.48828125-0.75-1.09375-0.75-1.09375-0.375-0.48828125-0.375-0.41796875-0.19873046875-0.36376953125-0.21923828125-0.34326171875-0.23681640625-0.32568359375-0.25146484375-0.31103515625-0.53515625-0.58984375-0.55859375-0.56640625-0.55859375-0.56640625-0.53515625-0.58984375-0.25146484375-0.31103515625-0.23681640625-0.32568359375-0.21923828125-0.34326171875-0.19873046875-0.36376953125-0.375-0.41796875-0.375-0.48828125-0.75-1.09375-0.75-1.09375-0.375-0.48828125-0.375-0.41796875-0.375-0.41796875-0.375-0.48828125-0.75-1.09375-0.75-1.09375-0.375-0.48828125-0.375-0.41796875-0.19873046875-0.363525390625-0.21923828125-0.341552734375-0.23681640625-0.321044921875-0.25146484375-0.302001953125-0.53515625-0.552734375-0.55859375-0.494140625-1.09375-0.859375-0.48828125-0.388671875-0.41796875-0.376953125-0.375-0.705078125-0.375-0.623046875-0.375-0.552734375-0.375-0.494140625-0.375-0.447265625-0.375-0.412109375-0.75-0.765625-0.375-0.705078125-0.375-0.623046875-0.375-0.552734375-0.375-0.494140625-0.375-0.447265625-0.375-0.412109375-0.75-0.765625-4-4-0.375-0.41796875-0.375-0.48828125-0.75-1.09375-0.75-1.09375-0.375-0.48828125-0.375-0.41796875-3-3-4-4-3-3-0.75-0.765625-0.375-0.412109375-0.375-0.447265625-0.375-0.494140625-0.375-0.552734375-0.375-0.623046875-0.375-0.705078125-0.705078125-0.375-0.623046875-0.375-0.552734375-0.375-0.494140625-0.375-0.447265625-0.375-0.412109375-0.375-0.765625-0.75-3-3-3-3-0.363525390625-0.011474609375-0.341552734375-0.033447265625-0.321044921875-0.053955078125-0.302001953125-0.072998046875-0.284423828125-0.090576171875-0.268310546875-0.106689453125-0.253662109375-0.121337890625-0.240478515625-0.134521484375-0.228759765625-0.146240234375-0.218505859375-0.156494140625-0.412109375-0.337890625-0.765625-0.734375-3-3-0.75-0.734375-0.375-0.337890625-0.375-0.302734375-0.375-0.255859375-0.1875-0.106689453125-0.1875-0.090576171875-0.1875-0.072998046875-0.1875-0.053955078125-0.1875-0.033447265625-0.1875-0.011474609375-3-3-0.705078125-0.33203125-0.623046875-0.26171875-1.046875-0.40625-0.447265625-0.19140625-0.412109375-0.21484375-0.196533203125-0.12353515625-0.192138671875-0.13818359375-0.189208984375-0.15576171875-0.187744140625-0.17626953125-0.75-0.734375-0.375-0.337890625-0.375-0.302734375-0.375-0.255859375-0.1875-0.106689453125-0.1875-0.090576171875-0.1875-0.072998046875-0.1875-0.053955078125-0.1875-0.033447265625-0.1875-0.011474609375-0.75-0.734375-0.375-0.337890625-0.375-0.302734375-0.375-0.255859375-0.1875-0.106689453125-0.1875-0.090576171875-0.1875-0.072998046875-0.1875-0.053955078125-0.1875-0.033447265625-0.1875-0.011474609375-0.75-0.734375-0.375-0.337890625-0.375-0.302734375-0.375-0.255859375-0.1875-0.106689453125-0.1875-0.090576171875-0.1875-0.072998046875-0.1875-0.053955078125-0.1875-0.033447265625-0.1875-0.011474609375-0.1875-0.17626953125-0.1875-0.15576171875-0.1875-0.13818359375-0.1875-0.12353515625-0.375-0.21484375-0.375-0.19140625-0.375-0.19140625-0.375-0.21484375-0.1875-0.12353515625-0.1875-0.13818359375-0.1875-0.15576171875-0.1875-0.17626953125-0.1875-0.17626953125-0.1875-0.15576171875-0.1875-0.13818359375-0.1875-0.12353515625-0.375-0.21484375-0.375-0.19140625-0.375-0.19140625-0.375-0.21484375-0.1875-0.12353515625-0.1875-0.13818359375-0.1875-0.15576171875-0.1875-0.17626953125-0.1875-0.01123046875-0.1875-0.03173828125-0.1875-0.04931640625-0.1875-0.06396484375-0.375-0.16015625-0.375-0.18359375-0.375-0.18359375-0.375-0.16015625-0.1875-0.06396484375-0.1875-0.04931640625-0.1875-0.03173828125-0.1875-0.01123046875-0.1875-0.17626953125-0.1875-0.15576171875-0.1875-0.13818359375-0.1875-0.12353515625-0.375-0.21484375-0.375-0.19140625-0.375-0.19140625-0.375-0.21484375-0.1875-0.12353515625-0.1875-0.13818359375-0.1875-0.15576171875-0.1875-0.17626953125-0.75-0.015625-0.375-0.037109375-0.1875-0.031005859375-0.1875-0.041259765625-0.1875-0.052978515625-0.1875-0.066162109375-0.1875-0.080810546875-0.1875-0.096923828125-0.1875-0.114501953125-0.1875-0.133544921875-0.1875-0.154052734375-0.1875-0.176025390625-0.1875-0.01123046875-0.1875-0.03173828125-0.1875-0.04931640625-0.1875-0.06396484375-0.375-0.16015625-0.375-0.18359375-0.375-0.18359375-0.375-0.16015625-0.1875-0.06396484375-0.1875-0.04931640625-0.1875-0.03173828125-0.1875-0.01123046875-0.1875-0.01123046875-0.1875-0.03173828125-0.1875-0.04931640625-0.1875-0.06396484375-0.375-0.16015625-0.375-0.18359375-0.375-0.18359375-0.375-0.16015625-0.1875-0.06396484375-0.1875-0.04931640625-0.1875-0.03173828125-0.1875-0.01123046875-0.1875-0.01123046875-0.1875-0.03173828125-0.1875-0.04931640625-0.1875-0.06396484375-0.375-0.16015625-0.375-0.18359375-0.375-0.18359375-0.375-0.16015625-0.1875-0.06396484375-0.1875-0.04931640625-0.1875-0.03173828125-0.1875-0.01123046875-0.1875-0.01123046875-0.1875-0.03173828125-0.1875-0.04931640625-0.1875-0.06396484375-0.375-0.16015625-0.375-0.18359375-0.375-0.18359375-0.375-0.16015625-0.1875-0.06396484375-0.1875-0.04931640625-0.1875-0.03173828125-0.1875-0.01123046875-0.75-0.015625-0.375-0.037109375-0.1875-0.031005859375-0.1875-0.041259765625-0.1875-0.052978515625-0.1875-0.066162109375-0.1875-0.080810546875-0.1875-0.096923828125-0.1875-0.114501953125-0.1875-0.133544921875-0.1875-0.154052734375-0.1875-0.176025390625h-3l-0.1875-0.01123046875-0.1875-0.03173828125-0.1875-0.04931640625-0.1875-0.06396484375-0.375-0.16015625-0.375-0.18359375-0.375-0.18359375-0.375-0.16015625-0.1875-0.06396484375-0.1875-0.04931640625-0.1875-0.03173828125-0.1875-0.01123046875h-3-2l-0.1875-0.01123046875-0.1875-0.03173828125-0.1875-0.04931640625-0.1875-0.06396484375-0.375-0.16015625-0.375-0.18359375-0.375-0.18359375-0.375-0.16015625-0.1875-0.06396484375-0.1875-0.04931640625-0.1875-0.03173828125-0.1875-0.01123046875h-3-3-2l-0.1875 0.01123046875-0.1875 0.03173828125-0.1875 0.04931640625-0.1875 0.06396484375-0.375 0.16015625-0.375 0.18359375-0.375 0.18359375-0.375 0.16015625-0.1875 0.06396484375-0.1875 0.04931640625-0.1875 0.03173828125-0.1875 0.01123046875h-3-2l-0.1875 0.01123046875-0.1875 0.03173828125-0.1875 0.04931640625-0.1875 0.06396484375-0.375 0.16015625-0.375 0.18359375-0.375 0.18359375-0.375 0.16015625-0.1875 0.06396484375-0.1875 0.04931640625-0.1875 0.03173828125-0.1875 0.01123046875h-2l-0.1875 0.176025390625-0.1875 0.154052734375-0.1875 0.133544921875-0.1875 0.114501953125-0.1875 0.096923828125-0.1875 0.080810546875-0.1875 0.066162109375-0.1875 0.052978515625-0.1875 0.041259765625-0.1875 0.031005859375-0.375 0.037109375-0.75 0.015625-0.373046875 0.001953125-0.361328125 0.013671875-0.337890625 0.037109375-0.156494140625 0.031005859375-0.146240234375 0.041259765625-0.134521484375 0.052978515625-0.121337890625 0.066162109375-0.106689453125 0.080810546875-0.047393798828125 0.046356201171875-0.043182373046875 0.050567626953125-0.038787841796875 0.054962158203125-0.034210205078125 0.059539794921875-0.029449462890625 0.064300537109375-0.024505615234375 0.069244384765625-0.033447265625 0.154052734375-0.011474609375 0.176025390625h-3l-0.187255859375 0.176025390625-0.185791015625 0.154052734375-0.182861328125 0.133544921875-0.178466796875 0.114501953125-0.172607421875 0.096923828125-0.165283203125 0.080810546875-0.156494140625 0.066162109375-0.146240234375 0.052978515625-0.255859375 0.072265625-0.197265625 0.037109375-0.126953125 0.013671875-0.044921875 0.001953125-0.1875 0.176025390625-0.1875 0.154052734375-0.1875 0.133544921875-0.1875 0.114501953125-0.1875 0.096923828125-0.1875 0.080810546875-0.1875 0.066162109375-0.1875 0.052978515625-0.1875 0.041259765625-0.1875 0.031005859375-0.375 0.037109375-0.75 0.015625-0.59375 0.578125-0.21484375 0.177734375-0.09716796875 0.066162109375-0.09423828125 0.052978515625-0.09423828125 0.041259765625-0.09716796875 0.031005859375-0.10302734375 0.022216796875-0.11181640625 0.014892578125-0.26171875 0.013671875-0.33203125 0.001953125-0.1875 0.176025390625-0.1875 0.154052734375-0.1875 0.133544921875-0.1875 0.114501953125-0.1875 0.096923828125-0.1875 0.080810546875-0.1875 0.066162109375-0.1875 0.052978515625-0.1875 0.041259765625-0.1875 0.031005859375-0.375 0.037109375-0.75 0.015625-0.011474609375 0.176025390625-0.033447265625 0.154052734375-0.024505615234375 0.069244384765625-0.029449462890625 0.064300537109375-0.034210205078125 0.059539794921875-0.038787841796875 0.054962158203125-0.043182373046875 0.050567626953125-0.047393798828125 0.046356201171875-0.106689453125 0.080810546875-0.121337890625 0.066162109375-0.134521484375 0.052978515625-0.146240234375 0.041259765625-0.156494140625 0.031005859375-0.337890625 0.037109375-0.361328125 0.013671875-0.373046875 0.001953125-2 2-0.75 0.015625-0.375 0.037109375-0.1875 0.031005859375-0.1875 0.041259765625-0.1875 0.052978515625-0.1875 0.066162109375-0.1875 0.080810546875-0.1875 0.096923828125-0.1875 0.114501953125-0.1875 0.133544921875-0.1875 0.154052734375-0.1875 0.176025390625-0.044921875 0.04296875-0.126953125 0.11328125-0.197265625 0.16015625-0.255859375 0.18359375-0.302734375 0.18359375-0.165283203125 0.08447265625-0.172607421875 0.07568359375-0.178466796875 0.06396484375-0.182861328125 0.04931640625-0.185791015625 0.03173828125-0.187255859375 0.01123046875-0.59375 0.578125-0.21484375 0.177734375-0.09716796875 0.066162109375-0.09423828125 0.052978515625-0.09423828125 0.041259765625-0.09716796875 0.031005859375-0.10302734375 0.022216796875-0.11181640625 0.014892578125-0.26171875 0.013671875-0.33203125 0.001953125-0.187255859375 0.17626953125-0.185791015625 0.15576171875-0.361328125 0.26171875-0.640625 0.40625-0.134521484375 0.09423828125-0.121337890625 0.09716796875-0.106689453125 0.10302734375-0.090576171875 0.11181640625-0.072998046875 0.12353515625-0.029449462890625 0.06707763671875-0.024505615234375 0.07110595703125-0.033447265625 0.15576171875-0.011474609375 0.17626953125-0.1875 0.01123046875-0.1875 0.03173828125-0.1875 0.04931640625-0.1875 0.06396484375-0.375 0.16015625-0.375 0.18359375-0.375 0.18359375-0.375 0.16015625-0.1875 0.06396484375-0.1875 0.04931640625-0.1875 0.03173828125-0.1875 0.01123046875-0.011474609375 0.17626953125-0.033447265625 0.15576171875-0.024505615234375 0.07110595703125-0.029449462890625 0.06707763671875-0.072998046875 0.12353515625-0.090576171875 0.11181640625-0.106689453125 0.10302734375-0.121337890625 0.09716796875-0.134521484375 0.09423828125-0.640625 0.40625-0.361328125 0.26171875-0.185791015625 0.15576171875-0.187255859375 0.17626953125-0.17626953125 0.01123046875-0.15576171875 0.03173828125-0.13818359375 0.04931640625-0.12353515625 0.06396484375-0.11181640625 0.07568359375-0.10302734375 0.08447265625-0.19140625 0.18359375-0.19140625 0.18359375-0.10302734375 0.08447265625-0.11181640625 0.07568359375-0.12353515625 0.06396484375-0.13818359375 0.04931640625-0.15576171875 0.03173828125-0.17626953125 0.01123046875-2 2-0.187255859375 0.01123046875-0.185791015625 0.03173828125-0.182861328125 0.04931640625-0.178466796875 0.06396484375-0.172607421875 0.07568359375-0.165283203125 0.08447265625-0.302734375 0.18359375-0.255859375 0.18359375-0.197265625 0.16015625-0.126953125 0.11328125-0.044921875 0.04296875-2 2-0.187255859375 0.17626953125-0.185791015625 0.15576171875-0.361328125 0.26171875-0.640625 0.40625-0.134521484375 0.09423828125-0.121337890625 0.09716796875-0.106689453125 0.10302734375-0.090576171875 0.11181640625-0.072998046875 0.12353515625-0.029449462890625 0.06707763671875-0.024505615234375 0.07110595703125-0.033447265625 0.15576171875-0.011474609375 0.17626953125-0.1875 0.011474609375-0.1875 0.033447265625-0.1875 0.053955078125-0.1875 0.072998046875-0.1875 0.090576171875-0.1875 0.106689453125-0.375 0.255859375-0.375 0.302734375-0.375 0.337890625-0.75 0.734375-0.044921875 0.04296875-0.126953125 0.11328125-0.197265625 0.16015625-0.255859375 0.18359375-0.302734375 0.18359375-0.165283203125 0.08447265625-0.172607421875 0.07568359375-0.178466796875 0.06396484375-0.182861328125 0.04931640625-0.185791015625 0.03173828125-0.187255859375 0.01123046875-0.011474609375 0.17626953125-0.033447265625 0.15576171875-0.024505615234375 0.07110595703125-0.029449462890625 0.06707763671875-0.072998046875 0.12353515625-0.090576171875 0.11181640625-0.106689453125 0.10302734375-0.121337890625 0.09716796875-0.134521484375 0.09423828125-0.640625 0.40625-0.361328125 0.26171875-0.185791015625 0.15576171875-0.187255859375 0.17626953125-0.011474609375 0.17626953125-0.033447265625 0.15576171875-0.024505615234375 0.07110595703125-0.029449462890625 0.06707763671875-0.072998046875 0.12353515625-0.090576171875 0.11181640625-0.106689453125 0.10302734375-0.121337890625 0.09716796875-0.134521484375 0.09423828125-0.640625 0.40625-0.361328125 0.26171875-0.185791015625 0.15576171875-0.187255859375 0.17626953125-0.04296875 0.044921875-0.11328125 0.126953125-0.16015625 0.197265625-0.18359375 0.255859375-0.18359375 0.302734375-0.08447265625 0.165283203125-0.07568359375 0.172607421875-0.06396484375 0.178466796875-0.04931640625 0.182861328125-0.03173828125 0.185791015625-0.01123046875 0.187255859375-0.187255859375 0.011474609375-0.185791015625 0.033447265625-0.182861328125 0.053955078125-0.178466796875 0.072998046875-0.172607421875 0.090576171875-0.165283203125 0.106689453125-0.156494140625 0.121337890625-0.146240234375 0.134521484375-0.134521484375 0.146240234375-0.121337890625 0.156494140625-0.106689453125 0.165283203125-0.090576171875 0.172607421875-0.072998046875 0.178466796875-0.053955078125 0.182861328125-0.033447265625 0.185791015625-0.011474609375 0.187255859375-0.187255859375 0.01123046875-0.185791015625 0.03173828125-0.182861328125 0.04931640625-0.178466796875 0.06396484375-0.172607421875 0.07568359375-0.165283203125 0.08447265625-0.302734375 0.18359375-0.255859375 0.18359375-0.197265625 0.16015625-0.126953125 0.11328125-0.044921875 0.04296875-0.17626953125 0.187255859375-0.15576171875 0.185791015625-0.26171875 0.361328125-0.40625 0.640625-0.09423828125 0.134521484375-0.09716796875 0.121337890625-0.10302734375 0.106689453125-0.11181640625 0.090576171875-0.12353515625 0.072998046875-0.06707763671875 0.029449462890625-0.07110595703125 0.024505615234375-0.15576171875 0.033447265625-0.17626953125 0.011474609375-0.17626953125 0.187255859375-0.15576171875 0.185791015625-0.26171875 0.361328125-0.40625 0.640625-0.09423828125 0.134521484375-0.09716796875 0.121337890625-0.10302734375 0.106689453125-0.11181640625 0.090576171875-0.12353515625 0.072998046875-0.06707763671875 0.029449462890625-0.07110595703125 0.024505615234375-0.15576171875 0.033447265625-0.17626953125 0.011474609375-0.011474609375 0.187255859375-0.033447265625 0.185791015625-0.053955078125 0.182861328125-0.072998046875 0.178466796875-0.090576171875 0.172607421875-0.106689453125 0.165283203125-0.121337890625 0.156494140625-0.134521484375 0.146240234375-0.146240234375 0.134521484375-0.156494140625 0.121337890625-0.165283203125 0.106689453125-0.172607421875 0.090576171875-0.178466796875 0.072998046875-0.182861328125 0.053955078125-0.185791015625 0.033447265625-0.187255859375 0.011474609375-0.01123046875 0.187255859375-0.03173828125 0.185791015625-0.04931640625 0.182861328125-0.06396484375 0.178466796875-0.07568359375 0.172607421875-0.08447265625 0.165283203125-0.18359375 0.302734375-0.18359375 0.255859375-0.16015625 0.197265625-0.11328125 0.126953125-0.04296875 0.044921875-0.17626953125 0.187255859375-0.15576171875 0.185791015625-0.26171875 0.361328125-0.40625 0.640625-0.09423828125 0.134521484375-0.09716796875 0.121337890625-0.10302734375 0.106689453125-0.11181640625 0.090576171875-0.12353515625 0.072998046875-0.06707763671875 0.029449462890625-0.07110595703125 0.024505615234375-0.15576171875 0.033447265625-0.17626953125 0.011474609375-0.17626953125 0.187255859375-0.15576171875 0.185791015625-0.26171875 0.361328125-0.40625 0.640625-0.09423828125 0.134521484375-0.09716796875 0.121337890625-0.10302734375 0.106689453125-0.11181640625 0.090576171875-0.12353515625 0.072998046875-0.06707763671875 0.029449462890625-0.07110595703125 0.024505615234375-0.15576171875 0.033447265625-0.17626953125 0.011474609375-0.01123046875 0.187255859375-0.03173828125 0.185791015625-0.04931640625 0.182861328125-0.06396484375 0.178466796875-0.07568359375 0.172607421875-0.08447265625 0.165283203125-0.18359375 0.302734375-0.18359375 0.255859375-0.16015625 0.197265625-0.11328125 0.126953125-0.04296875 0.044921875-0.17626953125 0.187255859375-0.15576171875 0.185791015625-0.26171875 0.361328125-0.40625 0.640625-0.09423828125 0.134521484375-0.09716796875 0.121337890625-0.10302734375 0.106689453125-0.11181640625 0.090576171875-0.12353515625 0.072998046875-0.06707763671875 0.029449462890625-0.07110595703125 0.024505615234375-0.15576171875 0.033447265625-0.17626953125 0.011474609375-0.01123046875 0.1875-0.03173828125 0.1875-0.04931640625 0.1875-0.06396484375 0.1875-0.16015625 0.375-0.18359375 0.375-0.18359375 0.375-0.16015625 0.375-0.06396484375 0.1875-0.04931640625 0.1875-0.03173828125 0.1875-0.01123046875 0.1875-0.17626953125 0.011474609375-0.15576171875 0.033447265625-0.07110595703125 0.024505615234375-0.06707763671875 0.029449462890625-0.12353515625 0.072998046875-0.11181640625 0.090576171875-0.10302734375 0.106689453125-0.09716796875 0.121337890625-0.09423828125 0.134521484375-0.40625 0.640625-0.26171875 0.361328125-0.15576171875 0.185791015625-0.17626953125 0.187255859375-0.04296875 0.044921875-0.11328125 0.126953125-0.16015625 0.197265625-0.18359375 0.255859375-0.18359375 0.302734375-0.08447265625 0.165283203125-0.07568359375 0.172607421875-0.06396484375 0.178466796875-0.04931640625 0.182861328125-0.03173828125 0.185791015625-0.01123046875 0.187255859375-0.578125 0.59375-0.177734375 0.21484375-0.066162109375 0.09716796875-0.052978515625 0.09423828125-0.041259765625 0.09423828125-0.031005859375 0.09716796875-0.022216796875 0.10302734375-0.014892578125 0.11181640625-0.013671875 0.26171875-0.001953125 0.33203125-2 2-0.01123046875 0.187255859375-0.03173828125 0.185791015625-0.04931640625 0.182861328125-0.06396484375 0.178466796875-0.07568359375 0.172607421875-0.08447265625 0.165283203125-0.18359375 0.302734375-0.18359375 0.255859375-0.16015625 0.197265625-0.11328125 0.126953125-0.04296875 0.044921875-0.01123046875 0.1875-0.03173828125 0.1875-0.04931640625 0.1875-0.06396484375 0.1875-0.16015625 0.375-0.18359375 0.375-0.18359375 0.375-0.16015625 0.375-0.06396484375 0.1875-0.04931640625 0.1875-0.03173828125 0.1875-0.01123046875 0.1875-0.04296875 0.044921875-0.11328125 0.126953125-0.16015625 0.197265625-0.18359375 0.255859375-0.18359375 0.302734375-0.08447265625 0.165283203125-0.07568359375 0.172607421875-0.06396484375 0.178466796875-0.04931640625 0.182861328125-0.03173828125 0.185791015625-0.01123046875 0.187255859375-0.578125 0.59375-0.177734375 0.21484375-0.066162109375 0.09716796875-0.052978515625 0.09423828125-0.041259765625 0.09423828125-0.031005859375 0.09716796875-0.022216796875 0.10302734375-0.014892578125 0.11181640625-0.013671875 0.26171875-0.001953125 0.33203125-0.176025390625 0.187255859375-0.154052734375 0.185791015625-0.133544921875 0.182861328125-0.114501953125 0.178466796875-0.096923828125 0.172607421875-0.080810546875 0.165283203125-0.066162109375 0.156494140625-0.052978515625 0.146240234375-0.072265625 0.255859375-0.037109375 0.197265625-0.013671875 0.126953125-0.001953125 0.044921875-0.176025390625 0.1875-0.154052734375 0.1875-0.133544921875 0.1875-0.114501953125 0.1875-0.096923828125 0.1875-0.080810546875 0.1875-0.066162109375 0.1875-0.052978515625 0.1875-0.041259765625 0.1875-0.031005859375 0.1875-0.037109375 0.375-0.015625 0.75-0.04296875 0.044921875-0.11328125 0.126953125-0.16015625 0.197265625-0.18359375 0.255859375-0.18359375 0.302734375-0.08447265625 0.165283203125-0.07568359375 0.172607421875-0.06396484375 0.178466796875-0.04931640625 0.182861328125-0.03173828125 0.185791015625-0.01123046875 0.187255859375-0.001953125 0.373046875-0.013671875 0.361328125-0.037109375 0.337890625-0.031005859375 0.156494140625-0.041259765625 0.146240234375-0.052978515625 0.134521484375-0.066162109375 0.121337890625-0.080810546875 0.106689453125-0.046356201171875 0.047393798828125-0.050567626953125 0.043182373046875-0.054962158203125 0.038787841796875-0.059539794921875 0.034210205078125-0.064300537109375 0.029449462890625-0.069244384765625 0.024505615234375-0.154052734375 0.033447265625-0.176025390625 0.011474609375v3l-0.578125 0.59375-0.177734375 0.21484375-0.066162109375 0.09716796875-0.052978515625 0.09423828125-0.041259765625 0.09423828125-0.031005859375 0.09716796875-0.022216796875 0.10302734375-0.014892578125 0.11181640625-0.013671875 0.26171875-0.001953125 0.33203125-0.015625 0.75-0.037109375 0.375-0.031005859375 0.1875-0.041259765625 0.1875-0.052978515625 0.1875-0.066162109375 0.1875-0.080810546875 0.1875-0.096923828125 0.1875-0.114501953125 0.1875-0.133544921875 0.1875-0.154052734375 0.1875-0.176025390625 0.1875v2 3l-0.04296875 0.044921875-0.11328125 0.126953125-0.16015625 0.197265625-0.18359375 0.255859375-0.18359375 0.302734375-0.08447265625 0.165283203125-0.07568359375 0.172607421875-0.06396484375 0.178466796875-0.04931640625 0.182861328125-0.03173828125 0.185791015625-0.01123046875 0.187255859375v3 2 3 2 3l0.015625 0.75 0.037109375 0.375 0.031005859375 0.1875 0.041259765625 0.1875 0.052978515625 0.1875 0.066162109375 0.1875 0.080810546875 0.1875 0.096923828125 0.1875 0.114501953125 0.1875 0.133544921875 0.1875 0.154052734375 0.1875 0.176025390625 0.1875v3 2l0.176025390625 0.1875 0.154052734375 0.1875 0.133544921875 0.1875 0.114501953125 0.1875 0.096923828125 0.1875 0.080810546875 0.1875 0.066162109375 0.1875 0.052978515625 0.1875 0.041259765625 0.1875 0.031005859375 0.1875 0.037109375 0.375 0.015625 0.75 0.015625 0.75 0.037109375 0.375 0.031005859375 0.1875 0.041259765625 0.1875 0.052978515625 0.1875 0.066162109375 0.1875 0.080810546875 0.1875 0.096923828125 0.1875 0.114501953125 0.1875 0.133544921875 0.1875 0.154052734375 0.1875 0.176025390625 0.1875v3l0.176025390625 0.1875 0.154052734375 0.1875 0.133544921875 0.1875 0.114501953125 0.1875 0.096923828125 0.1875 0.080810546875 0.1875 0.066162109375 0.1875 0.052978515625 0.1875 0.041259765625 0.1875 0.031005859375 0.1875 0.037109375 0.375 0.015625 0.75 0.176025390625 0.1875 0.154052734375 0.1875 0.133544921875 0.1875 0.114501953125 0.1875 0.096923828125 0.1875 0.080810546875 0.1875 0.066162109375 0.1875 0.052978515625 0.1875 0.041259765625 0.1875 0.031005859375 0.1875 0.037109375 0.375 0.015625 0.75 0.176025390625 0.1875 0.154052734375 0.1875 0.133544921875 0.1875 0.114501953125 0.1875 0.096923828125 0.1875 0.080810546875 0.1875 0.066162109375 0.1875 0.052978515625 0.1875 0.041259765625 0.1875 0.031005859375 0.1875 0.037109375 0.375 0.015625 0.75 0.17626953125 0.1875 0.15576171875 0.1875 0.13818359375 0.1875 0.12353515625 0.1875 0.21484375 0.375 0.19140625 0.375 0.19140625 0.375 0.21484375 0.375 0.12353515625 0.1875 0.13818359375 0.1875 0.15576171875 0.1875 0.17626953125 0.1875 0.015625 0.75 0.037109375 0.375 0.031005859375 0.1875 0.041259765625 0.1875 0.052978515625 0.1875 0.066162109375 0.1875 0.080810546875 0.1875 0.096923828125 0.1875 0.114501953125 0.1875 0.133544921875 0.1875 0.154052734375 0.1875 0.176025390625 0.1875 0.01123046875 0.1875 0.03173828125 0.1875 0.04931640625 0.1875 0.06396484375 0.1875 0.16015625 0.375 0.18359375 0.375 0.18359375 0.375 0.16015625 0.375 0.06396484375 0.1875 0.04931640625 0.1875 0.03173828125 0.1875 0.01123046875 0.1875 0.17626953125 0.1875 0.15576171875 0.1875 0.13818359375 0.1875 0.12353515625 0.1875 0.21484375 0.375 0.19140625 0.375 0.19140625 0.375 0.21484375 0.375 0.12353515625 0.1875 0.13818359375 0.1875 0.15576171875 0.1875 0.17626953125 0.1875 0.01123046875 0.1875 0.03173828125 0.1875 0.04931640625 0.1875 0.06396484375 0.1875 0.16015625 0.375 0.18359375 0.375 0.18359375 0.375 0.16015625 0.375 0.06396484375 0.1875 0.04931640625 0.1875 0.03173828125 0.1875 0.01123046875 0.1875 0.187255859375 0.19873046875 0.185791015625 0.21923828125 0.361328125 0.48828125 0.337890625 0.53515625 0.302734375 0.55859375 0.255859375 0.55859375 0.197265625 0.53515625 0.072998046875 0.25146484375 0.053955078125 0.23681640625 0.033447265625 0.21923828125 0.011474609375 0.19873046875 0.734375 0.75 0.337890625 0.375 0.302734375 0.375 0.255859375 0.375 0.106689453125 0.1875 0.090576171875 0.1875 0.072998046875 0.1875 0.053955078125 0.1875 0.033447265625 0.1875 0.011474609375 0.1875 0.17626953125 0.1875 0.15576171875 0.1875 0.13818359375 0.1875 0.12353515625 0.1875 0.21484375 0.375 0.19140625 0.375 0.19140625 0.375 0.21484375 0.375 0.12353515625 0.1875 0.13818359375 0.1875 0.15576171875 0.1875 0.17626953125 0.1875 0.734375 0.765625 0.337890625 0.412109375 0.156494140625 0.218505859375 0.146240234375 0.228759765625 0.134521484375 0.240478515625 0.121337890625 0.253662109375 0.106689453125 0.268310546875 0.090576171875 0.284423828125 0.072998046875 0.302001953125 0.053955078125 0.321044921875 0.033447265625 0.341552734375 0.011474609375 0.363525390625 0.734375 0.75 0.337890625 0.375 0.302734375 0.375 0.255859375 0.375 0.106689453125 0.1875 0.090576171875 0.1875 0.072998046875 0.1875 0.053955078125 0.1875 0.033447265625 0.1875 0.011474609375 0.1875 3 3 0.33203125 0.705078125 0.26171875 0.623046875 0.40625 1.046875 0.19140625 0.447265625 0.21484375 0.412109375 0.12353515625 0.196533203125 0.13818359375 0.192138671875 0.15576171875 0.189208984375 0.17626953125 0.187744140625 3 3 0.17626953125 0.19873046875 0.15576171875 0.21923828125 0.13818359375 0.23681640625 0.12353515625 0.25146484375 0.21484375 0.53515625 0.19140625 0.55859375 0.19140625 0.55859375 0.21484375 0.53515625 0.12353515625 0.25146484375 0.13818359375 0.23681640625 0.15576171875 0.21923828125 0.17626953125 0.19873046875 3 3 0.375 0.705078125 0.375 0.623046875 0.375 0.552734375 0.375 0.494140625 0.375 0.447265625 0.375 0.412109375 0.75 0.765625 0.75 0.765625 0.375 0.412109375 0.375 0.447265625 0.375 0.494140625 0.375 0.552734375 0.375 0.623046875 0.375 0.705078125 3 3 0.375 0.41796875 0.375 0.48828125 0.75 1.09375 0.75 1.09375 0.375 0.48828125 0.375 0.41796875 3 3 4 4 0.375 0.41796875 0.375 0.48828125 0.75 1.09375 0.75 1.09375 0.375 0.48828125 0.375 0.41796875 0.705078125 0.376953125 0.623046875 0.388671875 0.552734375 0.412109375 0.494140625 0.447265625 0.447265625 0.494140625 0.412109375 0.552734375 0.388671875 0.623046875 0.376953125 0.705078125 0.765625 0.75 0.412109375 0.375 0.447265625 0.375 0.494140625 0.375 0.552734375 0.375 0.623046875 0.375 0.705078125 0.375 0.375 0.705078125 0.375 0.623046875 0.375 0.552734375 0.375 0.494140625 0.375 0.447265625 0.375 0.412109375 0.75 0.765625 0.363525390625 0.19873046875 0.341552734375 0.21923828125 0.321044921875 0.23681640625 0.302001953125 0.25146484375 0.552734375 0.53515625 0.494140625 0.55859375 0.859375 1.09375 0.388671875 0.48828125 0.376953125 0.41796875 0.41796875 0.376953125 0.48828125 0.388671875 1.09375 0.859375 0.55859375 0.494140625 0.53515625 0.552734375 0.25146484375 0.302001953125 0.23681640625 0.321044921875 0.21923828125 0.341552734375 0.19873046875 0.363525390625 0.41796875 0.375 0.48828125 0.375 1.09375 0.75 1.09375 0.75 0.48828125 0.375 0.41796875 0.375 0.19873046875 0.363525390625 0.21923828125 0.341552734375 0.23681640625 0.321044921875 0.25146484375 0.302001953125 0.53515625 0.552734375 0.55859375 0.494140625 1.09375 0.859375 0.48828125 0.388671875 0.41796875 0.376953125 0.363525390625 0.19873046875 0.341552734375 0.21923828125 0.321044921875 0.23681640625 0.302001953125 0.25146484375 0.552734375 0.53515625 0.494140625 0.55859375 0.859375 1.09375 0.388671875 0.48828125 0.376953125 0.41796875 0.70703125 0.376953125 0.63671875 0.388671875 0.58984375 0.412109375 0.56640625 0.447265625 0.56640625 0.494140625 0.58984375 0.552734375 1.34375 1.328125 0.765625 0.75 0.412109375 0.375 0.447265625 0.375 0.494140625 0.375 0.552734375 0.375 0.623046875 0.375 0.705078125 0.375 4 4 0.70703125 0.376953125 0.63671875 0.388671875 0.58984375 0.412109375 0.56640625 0.447265625 0.56640625 0.494140625 0.58984375 0.552734375 1.34375 1.328125 0.41796875 0.375 0.48828125 0.375 1.09375 0.75 1.09375 0.75 0.48828125 0.375 0.41796875 0.375 0.36376953125 0.19873046875 0.34326171875 0.21923828125 0.32568359375 0.23681640625 0.31103515625 0.25146484375 0.58984375 0.53515625 0.56640625 0.55859375 0.56640625 0.55859375 0.58984375 0.53515625 0.31103515625 0.25146484375 0.32568359375 0.23681640625 0.34326171875 0.21923828125 0.36376953125 0.19873046875 0.41796875 0.376953125 0.48828125 0.388671875 1.09375 0.859375 0.55859375 0.494140625 0.53515625 0.552734375 0.25146484375 0.302001953125 0.23681640625 0.321044921875 0.21923828125 0.341552734375 0.19873046875 0.363525390625 0.70703125 0.375 0.63671875 0.375 1.15625 0.75 1.15625 0.75 0.63671875 0.375 0.70703125 0.375 0.41796875 0.376953125 0.48828125 0.388671875 1.09375 0.859375 0.55859375 0.494140625 0.53515625 0.552734375 0.25146484375 0.302001953125 0.23681640625 0.321044921875 0.21923828125 0.341552734375 0.19873046875 0.363525390625 1.484375 0.75 1.390625 0.75 0.630859375 0.375 0.572265625 0.375 0.501953125 0.375 0.220947265625 0.1875 0.198974609375 0.1875 0.70703125 0.376953125 0.63671875 0.388671875 0.58984375 0.412109375 0.56640625 0.447265625 0.56640625 0.494140625 0.58984375 0.552734375 1.34375 1.328125 0.70703125 0.375 0.63671875 0.375 1.15625 0.75 1.15625 0.75 0.63671875 0.375 0.70703125 0.375 0.41796875 0.375 0.48828125 0.375 1.09375 0.75 1.09375 0.75 0.48828125 0.375 0.41796875 0.375 1.484375 0.765625 0.712890625 0.412109375 0.677734375 0.447265625 0.630859375 0.494140625 0.294189453125 0.268310546875 0.278076171875 0.284423828125 0.260498046875 0.302001953125 0.241455078125 0.321044921875 0.220947265625 0.341552734375 0.198974609375 0.363525390625 0.70703125 0.375 0.63671875 0.375 1.15625 0.75 1.15625 0.75 0.63671875 0.375 0.70703125 0.375 0.70703125 0.375 0.63671875 0.375 1.15625 0.75 1.15625 0.75 0.63671875 0.375 0.70703125 0.375 0.198974609375 0.1875 0.220947265625 0.1875 0.501953125 0.375 0.572265625 0.375 0.630859375 0.375 1.390625 0.75 1.484375 0.75 0.198974609375 0.1875 0.220947265625 0.1875 0.501953125 0.375 0.572265625 0.375 0.630859375 0.375 1.390625 0.75 1.484375 0.75 0.41796875 0.375 0.48828125 0.375 1.09375 0.75 1.09375 0.75 0.48828125 0.375 0.41796875 0.375 1.484375 0.75 1.390625 0.75 0.630859375 0.375 0.572265625 0.375 0.501953125 0.375 0.220947265625 0.1875 0.198974609375 0.1875 0.70703125 0.33203125 0.63671875 0.26171875 1.15625 0.40625 1.15625 0.40625 0.63671875 0.26171875 0.70703125 0.33203125 0.70703125 0.375 0.63671875 0.375 1.15625 0.75 1.15625 0.75 0.63671875 0.375 0.70703125 0.375-42-158z"/>
          <dr3d:extrude draw:style-name="gr2" draw:layer="layout" svg:viewBox="24594 -21163 314 300" svg:d="M24908-20863l-149-279-165-21 90 204z"/>
          <dr3d:extrude draw:style-name="gr2" draw:layer="layout" svg:viewBox="24490 -20793 301 316" svg:d="M24791-20583l-0.187255859375-0.198974609375-0.185791015625-0.220947265625-0.361328125-0.501953125-0.337890625-0.572265625-0.302734375-0.630859375-0.255859375-0.677734375-0.197265625-0.712890625-0.072998046875-0.365966796875-0.053955078125-0.370361328125-0.033447265625-0.373291015625-0.011474609375-0.374755859375-1.375-2.5-0.255859375-0.56640625-0.106689453125-0.29052734375-0.090576171875-0.29931640625-0.072998046875-0.31103515625-0.053955078125-0.32568359375-0.033447265625-0.34326171875-0.011474609375-0.36376953125-0.75-1.484375-0.75-1.390625-0.375-0.630859375-0.375-0.572265625-0.375-0.501953125-0.1875-0.220947265625-0.1875-0.198974609375-0.011474609375-0.375-0.033447265625-0.375-0.126953125-0.75-0.197265625-0.75-0.255859375-0.75-0.302734375-0.75-0.337890625-0.75-0.734375-1.5-0.187255859375-0.198974609375-0.185791015625-0.220947265625-0.361328125-0.501953125-0.337890625-0.572265625-0.302734375-0.630859375-0.255859375-0.677734375-0.197265625-0.712890625-0.072998046875-0.365966796875-0.053955078125-0.370361328125-0.033447265625-0.373291015625-0.011474609375-0.374755859375-0.375-0.70703125-0.375-0.63671875-0.75-1.15625-0.75-1.15625-0.375-0.63671875-0.375-0.70703125-3-6-0.011474609375-0.198974609375-0.033447265625-0.220947265625-0.053955078125-0.241455078125-0.072998046875-0.260498046875-0.197265625-0.572265625-0.255859375-0.630859375-0.640625-1.390625-0.734375-1.484375-0.375-0.70703125-0.375-0.63671875-0.75-1.15625-0.75-1.15625-0.375-0.63671875-0.375-0.70703125-0.75-1.484375-0.75-1.390625-0.375-0.630859375-0.375-0.572265625-0.375-0.501953125-0.1875-0.220947265625-0.1875-0.198974609375-3-6-0.011474609375-0.198974609375-0.033447265625-0.220947265625-0.053955078125-0.241455078125-0.072998046875-0.260498046875-0.197265625-0.572265625-0.255859375-0.630859375-0.640625-1.390625-0.734375-1.484375-0.375-0.70703125-0.375-0.63671875-0.75-1.15625-0.75-1.15625-0.375-0.63671875-0.375-0.70703125-0.375-0.70703125-0.375-0.63671875-0.75-1.15625-0.75-1.15625-0.375-0.63671875-0.375-0.70703125-0.75-1.484375-0.75-1.390625-0.375-0.630859375-0.375-0.572265625-0.375-0.501953125-0.1875-0.220947265625-0.1875-0.198974609375-0.75-1.484375-0.75-1.390625-0.375-0.630859375-0.375-0.572265625-0.375-0.501953125-0.1875-0.220947265625-0.1875-0.198974609375-0.705078125-0.748046875-0.623046875-0.736328125-1.046875-1.390625-0.859375-1.203125-0.388671875-0.501953125-0.376953125-0.419921875-0.75-1.484375-0.75-1.390625-0.375-0.630859375-0.375-0.572265625-0.375-0.501953125-0.1875-0.220947265625-0.1875-0.198974609375-0.375-0.70703125-0.375-0.63671875-0.75-1.15625-0.75-1.15625-0.375-0.63671875-0.375-0.70703125-0.375-0.70703125-0.375-0.63671875-0.75-1.15625-0.75-1.15625-0.375-0.63671875-0.375-0.70703125-0.1875-0.198974609375-0.1875-0.220947265625-0.375-0.501953125-0.375-0.572265625-0.375-0.630859375-0.75-1.390625-0.75-1.484375-4-4-0.375-0.70703125-0.375-0.63671875-0.75-1.15625-0.75-1.15625-0.375-0.63671875-0.375-0.70703125-0.375-0.41796875-0.375-0.48828125-0.75-1.09375-0.75-1.09375-0.375-0.48828125-0.375-0.41796875-0.19873046875-0.36376953125-0.21923828125-0.34326171875-0.23681640625-0.32568359375-0.25146484375-0.31103515625-0.53515625-0.58984375-0.55859375-0.56640625-0.55859375-0.56640625-0.53515625-0.58984375-0.25146484375-0.31103515625-0.23681640625-0.32568359375-0.21923828125-0.34326171875-0.19873046875-0.36376953125-0.375-0.41796875-0.375-0.48828125-0.75-1.09375-0.75-1.09375-0.375-0.48828125-0.375-0.41796875-0.375-0.41796875-0.375-0.48828125-0.75-1.09375-0.75-1.09375-0.375-0.48828125-0.375-0.41796875-0.19873046875-0.363525390625-0.21923828125-0.341552734375-0.23681640625-0.321044921875-0.25146484375-0.302001953125-0.53515625-0.552734375-0.55859375-0.494140625-1.09375-0.859375-0.48828125-0.388671875-0.41796875-0.376953125-0.375-0.705078125-0.375-0.623046875-0.375-0.552734375-0.375-0.494140625-0.375-0.447265625-0.375-0.412109375-0.75-0.765625-0.375-0.705078125-0.375-0.623046875-0.375-0.552734375-0.375-0.494140625-0.375-0.447265625-0.375-0.412109375-0.75-0.765625-4-4-0.375-0.41796875-0.375-0.48828125-0.75-1.09375-0.75-1.09375-0.375-0.48828125-0.375-0.41796875-3-3-4-4-3-3-0.75-0.765625-0.375-0.412109375-0.375-0.447265625-0.375-0.494140625-0.375-0.552734375-0.375-0.623046875-0.375-0.705078125-0.705078125-0.375-0.623046875-0.375-0.552734375-0.375-0.494140625-0.375-0.447265625-0.375-0.412109375-0.375-0.765625-0.75-3-3-3-3-0.363525390625-0.011474609375-0.341552734375-0.033447265625-0.321044921875-0.053955078125-0.302001953125-0.072998046875-0.284423828125-0.090576171875-0.268310546875-0.106689453125-0.253662109375-0.121337890625-0.240478515625-0.134521484375-0.228759765625-0.146240234375-0.218505859375-0.156494140625-0.412109375-0.337890625-0.765625-0.734375-3-3-0.75-0.734375-0.375-0.337890625-0.375-0.302734375-0.375-0.255859375-0.1875-0.106689453125-0.1875-0.090576171875-0.1875-0.072998046875-0.1875-0.053955078125-0.1875-0.033447265625-0.1875-0.011474609375-3-3-0.705078125-0.33203125-0.623046875-0.26171875-1.046875-0.40625-0.447265625-0.19140625-0.412109375-0.21484375-0.196533203125-0.12353515625-0.192138671875-0.13818359375-0.189208984375-0.15576171875-0.187744140625-0.17626953125-0.75-0.734375-0.375-0.337890625-0.375-0.302734375-0.375-0.255859375-0.1875-0.106689453125-0.1875-0.090576171875-0.1875-0.072998046875-0.1875-0.053955078125-0.1875-0.033447265625-0.1875-0.011474609375-0.75-0.734375-0.375-0.337890625-0.375-0.302734375-0.375-0.255859375-0.1875-0.106689453125-0.1875-0.090576171875-0.1875-0.072998046875-0.1875-0.053955078125-0.1875-0.033447265625-0.1875-0.011474609375-0.75-0.734375-0.375-0.337890625-0.375-0.302734375-0.375-0.255859375-0.1875-0.106689453125-0.1875-0.090576171875-0.1875-0.072998046875-0.1875-0.053955078125-0.1875-0.033447265625-0.1875-0.011474609375-0.1875-0.17626953125-0.1875-0.15576171875-0.1875-0.13818359375-0.1875-0.12353515625-0.375-0.21484375-0.375-0.19140625-0.375-0.19140625-0.375-0.21484375-0.1875-0.12353515625-0.1875-0.13818359375-0.1875-0.15576171875-0.1875-0.17626953125-0.1875-0.17626953125-0.1875-0.15576171875-0.1875-0.13818359375-0.1875-0.12353515625-0.375-0.21484375-0.375-0.19140625-0.375-0.19140625-0.375-0.21484375-0.1875-0.12353515625-0.1875-0.13818359375-0.1875-0.15576171875-0.1875-0.17626953125-0.1875-0.01123046875-0.1875-0.03173828125-0.1875-0.04931640625-0.1875-0.06396484375-0.375-0.16015625-0.375-0.18359375-0.375-0.18359375-0.375-0.16015625-0.1875-0.06396484375-0.1875-0.04931640625-0.1875-0.03173828125-0.1875-0.01123046875-0.1875-0.17626953125-0.1875-0.15576171875-0.1875-0.13818359375-0.1875-0.12353515625-0.375-0.21484375-0.375-0.19140625-0.375-0.19140625-0.375-0.21484375-0.1875-0.12353515625-0.1875-0.13818359375-0.1875-0.15576171875-0.1875-0.17626953125-0.75-0.015625-0.375-0.037109375-0.1875-0.031005859375-0.1875-0.041259765625-0.1875-0.052978515625-0.1875-0.066162109375-0.1875-0.080810546875-0.1875-0.096923828125-0.1875-0.114501953125-0.1875-0.133544921875-0.1875-0.154052734375-0.1875-0.176025390625-0.1875-0.01123046875-0.1875-0.03173828125-0.1875-0.04931640625-0.1875-0.06396484375-0.375-0.16015625-0.375-0.18359375-0.375-0.18359375-0.375-0.16015625-0.1875-0.06396484375-0.1875-0.04931640625-0.1875-0.03173828125-0.1875-0.01123046875-0.1875-0.01123046875-0.1875-0.03173828125-0.1875-0.04931640625-0.1875-0.06396484375-0.375-0.16015625-0.375-0.18359375-0.375-0.18359375-0.375-0.16015625-0.1875-0.06396484375-0.1875-0.04931640625-0.1875-0.03173828125-0.1875-0.01123046875-0.1875-0.01123046875-0.1875-0.03173828125-0.1875-0.04931640625-0.1875-0.06396484375-0.375-0.16015625-0.375-0.18359375-0.375-0.18359375-0.375-0.16015625-0.1875-0.06396484375-0.1875-0.04931640625-0.1875-0.03173828125-0.1875-0.01123046875-0.1875-0.01123046875-0.1875-0.03173828125-0.1875-0.04931640625-0.1875-0.06396484375-0.375-0.16015625-0.375-0.18359375-0.375-0.18359375-0.375-0.16015625-0.1875-0.06396484375-0.1875-0.04931640625-0.1875-0.03173828125-0.1875-0.01123046875-0.75-0.015625-0.375-0.037109375-0.1875-0.031005859375-0.1875-0.041259765625-0.1875-0.052978515625-0.1875-0.066162109375-0.1875-0.080810546875-0.1875-0.096923828125-0.1875-0.114501953125-0.1875-0.133544921875-0.1875-0.154052734375-0.1875-0.176025390625h-3l-0.1875-0.01123046875-0.1875-0.03173828125-0.1875-0.04931640625-0.1875-0.06396484375-0.375-0.16015625-0.375-0.18359375-0.375-0.18359375-0.375-0.16015625-0.1875-0.06396484375-0.1875-0.04931640625-0.1875-0.03173828125-0.1875-0.01123046875h-3-2l-0.1875-0.01123046875-0.1875-0.03173828125-0.1875-0.04931640625-0.1875-0.06396484375-0.375-0.16015625-0.375-0.18359375-0.375-0.18359375-0.375-0.16015625-0.1875-0.06396484375-0.1875-0.04931640625-0.1875-0.03173828125-0.1875-0.01123046875h-3-3-2l-0.1875 0.01123046875-0.1875 0.03173828125-0.1875 0.04931640625-0.1875 0.06396484375-0.375 0.16015625-0.375 0.18359375-0.375 0.18359375-0.375 0.16015625-0.1875 0.06396484375-0.1875 0.04931640625-0.1875 0.03173828125-0.1875 0.01123046875h-3-2l-0.1875 0.01123046875-0.1875 0.03173828125-0.1875 0.04931640625-0.1875 0.06396484375-0.375 0.16015625-0.375 0.18359375-0.375 0.18359375-0.375 0.16015625-0.1875 0.06396484375-0.1875 0.04931640625-0.1875 0.03173828125-0.1875 0.01123046875h-2l-0.1875 0.176025390625-0.1875 0.154052734375-0.1875 0.133544921875-0.1875 0.114501953125-0.1875 0.096923828125-0.1875 0.080810546875-0.1875 0.066162109375-0.1875 0.052978515625-0.1875 0.041259765625-0.1875 0.031005859375-0.375 0.037109375-0.75 0.015625-0.373046875 0.001953125-0.361328125 0.013671875-0.337890625 0.037109375-0.156494140625 0.031005859375-0.146240234375 0.041259765625-0.134521484375 0.052978515625-0.121337890625 0.066162109375-0.106689453125 0.080810546875-0.047393798828125 0.046356201171875-0.043182373046875 0.050567626953125-0.038787841796875 0.054962158203125-0.034210205078125 0.059539794921875-0.029449462890625 0.064300537109375-0.024505615234375 0.069244384765625-0.033447265625 0.154052734375-0.011474609375 0.176025390625h-3l-0.187255859375 0.176025390625-0.185791015625 0.154052734375-0.182861328125 0.133544921875-0.178466796875 0.114501953125-0.172607421875 0.096923828125-0.165283203125 0.080810546875-0.156494140625 0.066162109375-0.146240234375 0.052978515625-0.255859375 0.072265625-0.197265625 0.037109375-0.126953125 0.013671875-0.044921875 0.001953125-0.1875 0.176025390625-0.1875 0.154052734375-0.1875 0.133544921875-0.1875 0.114501953125-0.1875 0.096923828125-0.1875 0.080810546875-0.1875 0.066162109375-0.1875 0.052978515625-0.1875 0.041259765625-0.1875 0.031005859375-0.375 0.037109375-0.75 0.015625-0.59375 0.578125-0.21484375 0.177734375-0.09716796875 0.066162109375-0.09423828125 0.052978515625-0.09423828125 0.041259765625-0.09716796875 0.031005859375-0.10302734375 0.022216796875-0.11181640625 0.014892578125-0.26171875 0.013671875-0.33203125 0.001953125-0.1875 0.176025390625-0.1875 0.154052734375-0.1875 0.133544921875-0.1875 0.114501953125-0.1875 0.096923828125-0.1875 0.080810546875-0.1875 0.066162109375-0.1875 0.052978515625-0.1875 0.041259765625-0.1875 0.031005859375-0.375 0.037109375-0.75 0.015625-0.011474609375 0.176025390625-0.033447265625 0.154052734375-0.024505615234375 0.069244384765625-0.029449462890625 0.064300537109375-0.034210205078125 0.059539794921875-0.038787841796875 0.054962158203125-0.043182373046875 0.050567626953125-0.047393798828125 0.046356201171875-0.106689453125 0.080810546875-0.121337890625 0.066162109375-0.134521484375 0.052978515625-0.146240234375 0.041259765625-0.156494140625 0.031005859375-0.337890625 0.037109375-0.361328125 0.013671875-0.373046875 0.001953125-2 2-0.75 0.015625-0.375 0.037109375-0.1875 0.031005859375-0.1875 0.041259765625-0.1875 0.052978515625-0.1875 0.066162109375-0.1875 0.080810546875-0.1875 0.096923828125-0.1875 0.114501953125-0.1875 0.133544921875-0.1875 0.154052734375-0.1875 0.176025390625-0.044921875 0.04296875-0.126953125 0.11328125-0.197265625 0.16015625-0.255859375 0.18359375-0.302734375 0.18359375-0.165283203125 0.08447265625-0.172607421875 0.07568359375-0.178466796875 0.06396484375-0.182861328125 0.04931640625-0.185791015625 0.03173828125-0.187255859375 0.01123046875-0.59375 0.578125-0.21484375 0.177734375-0.09716796875 0.066162109375-0.09423828125 0.052978515625-0.09423828125 0.041259765625-0.09716796875 0.031005859375-0.10302734375 0.022216796875-0.11181640625 0.014892578125-0.26171875 0.013671875-0.33203125 0.001953125-0.187255859375 0.17626953125-0.185791015625 0.15576171875-0.361328125 0.26171875-0.640625 0.40625-0.134521484375 0.09423828125-0.121337890625 0.09716796875-0.106689453125 0.10302734375-0.090576171875 0.11181640625-0.072998046875 0.12353515625-0.029449462890625 0.06707763671875-0.024505615234375 0.07110595703125-0.033447265625 0.15576171875-0.011474609375 0.17626953125-0.1875 0.01123046875-0.1875 0.03173828125-0.1875 0.04931640625-0.1875 0.06396484375-0.375 0.16015625-0.375 0.18359375-0.375 0.18359375-0.375 0.16015625-0.1875 0.06396484375-0.1875 0.04931640625-0.1875 0.03173828125-0.1875 0.01123046875-0.011474609375 0.17626953125-0.033447265625 0.15576171875-0.024505615234375 0.07110595703125-0.029449462890625 0.06707763671875-0.072998046875 0.12353515625-0.090576171875 0.11181640625-0.106689453125 0.10302734375-0.121337890625 0.09716796875-0.134521484375 0.09423828125-0.640625 0.40625-0.361328125 0.26171875-0.185791015625 0.15576171875-0.187255859375 0.17626953125-0.17626953125 0.01123046875-0.15576171875 0.03173828125-0.13818359375 0.04931640625-0.12353515625 0.06396484375-0.11181640625 0.07568359375-0.10302734375 0.08447265625-0.19140625 0.18359375-0.19140625 0.18359375-0.10302734375 0.08447265625-0.11181640625 0.07568359375-0.12353515625 0.06396484375-0.13818359375 0.04931640625-0.15576171875 0.03173828125-0.17626953125 0.01123046875-2 2-0.187255859375 0.01123046875-0.185791015625 0.03173828125-0.182861328125 0.04931640625-0.178466796875 0.06396484375-0.172607421875 0.07568359375-0.165283203125 0.08447265625-0.302734375 0.18359375-0.255859375 0.18359375-0.197265625 0.16015625-0.126953125 0.11328125-0.044921875 0.04296875-2 2-0.187255859375 0.17626953125-0.185791015625 0.15576171875-0.361328125 0.26171875-0.640625 0.40625-0.134521484375 0.09423828125-0.121337890625 0.09716796875-0.106689453125 0.10302734375-0.090576171875 0.11181640625-0.072998046875 0.12353515625-0.029449462890625 0.06707763671875-0.024505615234375 0.07110595703125-0.033447265625 0.15576171875-0.011474609375 0.17626953125-0.1875 0.011474609375-0.1875 0.033447265625-0.1875 0.053955078125-0.1875 0.072998046875-0.1875 0.090576171875-0.1875 0.106689453125-0.375 0.255859375-0.375 0.302734375-0.375 0.337890625-0.75 0.734375-0.044921875 0.04296875-0.126953125 0.11328125-0.197265625 0.16015625-0.255859375 0.18359375-0.302734375 0.18359375-0.165283203125 0.08447265625-0.172607421875 0.07568359375-0.178466796875 0.06396484375-0.182861328125 0.04931640625-0.185791015625 0.03173828125-0.187255859375 0.01123046875-0.011474609375 0.17626953125-0.033447265625 0.15576171875-0.024505615234375 0.07110595703125-0.029449462890625 0.06707763671875-0.072998046875 0.12353515625-0.090576171875 0.11181640625-0.106689453125 0.10302734375-0.121337890625 0.09716796875-0.134521484375 0.09423828125-0.640625 0.40625-0.361328125 0.26171875-0.185791015625 0.15576171875-0.187255859375 0.17626953125-0.011474609375 0.17626953125-0.033447265625 0.15576171875-0.024505615234375 0.07110595703125-0.029449462890625 0.06707763671875-0.072998046875 0.12353515625-0.090576171875 0.11181640625-0.106689453125 0.10302734375-0.121337890625 0.09716796875-0.134521484375 0.09423828125-0.640625 0.40625-0.361328125 0.26171875-0.185791015625 0.15576171875-0.187255859375 0.17626953125-0.04296875 0.044921875-0.11328125 0.126953125-0.16015625 0.197265625-0.18359375 0.255859375-0.18359375 0.302734375-0.08447265625 0.165283203125-0.07568359375 0.172607421875-0.06396484375 0.178466796875-0.04931640625 0.182861328125-0.03173828125 0.185791015625-0.01123046875 0.187255859375-0.187255859375 0.011474609375-0.185791015625 0.033447265625-0.182861328125 0.053955078125-0.178466796875 0.072998046875-0.172607421875 0.090576171875-0.165283203125 0.106689453125-0.156494140625 0.121337890625-0.146240234375 0.134521484375-0.134521484375 0.146240234375-0.121337890625 0.156494140625-0.106689453125 0.165283203125-0.090576171875 0.172607421875-0.072998046875 0.178466796875-0.053955078125 0.182861328125-0.033447265625 0.185791015625-0.011474609375 0.187255859375-0.187255859375 0.01123046875-0.185791015625 0.03173828125-0.182861328125 0.04931640625-0.178466796875 0.06396484375-0.172607421875 0.07568359375-0.165283203125 0.08447265625-0.302734375 0.18359375-0.255859375 0.18359375-0.197265625 0.16015625-0.126953125 0.11328125-0.044921875 0.04296875-0.17626953125 0.187255859375-0.15576171875 0.185791015625-0.26171875 0.361328125-0.40625 0.640625-0.09423828125 0.134521484375-0.09716796875 0.121337890625-0.10302734375 0.106689453125-0.11181640625 0.090576171875-0.12353515625 0.072998046875-0.06707763671875 0.029449462890625-0.07110595703125 0.024505615234375-0.15576171875 0.033447265625-0.17626953125 0.011474609375-0.17626953125 0.187255859375-0.15576171875 0.185791015625-0.26171875 0.361328125-0.40625 0.640625-0.09423828125 0.134521484375-0.09716796875 0.121337890625-0.10302734375 0.106689453125-0.11181640625 0.090576171875-0.12353515625 0.072998046875-0.06707763671875 0.029449462890625-0.07110595703125 0.024505615234375-0.15576171875 0.033447265625-0.17626953125 0.011474609375-0.011474609375 0.187255859375-0.033447265625 0.185791015625-0.053955078125 0.182861328125-0.072998046875 0.178466796875-0.090576171875 0.172607421875-0.106689453125 0.165283203125-0.121337890625 0.156494140625-0.134521484375 0.146240234375-0.146240234375 0.134521484375-0.156494140625 0.121337890625-0.165283203125 0.106689453125-0.172607421875 0.090576171875-0.178466796875 0.072998046875-0.182861328125 0.053955078125-0.185791015625 0.033447265625-0.187255859375 0.011474609375-0.01123046875 0.187255859375-0.03173828125 0.185791015625-0.04931640625 0.182861328125-0.06396484375 0.178466796875-0.07568359375 0.172607421875-0.08447265625 0.165283203125-0.18359375 0.302734375-0.18359375 0.255859375-0.16015625 0.197265625-0.11328125 0.126953125-0.04296875 0.044921875-0.17626953125 0.187255859375-0.15576171875 0.185791015625-0.26171875 0.361328125-0.40625 0.640625-0.09423828125 0.134521484375-0.09716796875 0.121337890625-0.10302734375 0.106689453125-0.11181640625 0.090576171875-0.12353515625 0.072998046875-0.06707763671875 0.029449462890625-0.07110595703125 0.024505615234375-0.15576171875 0.033447265625-0.17626953125 0.011474609375-0.17626953125 0.187255859375-0.15576171875 0.185791015625-0.26171875 0.361328125-0.40625 0.640625-0.09423828125 0.134521484375-0.09716796875 0.121337890625-0.10302734375 0.106689453125-0.11181640625 0.090576171875-0.12353515625 0.072998046875-0.06707763671875 0.029449462890625-0.07110595703125 0.024505615234375-0.15576171875 0.033447265625-0.17626953125 0.011474609375-0.01123046875 0.187255859375-0.03173828125 0.185791015625-0.04931640625 0.182861328125-0.06396484375 0.178466796875-0.07568359375 0.172607421875-0.08447265625 0.165283203125-0.18359375 0.302734375-0.18359375 0.255859375-0.16015625 0.197265625-0.11328125 0.126953125-0.04296875 0.044921875-0.17626953125 0.187255859375-0.15576171875 0.185791015625-0.26171875 0.361328125-0.40625 0.640625-0.09423828125 0.134521484375-0.09716796875 0.121337890625-0.10302734375 0.106689453125-0.11181640625 0.090576171875-0.12353515625 0.072998046875-0.06707763671875 0.029449462890625-0.07110595703125 0.024505615234375-0.15576171875 0.033447265625-0.17626953125 0.011474609375-0.01123046875 0.1875-0.03173828125 0.1875-0.04931640625 0.1875-0.06396484375 0.1875-0.16015625 0.375-0.18359375 0.375-0.18359375 0.375-0.16015625 0.375-0.06396484375 0.1875-0.04931640625 0.1875-0.03173828125 0.1875-0.01123046875 0.1875-0.17626953125 0.011474609375-0.15576171875 0.033447265625-0.07110595703125 0.024505615234375-0.06707763671875 0.029449462890625-0.12353515625 0.072998046875-0.11181640625 0.090576171875-0.10302734375 0.106689453125-0.09716796875 0.121337890625-0.09423828125 0.134521484375-0.40625 0.640625-0.26171875 0.361328125-0.15576171875 0.185791015625-0.17626953125 0.187255859375-0.04296875 0.044921875-0.11328125 0.126953125-0.16015625 0.197265625-0.18359375 0.255859375-0.18359375 0.302734375-0.08447265625 0.165283203125-0.07568359375 0.172607421875-0.06396484375 0.178466796875-0.04931640625 0.182861328125-0.03173828125 0.185791015625-0.01123046875 0.187255859375-0.578125 0.59375-0.177734375 0.21484375-0.066162109375 0.09716796875-0.052978515625 0.09423828125-0.041259765625 0.09423828125-0.031005859375 0.09716796875-0.022216796875 0.10302734375-0.014892578125 0.11181640625-0.013671875 0.26171875-0.001953125 0.33203125-2 2-0.01123046875 0.187255859375-0.03173828125 0.185791015625-0.04931640625 0.182861328125-0.06396484375 0.178466796875-0.07568359375 0.172607421875-0.08447265625 0.165283203125-0.18359375 0.302734375-0.18359375 0.255859375-0.16015625 0.197265625-0.11328125 0.126953125-0.04296875 0.044921875-0.01123046875 0.1875-0.03173828125 0.1875-0.04931640625 0.1875-0.06396484375 0.1875-0.16015625 0.375-0.18359375 0.375-0.18359375 0.375-0.16015625 0.375-0.06396484375 0.1875-0.04931640625 0.1875-0.03173828125 0.1875-0.01123046875 0.1875-0.04296875 0.044921875-0.11328125 0.126953125-0.16015625 0.197265625-0.18359375 0.255859375-0.18359375 0.302734375-0.08447265625 0.165283203125-0.07568359375 0.172607421875-0.06396484375 0.178466796875-0.04931640625 0.182861328125-0.03173828125 0.185791015625-0.01123046875 0.187255859375-0.578125 0.59375-0.177734375 0.21484375-0.066162109375 0.09716796875-0.052978515625 0.09423828125-0.041259765625 0.09423828125-0.031005859375 0.09716796875-0.022216796875 0.10302734375-0.014892578125 0.11181640625-0.013671875 0.26171875-0.001953125 0.33203125-0.176025390625 0.187255859375-0.154052734375 0.185791015625-0.133544921875 0.182861328125-0.114501953125 0.178466796875-0.096923828125 0.172607421875-0.080810546875 0.165283203125-0.066162109375 0.156494140625-0.052978515625 0.146240234375-0.072265625 0.255859375-0.037109375 0.197265625-0.013671875 0.126953125-0.001953125 0.044921875-0.176025390625 0.1875-0.154052734375 0.1875-0.133544921875 0.1875-0.114501953125 0.1875-0.096923828125 0.1875-0.080810546875 0.1875-0.066162109375 0.1875-0.052978515625 0.1875-0.041259765625 0.1875-0.031005859375 0.1875-0.037109375 0.375-0.015625 0.75-0.04296875 0.044921875-0.11328125 0.126953125-0.16015625 0.197265625-0.18359375 0.255859375-0.18359375 0.302734375-0.08447265625 0.165283203125-0.07568359375 0.172607421875-0.06396484375 0.178466796875-0.04931640625 0.182861328125-0.03173828125 0.185791015625-0.01123046875 0.187255859375-0.001953125 0.373046875-0.013671875 0.361328125-0.037109375 0.337890625-0.031005859375 0.156494140625-0.041259765625 0.146240234375-0.052978515625 0.134521484375-0.066162109375 0.121337890625-0.080810546875 0.106689453125-0.046356201171875 0.047393798828125-0.050567626953125 0.043182373046875-0.054962158203125 0.038787841796875-0.059539794921875 0.034210205078125-0.064300537109375 0.029449462890625-0.069244384765625 0.024505615234375-0.154052734375 0.033447265625-0.176025390625 0.011474609375v3l-0.578125 0.59375-0.177734375 0.21484375-0.066162109375 0.09716796875-0.052978515625 0.09423828125-0.041259765625 0.09423828125-0.031005859375 0.09716796875-0.022216796875 0.10302734375-0.014892578125 0.11181640625-0.013671875 0.26171875-0.001953125 0.33203125-0.015625 0.75-0.037109375 0.375-0.031005859375 0.1875-0.041259765625 0.1875-0.052978515625 0.1875-0.066162109375 0.1875-0.080810546875 0.1875-0.096923828125 0.1875-0.114501953125 0.1875-0.133544921875 0.1875-0.154052734375 0.1875-0.176025390625 0.1875v2 3l-0.04296875 0.044921875-0.11328125 0.126953125-0.16015625 0.197265625-0.18359375 0.255859375-0.18359375 0.302734375-0.08447265625 0.165283203125-0.07568359375 0.172607421875-0.06396484375 0.178466796875-0.04931640625 0.182861328125-0.03173828125 0.185791015625-0.01123046875 0.187255859375v3 2 3 2 3l0.015625 0.75 0.037109375 0.375 0.031005859375 0.1875 0.041259765625 0.1875 0.052978515625 0.1875 0.066162109375 0.1875 0.080810546875 0.1875 0.096923828125 0.1875 0.114501953125 0.1875 0.133544921875 0.1875 0.154052734375 0.1875 0.176025390625 0.1875v3 2l0.176025390625 0.1875 0.154052734375 0.1875 0.133544921875 0.1875 0.114501953125 0.1875 0.096923828125 0.1875 0.080810546875 0.1875 0.066162109375 0.1875 0.052978515625 0.1875 0.041259765625 0.1875 0.031005859375 0.1875 0.037109375 0.375 0.015625 0.75 0.015625 0.75 0.037109375 0.375 0.031005859375 0.1875 0.041259765625 0.1875 0.052978515625 0.1875 0.066162109375 0.1875 0.080810546875 0.1875 0.096923828125 0.1875 0.114501953125 0.1875 0.133544921875 0.1875 0.154052734375 0.1875 0.176025390625 0.1875v3l0.176025390625 0.1875 0.154052734375 0.1875 0.133544921875 0.1875 0.114501953125 0.1875 0.096923828125 0.1875 0.080810546875 0.1875 0.066162109375 0.1875 0.052978515625 0.1875 0.041259765625 0.1875 0.031005859375 0.1875 0.037109375 0.375 0.015625 0.75 0.176025390625 0.1875 0.154052734375 0.1875 0.133544921875 0.1875 0.114501953125 0.1875 0.096923828125 0.1875 0.080810546875 0.1875 0.066162109375 0.1875 0.052978515625 0.1875 0.041259765625 0.1875 0.031005859375 0.1875 0.037109375 0.375 0.015625 0.75 0.176025390625 0.1875 0.154052734375 0.1875 0.133544921875 0.1875 0.114501953125 0.1875 0.096923828125 0.1875 0.080810546875 0.1875 0.066162109375 0.1875 0.052978515625 0.1875 0.041259765625 0.1875 0.031005859375 0.1875 0.037109375 0.375 0.015625 0.75 0.17626953125 0.1875 0.15576171875 0.1875 0.13818359375 0.1875 0.12353515625 0.1875 0.21484375 0.375 0.19140625 0.375 0.19140625 0.375 0.21484375 0.375 0.12353515625 0.1875 0.13818359375 0.1875 0.15576171875 0.1875 0.17626953125 0.1875 0.015625 0.75 0.037109375 0.375 0.031005859375 0.1875 0.041259765625 0.1875 0.052978515625 0.1875 0.066162109375 0.1875 0.080810546875 0.1875 0.096923828125 0.1875 0.114501953125 0.1875 0.133544921875 0.1875 0.154052734375 0.1875 0.176025390625 0.1875 0.01123046875 0.1875 0.03173828125 0.1875 0.04931640625 0.1875 0.06396484375 0.1875 0.16015625 0.375 0.18359375 0.375 0.18359375 0.375 0.16015625 0.375 0.06396484375 0.1875 0.04931640625 0.1875 0.03173828125 0.1875 0.01123046875 0.1875 0.17626953125 0.1875 0.15576171875 0.1875 0.13818359375 0.1875 0.12353515625 0.1875 0.21484375 0.375 0.19140625 0.375 0.19140625 0.375 0.21484375 0.375 0.12353515625 0.1875 0.13818359375 0.1875 0.15576171875 0.1875 0.17626953125 0.1875 0.01123046875 0.1875 0.03173828125 0.1875 0.04931640625 0.1875 0.06396484375 0.1875 0.16015625 0.375 0.18359375 0.375 0.18359375 0.375 0.16015625 0.375 0.06396484375 0.1875 0.04931640625 0.1875 0.03173828125 0.1875 0.01123046875 0.1875 0.187255859375 0.19873046875 0.185791015625 0.21923828125 0.361328125 0.48828125 0.337890625 0.53515625 0.302734375 0.55859375 0.255859375 0.55859375 0.197265625 0.53515625 0.072998046875 0.25146484375 0.053955078125 0.23681640625 0.033447265625 0.21923828125 0.011474609375 0.19873046875 0.734375 0.75 0.337890625 0.375 0.302734375 0.375 0.255859375 0.375 0.106689453125 0.1875 0.090576171875 0.1875 0.072998046875 0.1875 0.053955078125 0.1875 0.033447265625 0.1875 0.011474609375 0.1875 0.17626953125 0.1875 0.15576171875 0.1875 0.13818359375 0.1875 0.12353515625 0.1875 0.21484375 0.375 0.19140625 0.375 0.19140625 0.375 0.21484375 0.375 0.12353515625 0.1875 0.13818359375 0.1875 0.15576171875 0.1875 0.17626953125 0.1875 0.734375 0.765625 0.337890625 0.412109375 0.156494140625 0.218505859375 0.146240234375 0.228759765625 0.134521484375 0.240478515625 0.121337890625 0.253662109375 0.106689453125 0.268310546875 0.090576171875 0.284423828125 0.072998046875 0.302001953125 0.053955078125 0.321044921875 0.033447265625 0.341552734375 0.011474609375 0.363525390625 0.734375 0.75 0.337890625 0.375 0.302734375 0.375 0.255859375 0.375 0.106689453125 0.1875 0.090576171875 0.1875 0.072998046875 0.1875 0.053955078125 0.1875 0.033447265625 0.1875 0.011474609375 0.1875 3 3 0.33203125 0.705078125 0.26171875 0.623046875 0.40625 1.046875 0.19140625 0.447265625 0.21484375 0.412109375 0.12353515625 0.196533203125 0.13818359375 0.192138671875 0.15576171875 0.189208984375 0.17626953125 0.187744140625 3 3 0.17626953125 0.19873046875 0.15576171875 0.21923828125 0.13818359375 0.23681640625 0.12353515625 0.25146484375 0.21484375 0.53515625 0.19140625 0.55859375 0.19140625 0.55859375 0.21484375 0.53515625 0.12353515625 0.25146484375 0.13818359375 0.23681640625 0.15576171875 0.21923828125 0.17626953125 0.19873046875 3 3 0.375 0.705078125 0.375 0.623046875 0.375 0.552734375 0.375 0.494140625 0.375 0.447265625 0.375 0.412109375 0.75 0.765625 0.75 0.765625 0.375 0.412109375 0.375 0.447265625 0.375 0.494140625 0.375 0.552734375 0.375 0.623046875 0.375 0.705078125 3 3 0.375 0.41796875 0.375 0.48828125 0.75 1.09375 0.75 1.09375 0.375 0.48828125 0.375 0.41796875 3 3 4 4 0.375 0.41796875 0.375 0.48828125 0.75 1.09375 0.75 1.09375 0.375 0.48828125 0.375 0.41796875 0.705078125 0.376953125 0.623046875 0.388671875 0.552734375 0.412109375 0.494140625 0.447265625 0.447265625 0.494140625 0.412109375 0.552734375 0.388671875 0.623046875 0.376953125 0.705078125 0.765625 0.75 0.412109375 0.375 0.447265625 0.375 0.494140625 0.375 0.552734375 0.375 0.623046875 0.375 0.705078125 0.375 0.375 0.705078125 0.375 0.623046875 0.375 0.552734375 0.375 0.494140625 0.375 0.447265625 0.375 0.412109375 0.75 0.765625 0.363525390625 0.19873046875 0.341552734375 0.21923828125 0.321044921875 0.23681640625 0.302001953125 0.25146484375 0.552734375 0.53515625 0.494140625 0.55859375 0.859375 1.09375 0.388671875 0.48828125 0.376953125 0.41796875 0.41796875 0.376953125 0.48828125 0.388671875 1.09375 0.859375 0.55859375 0.494140625 0.53515625 0.552734375 0.25146484375 0.302001953125 0.23681640625 0.321044921875 0.21923828125 0.341552734375 0.19873046875 0.363525390625 0.41796875 0.375 0.48828125 0.375 1.09375 0.75 1.09375 0.75 0.48828125 0.375 0.41796875 0.375 0.19873046875 0.363525390625 0.21923828125 0.341552734375 0.23681640625 0.321044921875 0.25146484375 0.302001953125 0.53515625 0.552734375 0.55859375 0.494140625 1.09375 0.859375 0.48828125 0.388671875 0.41796875 0.376953125 0.363525390625 0.19873046875 0.341552734375 0.21923828125 0.321044921875 0.23681640625 0.302001953125 0.25146484375 0.552734375 0.53515625 0.494140625 0.55859375 0.859375 1.09375 0.388671875 0.48828125 0.376953125 0.41796875 0.70703125 0.376953125 0.63671875 0.388671875 0.58984375 0.412109375 0.56640625 0.447265625 0.56640625 0.494140625 0.58984375 0.552734375 1.34375 1.328125 0.765625 0.75 0.412109375 0.375 0.447265625 0.375 0.494140625 0.375 0.552734375 0.375 0.623046875 0.375 0.705078125 0.375 4 4 0.70703125 0.376953125 0.63671875 0.388671875 0.58984375 0.412109375 0.56640625 0.447265625 0.56640625 0.494140625 0.58984375 0.552734375 1.34375 1.328125 0.41796875 0.375 0.48828125 0.375 1.09375 0.75 1.09375 0.75 0.48828125 0.375 0.41796875 0.375 0.36376953125 0.19873046875 0.34326171875 0.21923828125 0.32568359375 0.23681640625 0.31103515625 0.25146484375 0.58984375 0.53515625 0.56640625 0.55859375 0.56640625 0.55859375 0.58984375 0.53515625 0.31103515625 0.25146484375 0.32568359375 0.23681640625 0.34326171875 0.21923828125 0.36376953125 0.19873046875 0.41796875 0.376953125 0.48828125 0.388671875 1.09375 0.859375 0.55859375 0.494140625 0.53515625 0.552734375 0.25146484375 0.302001953125 0.23681640625 0.321044921875 0.21923828125 0.341552734375 0.19873046875 0.363525390625 0.70703125 0.375 0.63671875 0.375 1.15625 0.75 1.15625 0.75 0.63671875 0.375 0.70703125 0.375 0.41796875 0.376953125 0.48828125 0.388671875 1.09375 0.859375 0.55859375 0.494140625 0.53515625 0.552734375 0.25146484375 0.302001953125 0.23681640625 0.321044921875 0.21923828125 0.341552734375 0.19873046875 0.363525390625 1.484375 0.75 1.390625 0.75 0.630859375 0.375 0.572265625 0.375 0.501953125 0.375 0.220947265625 0.1875 0.198974609375 0.1875 0.70703125 0.376953125 0.63671875 0.388671875 0.58984375 0.412109375 0.56640625 0.447265625 0.56640625 0.494140625 0.58984375 0.552734375 1.34375 1.328125 0.70703125 0.375 0.63671875 0.375 1.15625 0.75 1.15625 0.75 0.63671875 0.375 0.70703125 0.375 0.41796875 0.375 0.48828125 0.375 1.09375 0.75 1.09375 0.75 0.48828125 0.375 0.41796875 0.375 1.484375 0.765625 0.712890625 0.412109375 0.677734375 0.447265625 0.630859375 0.494140625 0.294189453125 0.268310546875 0.278076171875 0.284423828125 0.260498046875 0.302001953125 0.241455078125 0.321044921875 0.220947265625 0.341552734375 0.198974609375 0.363525390625 0.70703125 0.375 0.63671875 0.375 1.15625 0.75 1.15625 0.75 0.63671875 0.375 0.70703125 0.375 0.70703125 0.375 0.63671875 0.375 1.15625 0.75 1.15625 0.75 0.63671875 0.375 0.70703125 0.375 0.198974609375 0.1875 0.220947265625 0.1875 0.501953125 0.375 0.572265625 0.375 0.630859375 0.375 1.390625 0.75 1.484375 0.75 0.198974609375 0.1875 0.220947265625 0.1875 0.501953125 0.375 0.572265625 0.375 0.630859375 0.375 1.390625 0.75 1.484375 0.75 0.41796875 0.375 0.48828125 0.375 1.09375 0.75 1.09375 0.75 0.48828125 0.375 0.41796875 0.375 1.484375 0.75 1.390625 0.75 0.630859375 0.375 0.572265625 0.375 0.501953125 0.375 0.220947265625 0.1875 0.198974609375 0.1875 0.70703125 0.33203125 0.63671875 0.26171875 1.15625 0.40625 1.15625 0.40625 0.63671875 0.26171875 0.70703125 0.33203125 0.70703125 0.375 0.63671875 0.375 1.15625 0.75 1.15625 0.75 0.63671875 0.375 0.70703125 0.375-42-158z"/>
          <dr3d:extrude draw:style-name="gr2" draw:layer="layout" svg:viewBox="24594 -20669 314 300" svg:d="M24908-20369l-149-279-165-21 90 204z"/>
          <dr3d:extrude draw:style-name="gr2" draw:layer="layout" svg:viewBox="24972 -21028 301 316" svg:d="M25273-20818l-0.187255859375-0.198974609375-0.185791015625-0.220947265625-0.361328125-0.501953125-0.337890625-0.572265625-0.302734375-0.630859375-0.255859375-0.677734375-0.197265625-0.712890625-0.072998046875-0.365966796875-0.053955078125-0.370361328125-0.033447265625-0.373291015625-0.011474609375-0.374755859375-1.375-2.5-0.255859375-0.56640625-0.106689453125-0.29052734375-0.090576171875-0.29931640625-0.072998046875-0.31103515625-0.053955078125-0.32568359375-0.033447265625-0.34326171875-0.011474609375-0.36376953125-0.75-1.484375-0.75-1.390625-0.375-0.630859375-0.375-0.572265625-0.375-0.501953125-0.1875-0.220947265625-0.1875-0.198974609375-0.011474609375-0.375-0.033447265625-0.375-0.126953125-0.75-0.197265625-0.75-0.255859375-0.75-0.302734375-0.75-0.337890625-0.75-0.734375-1.5-0.187255859375-0.198974609375-0.185791015625-0.220947265625-0.361328125-0.501953125-0.337890625-0.572265625-0.302734375-0.630859375-0.255859375-0.677734375-0.197265625-0.712890625-0.072998046875-0.365966796875-0.053955078125-0.370361328125-0.033447265625-0.373291015625-0.011474609375-0.374755859375-0.375-0.70703125-0.375-0.63671875-0.75-1.15625-0.75-1.15625-0.375-0.63671875-0.375-0.70703125-3-6-0.011474609375-0.198974609375-0.033447265625-0.220947265625-0.053955078125-0.241455078125-0.072998046875-0.260498046875-0.197265625-0.572265625-0.255859375-0.630859375-0.640625-1.390625-0.734375-1.484375-0.375-0.70703125-0.375-0.63671875-0.75-1.15625-0.75-1.15625-0.375-0.63671875-0.375-0.70703125-0.75-1.484375-0.75-1.390625-0.375-0.630859375-0.375-0.572265625-0.375-0.501953125-0.1875-0.220947265625-0.1875-0.198974609375-3-6-0.011474609375-0.198974609375-0.033447265625-0.220947265625-0.053955078125-0.241455078125-0.072998046875-0.260498046875-0.197265625-0.572265625-0.255859375-0.630859375-0.640625-1.390625-0.734375-1.484375-0.375-0.70703125-0.375-0.63671875-0.75-1.15625-0.75-1.15625-0.375-0.63671875-0.375-0.70703125-0.375-0.70703125-0.375-0.63671875-0.75-1.15625-0.75-1.15625-0.375-0.63671875-0.375-0.70703125-0.75-1.484375-0.75-1.390625-0.375-0.630859375-0.375-0.572265625-0.375-0.501953125-0.1875-0.220947265625-0.1875-0.198974609375-0.75-1.484375-0.75-1.390625-0.375-0.630859375-0.375-0.572265625-0.375-0.501953125-0.1875-0.220947265625-0.1875-0.198974609375-0.705078125-0.748046875-0.623046875-0.736328125-1.046875-1.390625-0.859375-1.203125-0.388671875-0.501953125-0.376953125-0.419921875-0.75-1.484375-0.75-1.390625-0.375-0.630859375-0.375-0.572265625-0.375-0.501953125-0.1875-0.220947265625-0.1875-0.198974609375-0.375-0.70703125-0.375-0.63671875-0.75-1.15625-0.75-1.15625-0.375-0.63671875-0.375-0.70703125-0.375-0.70703125-0.375-0.63671875-0.75-1.15625-0.75-1.15625-0.375-0.63671875-0.375-0.70703125-0.1875-0.198974609375-0.1875-0.220947265625-0.375-0.501953125-0.375-0.572265625-0.375-0.630859375-0.75-1.390625-0.75-1.484375-4-4-0.375-0.70703125-0.375-0.63671875-0.75-1.15625-0.75-1.15625-0.375-0.63671875-0.375-0.70703125-0.375-0.41796875-0.375-0.48828125-0.75-1.09375-0.75-1.09375-0.375-0.48828125-0.375-0.41796875-0.19873046875-0.36376953125-0.21923828125-0.34326171875-0.23681640625-0.32568359375-0.25146484375-0.31103515625-0.53515625-0.58984375-0.55859375-0.56640625-0.55859375-0.56640625-0.53515625-0.58984375-0.25146484375-0.31103515625-0.23681640625-0.32568359375-0.21923828125-0.34326171875-0.19873046875-0.36376953125-0.375-0.41796875-0.375-0.48828125-0.75-1.09375-0.75-1.09375-0.375-0.48828125-0.375-0.41796875-0.375-0.41796875-0.375-0.48828125-0.75-1.09375-0.75-1.09375-0.375-0.48828125-0.375-0.41796875-0.19873046875-0.363525390625-0.21923828125-0.341552734375-0.23681640625-0.321044921875-0.25146484375-0.302001953125-0.53515625-0.552734375-0.55859375-0.494140625-1.09375-0.859375-0.48828125-0.388671875-0.41796875-0.376953125-0.375-0.705078125-0.375-0.623046875-0.375-0.552734375-0.375-0.494140625-0.375-0.447265625-0.375-0.412109375-0.75-0.765625-0.375-0.705078125-0.375-0.623046875-0.375-0.552734375-0.375-0.494140625-0.375-0.447265625-0.375-0.412109375-0.75-0.765625-4-4-0.375-0.41796875-0.375-0.48828125-0.75-1.09375-0.75-1.09375-0.375-0.48828125-0.375-0.41796875-3-3-4-4-3-3-0.75-0.765625-0.375-0.412109375-0.375-0.447265625-0.375-0.494140625-0.375-0.552734375-0.375-0.623046875-0.375-0.705078125-0.705078125-0.375-0.623046875-0.375-0.552734375-0.375-0.494140625-0.375-0.447265625-0.375-0.412109375-0.375-0.765625-0.75-3-3-3-3-0.363525390625-0.011474609375-0.341552734375-0.033447265625-0.321044921875-0.053955078125-0.302001953125-0.072998046875-0.284423828125-0.090576171875-0.268310546875-0.106689453125-0.253662109375-0.121337890625-0.240478515625-0.134521484375-0.228759765625-0.146240234375-0.218505859375-0.156494140625-0.412109375-0.337890625-0.765625-0.734375-3-3-0.75-0.734375-0.375-0.337890625-0.375-0.302734375-0.375-0.255859375-0.1875-0.106689453125-0.1875-0.090576171875-0.1875-0.072998046875-0.1875-0.053955078125-0.1875-0.033447265625-0.1875-0.011474609375-3-3-0.705078125-0.33203125-0.623046875-0.26171875-1.046875-0.40625-0.447265625-0.19140625-0.412109375-0.21484375-0.196533203125-0.12353515625-0.192138671875-0.13818359375-0.189208984375-0.15576171875-0.187744140625-0.17626953125-0.75-0.734375-0.375-0.337890625-0.375-0.302734375-0.375-0.255859375-0.1875-0.106689453125-0.1875-0.090576171875-0.1875-0.072998046875-0.1875-0.053955078125-0.1875-0.033447265625-0.1875-0.011474609375-0.75-0.734375-0.375-0.337890625-0.375-0.302734375-0.375-0.255859375-0.1875-0.106689453125-0.1875-0.090576171875-0.1875-0.072998046875-0.1875-0.053955078125-0.1875-0.033447265625-0.1875-0.011474609375-0.75-0.734375-0.375-0.337890625-0.375-0.302734375-0.375-0.255859375-0.1875-0.106689453125-0.1875-0.090576171875-0.1875-0.072998046875-0.1875-0.053955078125-0.1875-0.033447265625-0.1875-0.011474609375-0.1875-0.17626953125-0.1875-0.15576171875-0.1875-0.13818359375-0.1875-0.12353515625-0.375-0.21484375-0.375-0.19140625-0.375-0.19140625-0.375-0.21484375-0.1875-0.12353515625-0.1875-0.13818359375-0.1875-0.15576171875-0.1875-0.17626953125-0.1875-0.17626953125-0.1875-0.15576171875-0.1875-0.13818359375-0.1875-0.12353515625-0.375-0.21484375-0.375-0.19140625-0.375-0.19140625-0.375-0.21484375-0.1875-0.12353515625-0.1875-0.13818359375-0.1875-0.15576171875-0.1875-0.17626953125-0.1875-0.01123046875-0.1875-0.03173828125-0.1875-0.04931640625-0.1875-0.06396484375-0.375-0.16015625-0.375-0.18359375-0.375-0.18359375-0.375-0.16015625-0.1875-0.06396484375-0.1875-0.04931640625-0.1875-0.03173828125-0.1875-0.01123046875-0.1875-0.17626953125-0.1875-0.15576171875-0.1875-0.13818359375-0.1875-0.12353515625-0.375-0.21484375-0.375-0.19140625-0.375-0.19140625-0.375-0.21484375-0.1875-0.12353515625-0.1875-0.13818359375-0.1875-0.15576171875-0.1875-0.17626953125-0.75-0.015625-0.375-0.037109375-0.1875-0.031005859375-0.1875-0.041259765625-0.1875-0.052978515625-0.1875-0.066162109375-0.1875-0.080810546875-0.1875-0.096923828125-0.1875-0.114501953125-0.1875-0.133544921875-0.1875-0.154052734375-0.1875-0.176025390625-0.1875-0.01123046875-0.1875-0.03173828125-0.1875-0.04931640625-0.1875-0.06396484375-0.375-0.16015625-0.375-0.18359375-0.375-0.18359375-0.375-0.16015625-0.1875-0.06396484375-0.1875-0.04931640625-0.1875-0.03173828125-0.1875-0.01123046875-0.1875-0.01123046875-0.1875-0.03173828125-0.1875-0.04931640625-0.1875-0.06396484375-0.375-0.16015625-0.375-0.18359375-0.375-0.18359375-0.375-0.16015625-0.1875-0.06396484375-0.1875-0.04931640625-0.1875-0.03173828125-0.1875-0.01123046875-0.1875-0.01123046875-0.1875-0.03173828125-0.1875-0.04931640625-0.1875-0.06396484375-0.375-0.16015625-0.375-0.18359375-0.375-0.18359375-0.375-0.16015625-0.1875-0.06396484375-0.1875-0.04931640625-0.1875-0.03173828125-0.1875-0.01123046875-0.1875-0.01123046875-0.1875-0.03173828125-0.1875-0.04931640625-0.1875-0.06396484375-0.375-0.16015625-0.375-0.18359375-0.375-0.18359375-0.375-0.16015625-0.1875-0.06396484375-0.1875-0.04931640625-0.1875-0.03173828125-0.1875-0.01123046875-0.75-0.015625-0.375-0.037109375-0.1875-0.031005859375-0.1875-0.041259765625-0.1875-0.052978515625-0.1875-0.066162109375-0.1875-0.080810546875-0.1875-0.096923828125-0.1875-0.114501953125-0.1875-0.133544921875-0.1875-0.154052734375-0.1875-0.176025390625h-3l-0.1875-0.01123046875-0.1875-0.03173828125-0.1875-0.04931640625-0.1875-0.06396484375-0.375-0.16015625-0.375-0.18359375-0.375-0.18359375-0.375-0.16015625-0.1875-0.06396484375-0.1875-0.04931640625-0.1875-0.03173828125-0.1875-0.01123046875h-3-2l-0.1875-0.01123046875-0.1875-0.03173828125-0.1875-0.04931640625-0.1875-0.06396484375-0.375-0.16015625-0.375-0.18359375-0.375-0.18359375-0.375-0.16015625-0.1875-0.06396484375-0.1875-0.04931640625-0.1875-0.03173828125-0.1875-0.01123046875h-3-3-2l-0.1875 0.01123046875-0.1875 0.03173828125-0.1875 0.04931640625-0.1875 0.06396484375-0.375 0.16015625-0.375 0.18359375-0.375 0.18359375-0.375 0.16015625-0.1875 0.06396484375-0.1875 0.04931640625-0.1875 0.03173828125-0.1875 0.01123046875h-3-2l-0.1875 0.01123046875-0.1875 0.03173828125-0.1875 0.04931640625-0.1875 0.06396484375-0.375 0.16015625-0.375 0.18359375-0.375 0.18359375-0.375 0.16015625-0.1875 0.06396484375-0.1875 0.04931640625-0.1875 0.03173828125-0.1875 0.01123046875h-2l-0.1875 0.176025390625-0.1875 0.154052734375-0.1875 0.133544921875-0.1875 0.114501953125-0.1875 0.096923828125-0.1875 0.080810546875-0.1875 0.066162109375-0.1875 0.052978515625-0.1875 0.041259765625-0.1875 0.031005859375-0.375 0.037109375-0.75 0.015625-0.373046875 0.001953125-0.361328125 0.013671875-0.337890625 0.037109375-0.156494140625 0.031005859375-0.146240234375 0.041259765625-0.134521484375 0.052978515625-0.121337890625 0.066162109375-0.106689453125 0.080810546875-0.047393798828125 0.046356201171875-0.043182373046875 0.050567626953125-0.038787841796875 0.054962158203125-0.034210205078125 0.059539794921875-0.029449462890625 0.064300537109375-0.024505615234375 0.069244384765625-0.033447265625 0.154052734375-0.011474609375 0.176025390625h-3l-0.187255859375 0.176025390625-0.185791015625 0.154052734375-0.182861328125 0.133544921875-0.178466796875 0.114501953125-0.172607421875 0.096923828125-0.165283203125 0.080810546875-0.156494140625 0.066162109375-0.146240234375 0.052978515625-0.255859375 0.072265625-0.197265625 0.037109375-0.126953125 0.013671875-0.044921875 0.001953125-0.1875 0.176025390625-0.1875 0.154052734375-0.1875 0.133544921875-0.1875 0.114501953125-0.1875 0.096923828125-0.1875 0.080810546875-0.1875 0.066162109375-0.1875 0.052978515625-0.1875 0.041259765625-0.1875 0.031005859375-0.375 0.037109375-0.75 0.015625-0.59375 0.578125-0.21484375 0.177734375-0.09716796875 0.066162109375-0.09423828125 0.052978515625-0.09423828125 0.041259765625-0.09716796875 0.031005859375-0.10302734375 0.022216796875-0.11181640625 0.014892578125-0.26171875 0.013671875-0.33203125 0.001953125-0.1875 0.176025390625-0.1875 0.154052734375-0.1875 0.133544921875-0.1875 0.114501953125-0.1875 0.096923828125-0.1875 0.080810546875-0.1875 0.066162109375-0.1875 0.052978515625-0.1875 0.041259765625-0.1875 0.031005859375-0.375 0.037109375-0.75 0.015625-0.011474609375 0.176025390625-0.033447265625 0.154052734375-0.024505615234375 0.069244384765625-0.029449462890625 0.064300537109375-0.034210205078125 0.059539794921875-0.038787841796875 0.054962158203125-0.043182373046875 0.050567626953125-0.047393798828125 0.046356201171875-0.106689453125 0.080810546875-0.121337890625 0.066162109375-0.134521484375 0.052978515625-0.146240234375 0.041259765625-0.156494140625 0.031005859375-0.337890625 0.037109375-0.361328125 0.013671875-0.373046875 0.001953125-2 2-0.75 0.015625-0.375 0.037109375-0.1875 0.031005859375-0.1875 0.041259765625-0.1875 0.052978515625-0.1875 0.066162109375-0.1875 0.080810546875-0.1875 0.096923828125-0.1875 0.114501953125-0.1875 0.133544921875-0.1875 0.154052734375-0.1875 0.176025390625-0.044921875 0.04296875-0.126953125 0.11328125-0.197265625 0.16015625-0.255859375 0.18359375-0.302734375 0.18359375-0.165283203125 0.08447265625-0.172607421875 0.07568359375-0.178466796875 0.06396484375-0.182861328125 0.04931640625-0.185791015625 0.03173828125-0.187255859375 0.01123046875-0.59375 0.578125-0.21484375 0.177734375-0.09716796875 0.066162109375-0.09423828125 0.052978515625-0.09423828125 0.041259765625-0.09716796875 0.031005859375-0.10302734375 0.022216796875-0.11181640625 0.014892578125-0.26171875 0.013671875-0.33203125 0.001953125-0.187255859375 0.17626953125-0.185791015625 0.15576171875-0.361328125 0.26171875-0.640625 0.40625-0.134521484375 0.09423828125-0.121337890625 0.09716796875-0.106689453125 0.10302734375-0.090576171875 0.11181640625-0.072998046875 0.12353515625-0.029449462890625 0.06707763671875-0.024505615234375 0.07110595703125-0.033447265625 0.15576171875-0.011474609375 0.17626953125-0.1875 0.01123046875-0.1875 0.03173828125-0.1875 0.04931640625-0.1875 0.06396484375-0.375 0.16015625-0.375 0.18359375-0.375 0.18359375-0.375 0.16015625-0.1875 0.06396484375-0.1875 0.04931640625-0.1875 0.03173828125-0.1875 0.01123046875-0.011474609375 0.17626953125-0.033447265625 0.15576171875-0.024505615234375 0.07110595703125-0.029449462890625 0.06707763671875-0.072998046875 0.12353515625-0.090576171875 0.11181640625-0.106689453125 0.10302734375-0.121337890625 0.09716796875-0.134521484375 0.09423828125-0.640625 0.40625-0.361328125 0.26171875-0.185791015625 0.15576171875-0.187255859375 0.17626953125-0.17626953125 0.01123046875-0.15576171875 0.03173828125-0.13818359375 0.04931640625-0.12353515625 0.06396484375-0.11181640625 0.07568359375-0.10302734375 0.08447265625-0.19140625 0.18359375-0.19140625 0.18359375-0.10302734375 0.08447265625-0.11181640625 0.07568359375-0.12353515625 0.06396484375-0.13818359375 0.04931640625-0.15576171875 0.03173828125-0.17626953125 0.01123046875-2 2-0.187255859375 0.01123046875-0.185791015625 0.03173828125-0.182861328125 0.04931640625-0.178466796875 0.06396484375-0.172607421875 0.07568359375-0.165283203125 0.08447265625-0.302734375 0.18359375-0.255859375 0.18359375-0.197265625 0.16015625-0.126953125 0.11328125-0.044921875 0.04296875-2 2-0.187255859375 0.17626953125-0.185791015625 0.15576171875-0.361328125 0.26171875-0.640625 0.40625-0.134521484375 0.09423828125-0.121337890625 0.09716796875-0.106689453125 0.10302734375-0.090576171875 0.11181640625-0.072998046875 0.12353515625-0.029449462890625 0.06707763671875-0.024505615234375 0.07110595703125-0.033447265625 0.15576171875-0.011474609375 0.17626953125-0.1875 0.011474609375-0.1875 0.033447265625-0.1875 0.053955078125-0.1875 0.072998046875-0.1875 0.090576171875-0.1875 0.106689453125-0.375 0.255859375-0.375 0.302734375-0.375 0.337890625-0.75 0.734375-0.044921875 0.04296875-0.126953125 0.11328125-0.197265625 0.16015625-0.255859375 0.18359375-0.302734375 0.18359375-0.165283203125 0.08447265625-0.172607421875 0.07568359375-0.178466796875 0.06396484375-0.182861328125 0.04931640625-0.185791015625 0.03173828125-0.187255859375 0.01123046875-0.011474609375 0.17626953125-0.033447265625 0.15576171875-0.024505615234375 0.07110595703125-0.029449462890625 0.06707763671875-0.072998046875 0.12353515625-0.090576171875 0.11181640625-0.106689453125 0.10302734375-0.121337890625 0.09716796875-0.134521484375 0.09423828125-0.640625 0.40625-0.361328125 0.26171875-0.185791015625 0.15576171875-0.187255859375 0.17626953125-0.011474609375 0.17626953125-0.033447265625 0.15576171875-0.024505615234375 0.07110595703125-0.029449462890625 0.06707763671875-0.072998046875 0.12353515625-0.090576171875 0.11181640625-0.106689453125 0.10302734375-0.121337890625 0.09716796875-0.134521484375 0.09423828125-0.640625 0.40625-0.361328125 0.26171875-0.185791015625 0.15576171875-0.187255859375 0.17626953125-0.04296875 0.044921875-0.11328125 0.126953125-0.16015625 0.197265625-0.18359375 0.255859375-0.18359375 0.302734375-0.08447265625 0.165283203125-0.07568359375 0.172607421875-0.06396484375 0.178466796875-0.04931640625 0.182861328125-0.03173828125 0.185791015625-0.01123046875 0.187255859375-0.187255859375 0.011474609375-0.185791015625 0.033447265625-0.182861328125 0.053955078125-0.178466796875 0.072998046875-0.172607421875 0.090576171875-0.165283203125 0.106689453125-0.156494140625 0.121337890625-0.146240234375 0.134521484375-0.134521484375 0.146240234375-0.121337890625 0.156494140625-0.106689453125 0.165283203125-0.090576171875 0.172607421875-0.072998046875 0.178466796875-0.053955078125 0.182861328125-0.033447265625 0.185791015625-0.011474609375 0.187255859375-0.187255859375 0.01123046875-0.185791015625 0.03173828125-0.182861328125 0.04931640625-0.178466796875 0.06396484375-0.172607421875 0.07568359375-0.165283203125 0.08447265625-0.302734375 0.18359375-0.255859375 0.18359375-0.197265625 0.16015625-0.126953125 0.11328125-0.044921875 0.04296875-0.17626953125 0.187255859375-0.15576171875 0.185791015625-0.26171875 0.361328125-0.40625 0.640625-0.09423828125 0.134521484375-0.09716796875 0.121337890625-0.10302734375 0.106689453125-0.11181640625 0.090576171875-0.12353515625 0.072998046875-0.06707763671875 0.029449462890625-0.07110595703125 0.024505615234375-0.15576171875 0.033447265625-0.17626953125 0.011474609375-0.17626953125 0.187255859375-0.15576171875 0.185791015625-0.26171875 0.361328125-0.40625 0.640625-0.09423828125 0.134521484375-0.09716796875 0.121337890625-0.10302734375 0.106689453125-0.11181640625 0.090576171875-0.12353515625 0.072998046875-0.06707763671875 0.029449462890625-0.07110595703125 0.024505615234375-0.15576171875 0.033447265625-0.17626953125 0.011474609375-0.011474609375 0.187255859375-0.033447265625 0.185791015625-0.053955078125 0.182861328125-0.072998046875 0.178466796875-0.090576171875 0.172607421875-0.106689453125 0.165283203125-0.121337890625 0.156494140625-0.134521484375 0.146240234375-0.146240234375 0.134521484375-0.156494140625 0.121337890625-0.165283203125 0.106689453125-0.172607421875 0.090576171875-0.178466796875 0.072998046875-0.182861328125 0.053955078125-0.185791015625 0.033447265625-0.187255859375 0.011474609375-0.01123046875 0.187255859375-0.03173828125 0.185791015625-0.04931640625 0.182861328125-0.06396484375 0.178466796875-0.07568359375 0.172607421875-0.08447265625 0.165283203125-0.18359375 0.302734375-0.18359375 0.255859375-0.16015625 0.197265625-0.11328125 0.126953125-0.04296875 0.044921875-0.17626953125 0.187255859375-0.15576171875 0.185791015625-0.26171875 0.361328125-0.40625 0.640625-0.09423828125 0.134521484375-0.09716796875 0.121337890625-0.10302734375 0.106689453125-0.11181640625 0.090576171875-0.12353515625 0.072998046875-0.06707763671875 0.029449462890625-0.07110595703125 0.024505615234375-0.15576171875 0.033447265625-0.17626953125 0.011474609375-0.17626953125 0.187255859375-0.15576171875 0.185791015625-0.26171875 0.361328125-0.40625 0.640625-0.09423828125 0.134521484375-0.09716796875 0.121337890625-0.10302734375 0.106689453125-0.11181640625 0.090576171875-0.12353515625 0.072998046875-0.06707763671875 0.029449462890625-0.07110595703125 0.024505615234375-0.15576171875 0.033447265625-0.17626953125 0.011474609375-0.01123046875 0.187255859375-0.03173828125 0.185791015625-0.04931640625 0.182861328125-0.06396484375 0.178466796875-0.07568359375 0.172607421875-0.08447265625 0.165283203125-0.18359375 0.302734375-0.18359375 0.255859375-0.16015625 0.197265625-0.11328125 0.126953125-0.04296875 0.044921875-0.17626953125 0.187255859375-0.15576171875 0.185791015625-0.26171875 0.361328125-0.40625 0.640625-0.09423828125 0.134521484375-0.09716796875 0.121337890625-0.10302734375 0.106689453125-0.11181640625 0.090576171875-0.12353515625 0.072998046875-0.06707763671875 0.029449462890625-0.07110595703125 0.024505615234375-0.15576171875 0.033447265625-0.17626953125 0.011474609375-0.01123046875 0.1875-0.03173828125 0.1875-0.04931640625 0.1875-0.06396484375 0.1875-0.16015625 0.375-0.18359375 0.375-0.18359375 0.375-0.16015625 0.375-0.06396484375 0.1875-0.04931640625 0.1875-0.03173828125 0.1875-0.01123046875 0.1875-0.17626953125 0.011474609375-0.15576171875 0.033447265625-0.07110595703125 0.024505615234375-0.06707763671875 0.029449462890625-0.12353515625 0.072998046875-0.11181640625 0.090576171875-0.10302734375 0.106689453125-0.09716796875 0.121337890625-0.09423828125 0.134521484375-0.40625 0.640625-0.26171875 0.361328125-0.15576171875 0.185791015625-0.17626953125 0.187255859375-0.04296875 0.044921875-0.11328125 0.126953125-0.16015625 0.197265625-0.18359375 0.255859375-0.18359375 0.302734375-0.08447265625 0.165283203125-0.07568359375 0.172607421875-0.06396484375 0.178466796875-0.04931640625 0.182861328125-0.03173828125 0.185791015625-0.01123046875 0.187255859375-0.578125 0.59375-0.177734375 0.21484375-0.066162109375 0.09716796875-0.052978515625 0.09423828125-0.041259765625 0.09423828125-0.031005859375 0.09716796875-0.022216796875 0.10302734375-0.014892578125 0.11181640625-0.013671875 0.26171875-0.001953125 0.33203125-2 2-0.01123046875 0.187255859375-0.03173828125 0.185791015625-0.04931640625 0.182861328125-0.06396484375 0.178466796875-0.07568359375 0.172607421875-0.08447265625 0.165283203125-0.18359375 0.302734375-0.18359375 0.255859375-0.16015625 0.197265625-0.11328125 0.126953125-0.04296875 0.044921875-0.01123046875 0.1875-0.03173828125 0.1875-0.04931640625 0.1875-0.06396484375 0.1875-0.16015625 0.375-0.18359375 0.375-0.18359375 0.375-0.16015625 0.375-0.06396484375 0.1875-0.04931640625 0.1875-0.03173828125 0.1875-0.01123046875 0.1875-0.04296875 0.044921875-0.11328125 0.126953125-0.16015625 0.197265625-0.18359375 0.255859375-0.18359375 0.302734375-0.08447265625 0.165283203125-0.07568359375 0.172607421875-0.06396484375 0.178466796875-0.04931640625 0.182861328125-0.03173828125 0.185791015625-0.01123046875 0.187255859375-0.578125 0.59375-0.177734375 0.21484375-0.066162109375 0.09716796875-0.052978515625 0.09423828125-0.041259765625 0.09423828125-0.031005859375 0.09716796875-0.022216796875 0.10302734375-0.014892578125 0.11181640625-0.013671875 0.26171875-0.001953125 0.33203125-0.176025390625 0.187255859375-0.154052734375 0.185791015625-0.133544921875 0.182861328125-0.114501953125 0.178466796875-0.096923828125 0.172607421875-0.080810546875 0.165283203125-0.066162109375 0.156494140625-0.052978515625 0.146240234375-0.072265625 0.255859375-0.037109375 0.197265625-0.013671875 0.126953125-0.001953125 0.044921875-0.176025390625 0.1875-0.154052734375 0.1875-0.133544921875 0.1875-0.114501953125 0.1875-0.096923828125 0.1875-0.080810546875 0.1875-0.066162109375 0.1875-0.052978515625 0.1875-0.041259765625 0.1875-0.031005859375 0.1875-0.037109375 0.375-0.015625 0.75-0.04296875 0.044921875-0.11328125 0.126953125-0.16015625 0.197265625-0.18359375 0.255859375-0.18359375 0.302734375-0.08447265625 0.165283203125-0.07568359375 0.172607421875-0.06396484375 0.178466796875-0.04931640625 0.182861328125-0.03173828125 0.185791015625-0.01123046875 0.187255859375-0.001953125 0.373046875-0.013671875 0.361328125-0.037109375 0.337890625-0.031005859375 0.156494140625-0.041259765625 0.146240234375-0.052978515625 0.134521484375-0.066162109375 0.121337890625-0.080810546875 0.106689453125-0.046356201171875 0.047393798828125-0.050567626953125 0.043182373046875-0.054962158203125 0.038787841796875-0.059539794921875 0.034210205078125-0.064300537109375 0.029449462890625-0.069244384765625 0.024505615234375-0.154052734375 0.033447265625-0.176025390625 0.011474609375v3l-0.578125 0.59375-0.177734375 0.21484375-0.066162109375 0.09716796875-0.052978515625 0.09423828125-0.041259765625 0.09423828125-0.031005859375 0.09716796875-0.022216796875 0.10302734375-0.014892578125 0.11181640625-0.013671875 0.26171875-0.001953125 0.33203125-0.015625 0.75-0.037109375 0.375-0.031005859375 0.1875-0.041259765625 0.1875-0.052978515625 0.1875-0.066162109375 0.1875-0.080810546875 0.1875-0.096923828125 0.1875-0.114501953125 0.1875-0.133544921875 0.1875-0.154052734375 0.1875-0.176025390625 0.1875v2 3l-0.04296875 0.044921875-0.11328125 0.126953125-0.16015625 0.197265625-0.18359375 0.255859375-0.18359375 0.302734375-0.08447265625 0.165283203125-0.07568359375 0.172607421875-0.06396484375 0.178466796875-0.04931640625 0.182861328125-0.03173828125 0.185791015625-0.01123046875 0.187255859375v3 2 3 2 3l0.015625 0.75 0.037109375 0.375 0.031005859375 0.1875 0.041259765625 0.1875 0.052978515625 0.1875 0.066162109375 0.1875 0.080810546875 0.1875 0.096923828125 0.1875 0.114501953125 0.1875 0.133544921875 0.1875 0.154052734375 0.1875 0.176025390625 0.1875v3 2l0.176025390625 0.1875 0.154052734375 0.1875 0.133544921875 0.1875 0.114501953125 0.1875 0.096923828125 0.1875 0.080810546875 0.1875 0.066162109375 0.1875 0.052978515625 0.1875 0.041259765625 0.1875 0.031005859375 0.1875 0.037109375 0.375 0.015625 0.75 0.015625 0.75 0.037109375 0.375 0.031005859375 0.1875 0.041259765625 0.1875 0.052978515625 0.1875 0.066162109375 0.1875 0.080810546875 0.1875 0.096923828125 0.1875 0.114501953125 0.1875 0.133544921875 0.1875 0.154052734375 0.1875 0.176025390625 0.1875v3l0.176025390625 0.1875 0.154052734375 0.1875 0.133544921875 0.1875 0.114501953125 0.1875 0.096923828125 0.1875 0.080810546875 0.1875 0.066162109375 0.1875 0.052978515625 0.1875 0.041259765625 0.1875 0.031005859375 0.1875 0.037109375 0.375 0.015625 0.75 0.176025390625 0.1875 0.154052734375 0.1875 0.133544921875 0.1875 0.114501953125 0.1875 0.096923828125 0.1875 0.080810546875 0.1875 0.066162109375 0.1875 0.052978515625 0.1875 0.041259765625 0.1875 0.031005859375 0.1875 0.037109375 0.375 0.015625 0.75 0.176025390625 0.1875 0.154052734375 0.1875 0.133544921875 0.1875 0.114501953125 0.1875 0.096923828125 0.1875 0.080810546875 0.1875 0.066162109375 0.1875 0.052978515625 0.1875 0.041259765625 0.1875 0.031005859375 0.1875 0.037109375 0.375 0.015625 0.75 0.17626953125 0.1875 0.15576171875 0.1875 0.13818359375 0.1875 0.12353515625 0.1875 0.21484375 0.375 0.19140625 0.375 0.19140625 0.375 0.21484375 0.375 0.12353515625 0.1875 0.13818359375 0.1875 0.15576171875 0.1875 0.17626953125 0.1875 0.015625 0.75 0.037109375 0.375 0.031005859375 0.1875 0.041259765625 0.1875 0.052978515625 0.1875 0.066162109375 0.1875 0.080810546875 0.1875 0.096923828125 0.1875 0.114501953125 0.1875 0.133544921875 0.1875 0.154052734375 0.1875 0.176025390625 0.1875 0.01123046875 0.1875 0.03173828125 0.1875 0.04931640625 0.1875 0.06396484375 0.1875 0.16015625 0.375 0.18359375 0.375 0.18359375 0.375 0.16015625 0.375 0.06396484375 0.1875 0.04931640625 0.1875 0.03173828125 0.1875 0.01123046875 0.1875 0.17626953125 0.1875 0.15576171875 0.1875 0.13818359375 0.1875 0.12353515625 0.1875 0.21484375 0.375 0.19140625 0.375 0.19140625 0.375 0.21484375 0.375 0.12353515625 0.1875 0.13818359375 0.1875 0.15576171875 0.1875 0.17626953125 0.1875 0.01123046875 0.1875 0.03173828125 0.1875 0.04931640625 0.1875 0.06396484375 0.1875 0.16015625 0.375 0.18359375 0.375 0.18359375 0.375 0.16015625 0.375 0.06396484375 0.1875 0.04931640625 0.1875 0.03173828125 0.1875 0.01123046875 0.1875 0.187255859375 0.19873046875 0.185791015625 0.21923828125 0.361328125 0.48828125 0.337890625 0.53515625 0.302734375 0.55859375 0.255859375 0.55859375 0.197265625 0.53515625 0.072998046875 0.25146484375 0.053955078125 0.23681640625 0.033447265625 0.21923828125 0.011474609375 0.19873046875 0.734375 0.75 0.337890625 0.375 0.302734375 0.375 0.255859375 0.375 0.106689453125 0.1875 0.090576171875 0.1875 0.072998046875 0.1875 0.053955078125 0.1875 0.033447265625 0.1875 0.011474609375 0.1875 0.17626953125 0.1875 0.15576171875 0.1875 0.13818359375 0.1875 0.12353515625 0.1875 0.21484375 0.375 0.19140625 0.375 0.19140625 0.375 0.21484375 0.375 0.12353515625 0.1875 0.13818359375 0.1875 0.15576171875 0.1875 0.17626953125 0.1875 0.734375 0.765625 0.337890625 0.412109375 0.156494140625 0.218505859375 0.146240234375 0.228759765625 0.134521484375 0.240478515625 0.121337890625 0.253662109375 0.106689453125 0.268310546875 0.090576171875 0.284423828125 0.072998046875 0.302001953125 0.053955078125 0.321044921875 0.033447265625 0.341552734375 0.011474609375 0.363525390625 0.734375 0.75 0.337890625 0.375 0.302734375 0.375 0.255859375 0.375 0.106689453125 0.1875 0.090576171875 0.1875 0.072998046875 0.1875 0.053955078125 0.1875 0.033447265625 0.1875 0.011474609375 0.1875 3 3 0.33203125 0.705078125 0.26171875 0.623046875 0.40625 1.046875 0.19140625 0.447265625 0.21484375 0.412109375 0.12353515625 0.196533203125 0.13818359375 0.192138671875 0.15576171875 0.189208984375 0.17626953125 0.187744140625 3 3 0.17626953125 0.19873046875 0.15576171875 0.21923828125 0.13818359375 0.23681640625 0.12353515625 0.25146484375 0.21484375 0.53515625 0.19140625 0.55859375 0.19140625 0.55859375 0.21484375 0.53515625 0.12353515625 0.25146484375 0.13818359375 0.23681640625 0.15576171875 0.21923828125 0.17626953125 0.19873046875 3 3 0.375 0.705078125 0.375 0.623046875 0.375 0.552734375 0.375 0.494140625 0.375 0.447265625 0.375 0.412109375 0.75 0.765625 0.75 0.765625 0.375 0.412109375 0.375 0.447265625 0.375 0.494140625 0.375 0.552734375 0.375 0.623046875 0.375 0.705078125 3 3 0.375 0.41796875 0.375 0.48828125 0.75 1.09375 0.75 1.09375 0.375 0.48828125 0.375 0.41796875 3 3 4 4 0.375 0.41796875 0.375 0.48828125 0.75 1.09375 0.75 1.09375 0.375 0.48828125 0.375 0.41796875 0.705078125 0.376953125 0.623046875 0.388671875 0.552734375 0.412109375 0.494140625 0.447265625 0.447265625 0.494140625 0.412109375 0.552734375 0.388671875 0.623046875 0.376953125 0.705078125 0.765625 0.75 0.412109375 0.375 0.447265625 0.375 0.494140625 0.375 0.552734375 0.375 0.623046875 0.375 0.705078125 0.375 0.375 0.705078125 0.375 0.623046875 0.375 0.552734375 0.375 0.494140625 0.375 0.447265625 0.375 0.412109375 0.75 0.765625 0.363525390625 0.19873046875 0.341552734375 0.21923828125 0.321044921875 0.23681640625 0.302001953125 0.25146484375 0.552734375 0.53515625 0.494140625 0.55859375 0.859375 1.09375 0.388671875 0.48828125 0.376953125 0.41796875 0.41796875 0.376953125 0.48828125 0.388671875 1.09375 0.859375 0.55859375 0.494140625 0.53515625 0.552734375 0.25146484375 0.302001953125 0.23681640625 0.321044921875 0.21923828125 0.341552734375 0.19873046875 0.363525390625 0.41796875 0.375 0.48828125 0.375 1.09375 0.75 1.09375 0.75 0.48828125 0.375 0.41796875 0.375 0.19873046875 0.363525390625 0.21923828125 0.341552734375 0.23681640625 0.321044921875 0.25146484375 0.302001953125 0.53515625 0.552734375 0.55859375 0.494140625 1.09375 0.859375 0.48828125 0.388671875 0.41796875 0.376953125 0.363525390625 0.19873046875 0.341552734375 0.21923828125 0.321044921875 0.23681640625 0.302001953125 0.25146484375 0.552734375 0.53515625 0.494140625 0.55859375 0.859375 1.09375 0.388671875 0.48828125 0.376953125 0.41796875 0.70703125 0.376953125 0.63671875 0.388671875 0.58984375 0.412109375 0.56640625 0.447265625 0.56640625 0.494140625 0.58984375 0.552734375 1.34375 1.328125 0.765625 0.75 0.412109375 0.375 0.447265625 0.375 0.494140625 0.375 0.552734375 0.375 0.623046875 0.375 0.705078125 0.375 4 4 0.70703125 0.376953125 0.63671875 0.388671875 0.58984375 0.412109375 0.56640625 0.447265625 0.56640625 0.494140625 0.58984375 0.552734375 1.34375 1.328125 0.41796875 0.375 0.48828125 0.375 1.09375 0.75 1.09375 0.75 0.48828125 0.375 0.41796875 0.375 0.36376953125 0.19873046875 0.34326171875 0.21923828125 0.32568359375 0.23681640625 0.31103515625 0.25146484375 0.58984375 0.53515625 0.56640625 0.55859375 0.56640625 0.55859375 0.58984375 0.53515625 0.31103515625 0.25146484375 0.32568359375 0.23681640625 0.34326171875 0.21923828125 0.36376953125 0.19873046875 0.41796875 0.376953125 0.48828125 0.388671875 1.09375 0.859375 0.55859375 0.494140625 0.53515625 0.552734375 0.25146484375 0.302001953125 0.23681640625 0.321044921875 0.21923828125 0.341552734375 0.19873046875 0.363525390625 0.70703125 0.375 0.63671875 0.375 1.15625 0.75 1.15625 0.75 0.63671875 0.375 0.70703125 0.375 0.41796875 0.376953125 0.48828125 0.388671875 1.09375 0.859375 0.55859375 0.494140625 0.53515625 0.552734375 0.25146484375 0.302001953125 0.23681640625 0.321044921875 0.21923828125 0.341552734375 0.19873046875 0.363525390625 1.484375 0.75 1.390625 0.75 0.630859375 0.375 0.572265625 0.375 0.501953125 0.375 0.220947265625 0.1875 0.198974609375 0.1875 0.70703125 0.376953125 0.63671875 0.388671875 0.58984375 0.412109375 0.56640625 0.447265625 0.56640625 0.494140625 0.58984375 0.552734375 1.34375 1.328125 0.70703125 0.375 0.63671875 0.375 1.15625 0.75 1.15625 0.75 0.63671875 0.375 0.70703125 0.375 0.41796875 0.375 0.48828125 0.375 1.09375 0.75 1.09375 0.75 0.48828125 0.375 0.41796875 0.375 1.484375 0.765625 0.712890625 0.412109375 0.677734375 0.447265625 0.630859375 0.494140625 0.294189453125 0.268310546875 0.278076171875 0.284423828125 0.260498046875 0.302001953125 0.241455078125 0.321044921875 0.220947265625 0.341552734375 0.198974609375 0.363525390625 0.70703125 0.375 0.63671875 0.375 1.15625 0.75 1.15625 0.75 0.63671875 0.375 0.70703125 0.375 0.70703125 0.375 0.63671875 0.375 1.15625 0.75 1.15625 0.75 0.63671875 0.375 0.70703125 0.375 0.198974609375 0.1875 0.220947265625 0.1875 0.501953125 0.375 0.572265625 0.375 0.630859375 0.375 1.390625 0.75 1.484375 0.75 0.198974609375 0.1875 0.220947265625 0.1875 0.501953125 0.375 0.572265625 0.375 0.630859375 0.375 1.390625 0.75 1.484375 0.75 0.41796875 0.375 0.48828125 0.375 1.09375 0.75 1.09375 0.75 0.48828125 0.375 0.41796875 0.375 1.484375 0.75 1.390625 0.75 0.630859375 0.375 0.572265625 0.375 0.501953125 0.375 0.220947265625 0.1875 0.198974609375 0.1875 0.70703125 0.33203125 0.63671875 0.26171875 1.15625 0.40625 1.15625 0.40625 0.63671875 0.26171875 0.70703125 0.33203125 0.70703125 0.375 0.63671875 0.375 1.15625 0.75 1.15625 0.75 0.63671875 0.375 0.70703125 0.375-42-158z"/>
          <dr3d:extrude draw:style-name="gr2" draw:layer="layout" svg:viewBox="25076 -20904 314 300" svg:d="M25390-20604l-149-279-165-21 90 204z"/>
          <dr3d:extrude draw:style-name="gr2" draw:layer="layout" svg:viewBox="15995 -24936 16384 35942" svg:d="M18725 11006l-255.604248046875-15.662841796875-253.604736328125-45.655517578125-249.605712890625-73.648681640625-243.607177734375-99.642333984375-235.609130859375-123.636474609375-225.611572265625-145.631103515625-213.614501953125-165.626220703125-199.617919921875-183.621826171875-183.621826171875-199.617919921875-165.626220703125-213.614501953125-145.631103515625-225.611572265625-123.636474609375-235.609130859375-99.642333984375-243.607177734375-73.648681640625-249.605712890625-45.655517578125-253.604736328125-15.662841796875-255.604248046875v-30481l15.662841796875-255.615478515625 45.655517578125-253.636474609375 73.648681640625-249.655029296875 99.642333984375-243.671142578125 123.636474609375-235.684814453125 145.631103515625-225.696044921875 165.626220703125-213.704833984375 183.621826171875-199.711181640625 199.617919921875-183.715087890625 213.614501953125-165.716552734375 225.611572265625-145.715576171875 235.609130859375-123.712158203125 243.607177734375-99.706298828125 249.605712890625-73.697998046875 253.604736328125-45.687255859375 255.604248046875-15.674072265625h10923l255.615478515625 15.674072265625 253.636474609375 45.687255859375 249.655029296875 73.697998046875 243.671142578125 99.706298828125 235.684814453125 123.712158203125 225.696044921875 145.715576171875 213.704833984375 165.716552734375 199.711181640625 183.715087890625 183.715087890625 199.711181640625 165.716552734375 213.704833984375 145.715576171875 225.696044921875 123.712158203125 235.684814453125 99.706298828125 243.671142578125 73.697998046875 249.655029296875 45.687255859375 253.636474609375 15.674072265625 255.615478515625v30481l-15.674072265625 255.604248046875-45.687255859375 253.604736328125-73.697998046875 249.605712890625-99.706298828125 243.607177734375-123.712158203125 235.609130859375-145.715576171875 225.611572265625-165.716552734375 213.614501953125-183.715087890625 199.617919921875-199.711181640625 183.621826171875-213.704833984375 165.626220703125-225.696044921875 145.631103515625-235.684814453125 123.636474609375-243.671142578125 99.642333984375-249.655029296875 73.648681640625-253.636474609375 45.655517578125-255.615478515625 15.662841796875z"/>
          <dr3d:extrude draw:style-name="gr2" draw:layer="layout" svg:viewBox="16993 -22805 14987 32513" svg:d="M19490 9708l-233.871337890625-14.320556640625-232.021240234375-41.743896484375-228.344482421875-67.340576171875-222.841064453125-91.110595703125-215.510986328125-113.053955078125-206.354248046875-133.170654296875-195.370849609375-151.460693359375-182.560791015625-167.924072265625-167.924072265625-182.560791015625-151.460693359375-195.370849609375-133.170654296875-206.354248046875-113.053955078125-215.510986328125-91.110595703125-222.841064453125-67.340576171875-228.344482421875-41.743896484375-232.021240234375-14.320556640625-233.871337890625v-27518l14.320556640625-233.882568359375 41.743896484375-232.052978515625 67.340576171875-228.393798828125 91.110595703125-222.905029296875 113.053955078125-215.586669921875 133.170654296875-206.438720703125 151.460693359375-195.461181640625 167.924072265625-182.654052734375 182.560791015625-168.017333984375 195.370849609375-151.551025390625 206.354248046875-133.255126953125 215.510986328125-113.129638671875 222.841064453125-91.174560546875 228.344482421875-67.389892578125 232.021240234375-41.775634765625 233.871337890625-14.331787109375h9992l233.882568359375 14.331787109375 232.052978515625 41.775634765625 228.393798828125 67.389892578125 222.905029296875 91.174560546875 215.586669921875 113.129638671875 206.438720703125 133.255126953125 195.461181640625 151.551025390625 182.654052734375 168.017333984375 168.017333984375 182.654052734375 151.551025390625 195.461181640625 133.255126953125 206.438720703125 113.129638671875 215.586669921875 91.174560546875 222.905029296875 67.389892578125 228.393798828125 41.775634765625 232.052978515625 14.331787109375 233.882568359375v27518l-14.331787109375 233.871337890625-41.775634765625 232.021240234375-67.389892578125 228.344482421875-91.174560546875 222.841064453125-113.129638671875 215.510986328125-133.255126953125 206.354248046875-151.551025390625 195.370849609375-168.017333984375 182.560791015625-182.654052734375 167.924072265625-195.461181640625 151.460693359375-206.438720703125 133.170654296875-215.586669921875 113.053955078125-222.905029296875 91.110595703125-228.393798828125 67.340576171875-232.052978515625 41.743896484375-233.882568359375 14.320556640625z"/>
          <dr3d:extrude draw:style-name="gr2" draw:layer="layout" svg:viewBox="16884 5289 6065 3049" svg:d="M17392 8338l-47.56298828125-2.91455078125-47.19091796875-8.49560546875-46.44677734375-13.70458984375-45.33056640625-18.54150390625-43.84228515625-23.00634765625-41.98193359375-27.09912109375-39.74951171875-30.81982421875-37.14501953125-34.16845703125-34.16845703125-37.14501953125-30.81982421875-39.74951171875-27.09912109375-41.98193359375-23.00634765625-43.84228515625-18.54150390625-45.33056640625-13.70458984375-46.44677734375-8.49560546875-47.19091796875-2.91455078125-47.56298828125v-2032l2.91455078125-47.57421875 8.49560546875-47.22265625 13.70458984375-46.49609375 18.54150390625-45.39453125 23.00634765625-43.91796875 27.09912109375-42.06640625 30.81982421875-39.83984375 34.16845703125-37.23828125 37.14501953125-34.26171875 39.74951171875-30.91015625 41.98193359375-27.18359375 43.84228515625-23.08203125 45.33056640625-18.60546875 46.44677734375-13.75390625 47.19091796875-8.52734375 47.56298828125-2.92578125h5048l47.57421875 2.92578125 47.22265625 8.52734375 46.49609375 13.75390625 45.39453125 18.60546875 43.91796875 23.08203125 42.06640625 27.18359375 39.83984375 30.91015625 37.23828125 34.26171875 34.26171875 37.23828125 30.91015625 39.83984375 27.18359375 42.06640625 23.08203125 43.91796875 18.60546875 45.39453125 13.75390625 46.49609375 8.52734375 47.22265625 2.92578125 47.57421875v2032l-2.92578125 47.56298828125-8.52734375 47.19091796875-13.75390625 46.44677734375-18.60546875 45.33056640625-23.08203125 43.84228515625-27.18359375 41.98193359375-30.91015625 39.74951171875-34.26171875 37.14501953125-37.23828125 34.16845703125-39.83984375 30.81982421875-42.06640625 27.09912109375-43.91796875 23.00634765625-45.39453125 18.54150390625-46.49609375 13.70458984375-47.22265625 8.49560546875-47.57421875 2.91455078125z"/>
          <dr3d:extrude draw:style-name="gr3" draw:layer="layout" svg:viewBox="20662 5926 1523 1651" svg:d="M21423 7577l79.7490234375-4.12353515625 77.0244140625-12.13037109375 73.9658203125-19.77685546875 70.5732421875-27.06298828125 66.8466796875-33.98876953125 62.7861328125-40.55419921875 58.3916015625-46.75927734375 53.6630859375-52.60400390625 48.6005859375-58.08837890625 43.2041015625-63.21240234375 37.4736328125-67.97607421875 31.4091796875-72.37939453125 25.0107421875-76.42236328125 18.2783203125-80.10498046875 11.2119140625-83.42724609375 3.8115234375-86.38916015625-3.8115234375-86.400390625-11.2119140625-83.458984375-18.2783203125-80.154296875-25.0107421875-76.486328125-31.4091796875-72.455078125-37.4736328125-68.060546875-43.2041015625-63.302734375-48.6005859375-58.181640625-53.6630859375-52.697265625-58.3916015625-46.849609375-62.7861328125-40.638671875-66.8466796875-34.064453125-70.5732421875-27.126953125-73.9658203125-19.826171875-77.0244140625-12.162109375-79.7490234375-4.134765625-79.73779296875 4.134765625-76.99267578125 12.162109375-73.91650390625 19.826171875-70.50927734375 27.126953125-66.77099609375 34.064453125-62.70166015625 40.638671875-58.30126953125 46.849609375-53.56982421875 52.697265625-48.50732421875 58.181640625-43.11376953125 63.302734375-37.38916015625 68.060546875-31.33349609375 72.455078125-24.94677734375 76.486328125-18.22900390625 80.154296875-11.18017578125 83.458984375-3.80029296875 86.400390625 3.80029296875 86.38916015625 11.18017578125 83.42724609375 18.22900390625 80.10498046875 24.94677734375 76.42236328125 31.33349609375 72.37939453125 37.38916015625 67.97607421875 43.11376953125 63.21240234375 48.50732421875 58.08837890625 53.56982421875 52.60400390625 58.30126953125 46.75927734375 62.70166015625 40.55419921875 66.77099609375 33.98876953125 70.50927734375 27.06298828125 73.91650390625 19.77685546875 76.99267578125 12.13037109375z"/>
          <dr3d:extrude draw:style-name="gr4" draw:layer="layout" svg:viewBox="17661 5625 2319 2286" svg:d="M18820 7911l121.297607421875-5.71728515625 117.177001953125-16.81787109375 112.545166015625-27.41748046875 107.402099609375-37.51611328125 101.747802734375-47.11376953125 95.582275390625-56.21044921875 88.905517578125-64.80615234375 81.717529296875-72.90087890625 74.018310546875-80.49462890625 65.807861328125-87.58740234375 57.086181640625-94.17919921875 47.853271484375-100.27001953125 38.109130859375-105.85986328125 27.853759765625-110.94873046875 17.087158203125-115.53662109375 5.809326171875-119.62353515625-5.809326171875-119.62353515625-17.087158203125-115.53662109375-27.853759765625-110.94873046875-38.109130859375-105.85986328125-47.853271484375-100.27001953125-57.086181640625-94.17919921875-65.807861328125-87.58740234375-74.018310546875-80.49462890625-81.717529296875-72.90087890625-88.905517578125-64.80615234375-95.582275390625-56.21044921875-101.747802734375-47.11376953125-107.402099609375-37.51611328125-112.545166015625-27.41748046875-117.177001953125-16.81787109375-121.297607421875-5.71728515625-121.286376953125 5.71728515625-117.145263671875 16.81787109375-112.495849609375 27.41748046875-107.338134765625 37.51611328125-101.672119140625 47.11376953125-95.497802734375 56.21044921875-88.815185546875 64.80615234375-81.624267578125 72.90087890625-73.925048828125 80.49462890625-65.717529296875 87.58740234375-57.001708984375 94.17919921875-47.777587890625 100.27001953125-38.045166015625 105.85986328125-27.804443359375 110.94873046875-17.055419921875 115.53662109375-5.798095703125 119.62353515625 5.798095703125 119.62353515625 17.055419921875 115.53662109375 27.804443359375 110.94873046875 38.045166015625 105.85986328125 47.777587890625 100.27001953125 57.001708984375 94.17919921875 65.717529296875 87.58740234375 73.925048828125 80.49462890625 81.624267578125 72.90087890625 88.815185546875 64.80615234375 95.497802734375 56.21044921875 101.672119140625 47.11376953125 107.338134765625 37.51611328125 112.495849609375 27.41748046875 117.145263671875 16.81787109375z"/>
          <dr3d:extrude draw:style-name="gr5" draw:layer="layout" svg:viewBox="17585 5549 2471 2438" svg:d="M18820 7987l3.57823880991054-0.0842822136337418 121.297607421875-5.71728515625 1.84777869767277-0.106987537674286 1.77038532865845-0.145464179139708 1.766064757001-0.190890841581677 1.83481698272226-0.243267524996554 117.177001953125-16.81787109375 1.84742844810171-0.285631724197628 1.76583341973674-0.317283721637068 1.75700783717184-0.36298772209193 1.82095170040702-0.422743725557666 112.545166015625-27.41748046875 1.82429384960415-0.465586085841096 1.73934004332114-0.489703567704964 1.72595099438331-0.534982743176442 1.78412670280522-0.60142361225644 107.402099609375-37.51611328125 1.77956964749683-0.643617224808622 1.69215065046228-0.659673109616961 1.67424282983848-0.703884494887461 1.72584618562541-0.776251380619215 101.747802734375-47.11376953125 1.57524048676714-0.748852077806077 1.49507357914263-0.752910876764872 1.47640982495795-0.788881375219717 1.51924922421313-0.856763573170611 0.526187415987806-0.306611946592056 95.582275390625-56.21044921875 1.6317430597519-0.984037388890101 1.54208653680689-0.983049049724286 1.51555193292006-1.02348359038842 1.55213924808049-1.10534101088069 88.905517578125-64.80615234375 1.53175490241847-1.14276348842213 1.44228523310449-1.13305694280552 1.41172830317737-1.17090901750998 1.44008411262985-1.25631971253551 81.7175292968786-72.90087890625 1.41604026147979-1.29182179689724 1.32760352477271-1.27339945506719 1.29326164577651-1.30826282019916 1.31301462449846-1.39641189229133 74.018310546875-80.49462890625 1.28548429213333-1.42963744942335 1.19892987357889-1.40258320866451 1.16108144891041-1.43407195355758 1.17193901813152-1.52410368410074 65.8078613281214-87.58740234375 1.14084110369004-1.55430964035713 1.05704516278274-1.51879219389684 1.01602941653255-1.54653109543142 1.01779386495036-1.63752634496086 57.086181640625-94.17919921875 0.825305705504434-1.3949070050212 2.77139243265992-5.26615277878409 47.853271484375-100.27001953125 0.813247770023736-1.75441307017718 0.737785250672459-1.70292576659267 0.691821385560615-1.72211103390873 0.675356174702756-1.81196887212809 38.109130859375-105.85986328125 0.633669480437675-1.82407262564084 0.563868824785459-1.765392075823 0.516358740718715-1.77986822091407 0.491139228248358-1.86750106091677 27.853759765625-110.94873046875 0.447258521482581-1.86958390584823 0.384123953426752-1.80450747540181 0.335848258771875-1.81411256195952 0.302431437517953-1.89839916551955 17.087158203125-115.53662109375 0.258010407847905-1.88863241356557 0.202477619888668-1.81818640122037 0.15431028059902-1.82290628213377 0.113508389971685-1.90279205630395 5.80932617187864-119.62353515625 0.0894611550647824-3.68647423316179-0.0894611550647824-3.68647423316179-5.80932617187864-119.62353515625-0.113508389971685-1.90279205630395-0.15431028059902-1.82290628213377-0.202477619888668-1.81818640122037-0.258010407847905-1.88863241356557-17.087158203125-115.53662109375-0.302431437517953-1.89839916551955-0.335848258771875-1.81411256195952-0.384123953426752-1.80450747540181-0.447258521482581-1.86958390584823-27.853759765625-110.94873046875-0.491139228248358-1.86750106091677-0.516358740718715-1.77986822091407-0.563868824785459-1.765392075823-0.633669480437675-1.82407262564084-38.109130859375-105.85986328125-0.675356174702756-1.81196887212809-0.691821385560615-1.72211103390873-0.737785250672459-1.70292576659267-0.813247770023736-1.75441307017718-47.853271484375-100.27001953125-2.77139243265992-5.26615277878409-0.825305705504434-1.3949070050212-57.086181640625-94.17919921875-1.01779386495036-1.63752634496086-1.01602941653255-1.54653109543142-1.05704516278274-1.51879219389684-1.14084110369004-1.55430964035713-65.8078613281214-87.58740234375-1.17193901813152-1.52410368410074-1.16108144891041-1.43407195355758-1.19892987357889-1.40258320866451-1.28548429213333-1.42963744942335-74.018310546875-80.49462890625-1.31301462449846-1.39641189229133-1.29326164577651-1.30826282019916-1.32760352477271-1.27339945506719-1.41604026147979-1.29182179689724-81.7175292968786-72.90087890625-1.44008411262985-1.25631971253551-1.41172830317737-1.17090901750998-1.44228523310449-1.13305694280552-1.53175490241847-1.14276348842213-88.905517578125-64.80615234375-1.55213924808049-1.10534101088069-1.51555193292006-1.02348359038842-1.54208653680689-0.983049049724286-1.6317430597519-0.984037388890101-95.582275390625-56.21044921875-0.526187415987806-0.306611946592056-1.51924922421313-0.856763573170611-1.47640982495795-0.788881375219717-1.49507357914263-0.752910876764872-1.57524048676714-0.748852077806077-101.747802734375-47.11376953125-1.72584618562541-0.776251380619215-1.67424282983848-0.703884494887461-1.69215065046228-0.659673109616961-1.77956964749683-0.643617224808622-107.402099609375-37.51611328125-1.78412670280522-0.60142361225644-1.72595099438331-0.534982743176442-1.73934004332114-0.489703567704964-1.82429384960415-0.465586085841096-112.545166015625-27.41748046875-1.82095170040702-0.422743725557666-1.75700783717184-0.36298772209193-1.76583341973674-0.317283721637068-1.84742844810171-0.285631724197628-117.177001953125-16.81787109375-1.83481698272226-0.243267524996554-1.766064757001-0.190890841581677-1.77038532865845-0.145464179139708-1.84777869767277-0.106987537674286-121.297607421875-5.71728515625-3.57823880991054-0.0842822136337418-3.57856940109559 0.0842977965585305-121.286376953125 5.71728515625-1.84843109139547 0.107040435593262-1.77100880367652 0.145545164587929-1.76668421272916 0.191003848488435-1.83545731854974 0.243416487293871-117.145263671875 16.81787109375-1.84861727161478 0.285901012676732-1.76696269736931 0.317597937537357-1.75812245535053 0.363360779128016-1.82209654556573 0.423189537453254-112.495849609375 27.41748046875-1.82583379675634 0.466193710429252-1.74079271341179 0.490360139154291-1.72737381138722 0.535716392198992-1.78557709068264 0.602262469564266-107.338134765625 37.51611328125-1.78123514769322 0.64461556693368-1.69370852840439 0.660712520721972-1.67575424060124 0.705008751240712-1.72737228429105 0.777504258488989-101.672119140625 47.11376953125-1.57008247587146 0.746884846754256-1.49022138485452 0.750803751459898-1.47167010184421 0.786545078437484-1.51442862685508 0.854108827681557-0.55149998446359 0.321504457266201-95.497802734375 56.21044921875-1.63297112558939 0.985663176975322-1.5432017170715 0.984676260343804-1.51659680397279 1.02517950204765-1.55315638631146 1.10717290208595-88.815185546875 64.80615234375-1.53248556765902 1.14448589968652-1.44292113724805 1.13475738044872-1.41229260952241 1.17265736934678-1.44059998449666 1.25818586637433-81.624267578125 72.90087890625-1.41616953729681 1.29343030189557-1.32766933795938 1.27496624727519-1.29326432678863 1.3098519701507-1.31295450378093 1.39808747052484-73.925048828125 80.49462890625-1.28498765057884 1.43090204445525-1.19841179656578 1.40379406578541-1.160519134879 1.43527835309851-1.17130966550758 1.52535490639548-65.717529296875 87.58740234375-1.13977808600612 1.55500913234482-1.05600966687052 1.51943676139217-1.01497843275502 1.54714681573387-1.01668438365596 1.63813929537264-57.001708984375 94.17919921875-0.799468848639663 1.35225050861754-0.753506962544634 1.33228706856244-0.697494657302741 1.29282925839379-0.669871179976326 1.30735568632463-0.670636530561751 1.37586635235402-47.777587890625 100.27001953125-0.811533502357634 1.75349885082233-0.736197070651542 1.70199225577562-0.690295824791974 1.72112040248066-0.673829764782568 1.810883290932-38.045166015625 105.85986328125-0.631975158630667 1.82226262588574-0.562339106676518 1.76359793299525-0.514933511276468 1.77801755309883-0.489758372437791 1.86552148619649-27.804443359375 110.94873046875-0.445835408980201 1.86694637490382-0.382890110227891 1.80192823044672-0.334756416494201 1.81148787625079-0.30143432778641 1.89562531231877-17.055419921875 115.53662109375-0.257080997431331 1.88533100270888-0.201745101257984 1.81498778528021-0.153748351625836 1.81968216756923-0.113090748534887 1.89941414957684-5.798095703125 119.62353515625-0.0891162080515642 3.67936433712293 0.0891162080515642 3.67936433712293 5.798095703125 119.62353515625 0.113090748534887 1.89941414957684 0.153748351625836 1.81968216756923 0.201745101257984 1.81498778528021 0.257080997431331 1.88533100270888 17.055419921875 115.53662109375 0.30143432778641 1.89562531231877 0.334756416494201 1.81148787625079 0.382890110227891 1.80192823044672 0.445835408980201 1.86694637490382 27.804443359375 110.94873046875 0.489758372437791 1.86552148619649 0.514933511276468 1.77801755309883 0.562339106676518 1.76359793299525 0.631975158630667 1.82226262588574 38.045166015625 105.85986328125 0.673829764782568 1.810883290932 0.690295824791974 1.72112040248066 0.736197070651542 1.70199225577562 0.811533502357634 1.75349885082233 47.777587890625 100.27001953125 0.670636530561751 1.37586635235402 0.669871179976326 1.30735568632463 0.697494657302741 1.29282925839379 0.753506962544634 1.33228706856244 0.799468848639663 1.35225050861754 57.001708984375 94.17919921875 1.01668438365596 1.63813929537264 1.01497843275502 1.54714681573387 1.05600966687052 1.51943676139217 1.13977808600612 1.55500913234482 65.717529296875 87.58740234375 1.17130966550758 1.52535490639548 1.160519134879 1.43527835309851 1.19841179656578 1.40379406578541 1.28498765057884 1.43090204445525 73.925048828125 80.49462890625 1.31295450378093 1.39808747052484 1.29326432678863 1.3098519701507 1.32766933795938 1.27496624727519 1.41616953729681 1.29343030189557 81.624267578125 72.90087890625 1.44059998449666 1.25818586637433 1.41229260952241 1.17265736934678 1.44292113724805 1.13475738044872 1.53248556765902 1.14448589968652 88.815185546875 64.80615234375 1.55315638631146 1.10717290208595 1.51659680397279 1.02517950204765 1.5432017170715 0.984676260343804 1.63297112558939 0.985663176975322 95.497802734375 56.21044921875 0.55149998446359 0.321504457266201 1.51442862685508 0.854108827681557 1.47167010184421 0.786545078437484 1.49022138485452 0.750803751459898 1.57008247587146 0.746884846754256 101.672119140625 47.11376953125 1.72737228429105 0.777504258488989 1.67575424060124 0.705008751240712 1.69370852840439 0.660712520721972 1.78123514769322 0.64461556693368 107.338134765625 37.51611328125 1.78557709068264 0.602262469564266 1.72737381138722 0.535716392198992 1.74079271341179 0.490360139154291 1.82583379675634 0.466193710429252 112.495849609375 27.41748046875 1.82209654556573 0.423189537453254 1.75812245535053 0.363360779128016 1.76696269736931 0.317597937537357 1.84861727161478 0.285901012676732 117.145263671875 16.81787109375 1.83545731854974 0.243416487293871 1.76668421272916 0.191003848488435 1.77100880367652 0.145545164587929 1.84843109139547 0.107040435593262 121.286376953125 5.71728515625zM19434.0042987371 5879.40979288002l82.8565644625851 60.3968717073558 76.1152773061622 67.9030639026423 68.9213239959099 74.9516755758004 61.2712674238974 81.5493930916628 53.1615707669116 87.704485046087 44.5874433874269 93.4269210991261 35.5416393598898 98.7278638632133 26.0135061213223 103.618524159289 15.9885875246473 108.108519667224 5.44895432843259 112.202889007578-5.44895432843259 112.202889007578-15.9885875246473 108.108519667224-26.0135061213223 103.618524159289-35.5416393598898 98.7278638632133-44.5874433874269 93.4269210991261-53.1615707669116 87.704485046087-61.2712674238974 81.5493930916628-68.9213239959099 74.9516755758004-76.1152773061622 67.9030639026423-82.8565644625851 60.3968717073558-89.1493876538589 52.4273680148381-94.9991229777006 43.9888298848755-100.412188877643 35.0745010242154-105.395379785648 25.6756986467844-109.954770800006 15.7812977856966-114.093282979371 5.37771393080311-114.080770152479-5.37762203959937-109.919435499814-15.7805005425716-105.340783986234-25.6736483837767-100.342097584293-35.0709047448081-94.9173825672042-43.9836970506694-89.0598061582059-52.4210146008463-82.7628015401897-60.389883689184-76.0207555456909-67.8962281541308-68.8291684140313-74.9458871822262-61.1842772706659-81.5455475541139-53.08222693875-87.7033638975609-44.517954292478-93.4290813637726-35.4840258149306-98.7335452786401-25.9697202025054-103.627591095975-15.9606515141968-108.120454075726-5.4390873544362-112.216646753591 5.4390873544362-112.216646753591 15.9606515141968-108.120454075726 25.9697202025054-103.627591095976 35.4840258149306-98.7335452786392 44.517954292478-93.4290813637726 53.08222693875-87.7033638975609 61.1842772706659-81.545547554113 68.8291684140313-74.9458871822271 76.0207555456909-67.8962281541308 82.7628015401897-60.389883689184 89.0598061582059-52.4210146008463 94.9173825672042-43.9836970506694 100.342097584293-35.0709047448081 105.340783986234-25.6736483837767 109.919435499814-15.7805005425716 114.080770152479-5.37762203959937 114.093282979371 5.37771393080311 109.954770800006 15.7812977856966 105.395379785648 25.6756986467844 100.412188877643 35.0745010242154 94.9991229777006 43.9888298848755z"/>
          <dr3d:extrude draw:style-name="gr6" draw:layer="layout" svg:viewBox="21170 6179 509 1144" svg:d="M21254 7323l-7.86474609375-0.48193359375-7.80322265625-1.40478515625-7.68017578125-2.26611328125-7.49560546875-3.06591796875-7.24951171875-3.80419921875-6.94189453125-4.48095703125-6.57275390625-5.09619140625-6.14208984375-5.64990234375-5.64990234375-6.14208984375-5.09619140625-6.57275390625-4.48095703125-6.94189453125-3.80419921875-7.24951171875-3.06591796875-7.49560546875-2.26611328125-7.68017578125-1.40478515625-7.80322265625-0.48193359375-7.86474609375v-975l0.48193359375-7.8759765625 1.40478515625-7.8349609375 2.26611328125-7.7294921875 3.06591796875-7.5595703125 3.80419921875-7.3251953125 4.48095703125-7.0263671875 5.09619140625-6.6630859375 5.64990234375-6.2353515625 6.14208984375-5.7431640625 6.57275390625-5.1865234375 6.94189453125-4.5654296875 7.24951171875-3.8798828125 7.49560546875-3.1298828125 7.68017578125-2.3154296875 7.80322265625-1.4365234375 7.86474609375-0.4931640625h340l7.8759765625 0.4931640625 7.8349609375 1.4365234375 7.7294921875 2.3154296875 7.5595703125 3.1298828125 7.3251953125 3.8798828125 7.0263671875 4.5654296875 6.6630859375 5.1865234375 6.2353515625 5.7431640625 5.7431640625 6.2353515625 5.1865234375 6.6630859375 4.5654296875 7.0263671875 3.8798828125 7.3251953125 3.1298828125 7.5595703125 2.3154296875 7.7294921875 1.4365234375 7.8349609375 0.4931640625 7.8759765625v975l-0.4931640625 7.86474609375-1.4365234375 7.80322265625-2.3154296875 7.68017578125-3.1298828125 7.49560546875-3.8798828125 7.24951171875-4.5654296875 6.94189453125-5.1865234375 6.57275390625-5.7431640625 6.14208984375-6.2353515625 5.64990234375-6.6630859375 5.09619140625-7.0263671875 4.48095703125-7.3251953125 3.80419921875-7.5595703125 3.06591796875-7.7294921875 2.26611328125-7.8349609375 1.40478515625-7.8759765625 0.48193359375z"/>
          <dr3d:extrude draw:style-name="gr7" draw:layer="layout" svg:viewBox="21532 -3709 6497 6605" svg:d="M22614 2896l-101.305419921875-6.207763671875-100.512939453125-18.094970703125-98.927978515625-29.189697265625-96.550537109375-39.491943359375-93.380615234375-49.001708984375-89.418212890625-57.718994140625-84.663330078125-65.643798828125-79.115966796875-72.776123046875-72.776123046875-79.115966796875-65.643798828125-84.663330078125-57.718994140625-89.418212890625-49.001708984375-93.380615234375-39.491943359375-96.550537109375-29.189697265625-98.927978515625-18.094970703125-100.512939453125-6.207763671875-101.305419921875v-4440l6.207763671875-101.316650390625 18.094970703125-100.544677734375 29.189697265625-98.977294921875 39.491943359375-96.614501953125 49.001708984375-93.456298828125 57.718994140625-89.502685546875 65.643798828125-84.753662109375 72.776123046875-79.209228515625 79.115966796875-72.869384765625 84.663330078125-65.734130859375 89.418212890625-57.803466796875 93.380615234375-49.077392578125 96.550537109375-39.555908203125 98.927978515625-29.239013671875 100.512939453125-18.126708984375 101.305419921875-6.218994140625h4332l101.316650390625 6.218994140625 100.544677734375 18.126708984375 98.977294921875 29.239013671875 96.614501953125 39.555908203125 93.456298828125 49.077392578125 89.502685546875 57.803466796875 84.753662109375 65.734130859375 79.209228515625 72.869384765625 72.869384765625 79.209228515625 65.734130859375 84.753662109375 57.803466796875 89.502685546875 49.077392578125 93.456298828125 39.555908203125 96.614501953125 29.239013671875 98.977294921875 18.126708984375 100.544677734375 6.218994140625 101.316650390625v4440l-6.218994140625 101.305419921875-18.126708984375 100.512939453125-29.239013671875 98.927978515625-39.555908203125 96.550537109375-49.077392578125 93.380615234375-57.803466796875 89.418212890625-65.734130859375 84.663330078125-72.869384765625 79.115966796875-79.209228515625 72.776123046875-84.753662109375 65.643798828125-89.502685546875 57.718994140625-93.456298828125 49.001708984375-96.614501953125 39.491943359375-98.977294921875 29.189697265625-100.544677734375 18.094970703125-101.316650390625 6.207763671875z"/>
          <dr3d:extrude draw:style-name="gr8" draw:layer="layout" svg:viewBox="21329 -3912 6903 7011" svg:d="M22614 3099h4332l12.4147139768065-0.379974146497261 101.316650390625-6.207763671875 6.03632430229845-0.449590489190086 5.77799582816078-0.602533894439603 5.75619408740386-0.78390848465915 5.97091908003131-0.993714259846911 100.544677734375-18.094970703125 5.5293255386423-1.06508644881069 5.27658177108606-1.16773549172149 5.24016443321671-1.32158922453846 5.42007352503788-1.5266476472616 98.9772949218786-29.189697265625 5.01267424198159-1.54057216911269 4.77140625444372-1.60125802448192 4.72600899197641-1.73065996475907 4.87648245459786-1.92877798994141 96.6145019531214-39.491943359375 4.52898902166635-1.90792279595917 4.30143976231193-1.93489373734019 4.25063149810376-2.04409629688053 4.37656422904547-2.23553047457744 93.456298828125-49.0017089843755 7.23351100318905-3.98235149174116 8.51854384350008-5.20151567908033 89.502685546875-57.7189941406246 3.73018084413707-2.45709183259669 3.52770032786066-2.43569329969068 3.47021836346903-2.51691397611648 3.5577349509731-2.70075386187318 84.753662109375-65.643798828125 3.41762305752127-2.69912306125843 3.22418392435793-2.65962120203085 3.16317301508752-2.73190105842787 3.23459032969185-2.91596263044858 79.209228515625-72.776123046875 3.15246079759891-2.95142008063976 2.96512184389576-2.8957644688021 2.89939490786128-2.9615719772064 2.95527998950274-3.14884260585495 72.8693847656286-79.115966796875 2.92139320553906-3.23267344785017 2.73711672011268-3.16147419011577 2.66483688676817-3.22263422703327 2.7045537054837-3.41615355860404 65.7341308593714-84.663330078125 2.70760971433265-3.55809446782087 2.52340953013845-3.47076149868053 2.44209323255927-3.52845032287451 2.46366082160239-3.7311609404037 57.803466796875-89.418212890625 5.32227695624897-8.70557858083203 3.89096583270657-7.05942487046104 49.0773925781286-93.380615234375 2.24367692969827-4.38223640917931 2.05159978353913-4.25634911867292 1.94205287350633-4.30743544680172 1.91503619958894-4.53549539356663 39.5559082031214-96.550537109375 1.93648834590203-4.88488600196115 1.73760464939915-4.73435141533082 1.60770850399058-4.7800237036713 1.54679990967634-5.02190286698169 29.2390136718786-98.927978515625 1.5330003958552-5.43081511410219 1.32709113630699-5.25071543891318 1.17259535310586-5.28736263579413 1.0695130462409-5.54075670474504 18.126708984375-100.512939453125 0.997781092402875-5.98303634000854 0.787110679222678-5.76798224279969 0.604984647816309-5.78991847529051 0.451402998169215-6.04884503748121 6.21899414062136-101.305419921875 0.381430654630094-12.4384627842389v-4440l-0.381346337879222-12.4370892153174-6.21899414062136-101.316650390625-0.451142668942339-6.04635291682143-0.604593290358025-5.78754254433125-0.786569717714883-5.76563004608943-0.997071951009275-5.98061542209553-18.126708984375-100.544677734375-1.06836937353-5.53674131459366-1.17128464357666-5.28356442514769-1.32555636424513-5.24698590394337-1.53118453554271-5.42700575097797-29.2390136718786-98.977294921875-1.5445891932286-5.01733542311058-1.60535804385654-4.77573537604576-1.73501481959465-4.73017403556923-1.93355952045022-4.88065140168101-39.5559082031214-96.6145019531259-1.91189166967524-4.53112896704079-1.93882484241112-4.3033682678174-2.04815294817308-4.25242162995073-2.23987598697931-4.37828905344168-49.0773925781286-93.4562988281241-3.92245712459044-7.11936830602508-5.27485854283077-8.63219073519758-57.803466796875-89.502685546875-2.45956345976811-3.72852321871687-2.43802973627317-3.52605835972099-2.51921124707587-3.46852291959203-2.70310799216895-3.55591689832681-65.7341308593714-84.753662109375-2.70049544824724-3.414705739086-2.6608558684602-3.22137537241269-2.73304825196828-3.16035765303832-2.91707259876785-3.23165258096469-72.8693847656286-79.209228515625-2.9516048989608-3.14866518526742-2.89582674964913-2.96151351175195-2.96151351175286-2.89582674964959-3.14866518526833-2.95160489895989-79.209228515625-72.869384765625-3.23165258096196-2.91707259876785-3.16035765303604-2.73304825196647-3.22137537240997-2.66085586845884-3.41470573908373-2.70049544824496-84.753662109375-65.734130859375-3.55591689832727-2.70310799216895-3.46852291959658-2.51921124707542-3.52605835972281-2.43802973627544-3.72852321871687-2.45956345976856-89.502685546875-57.803466796875-8.63219073519576-5.27485854282986-7.11936830603008-3.92245712459589-93.456298828125-49.077392578125-4.37828905343849-2.23987598697613-4.25242162994982-2.04815294817308-4.30336826781422-1.93882484240567-4.53112896703533-1.91189166967433-96.6145019531214-39.555908203125-4.88065140168692-1.93355952044931-4.73017403557242-1.73501481959738-4.77573537604985-1.60535804385836-5.01733542311558-1.54458919323224-98.9772949218786-29.239013671875-5.42700575097479-1.53118453553998-5.2469859039411-1.32555636424422-5.28356442514632-1.17128464357438-5.53674131459047-1.06836937353228-100.544677734375-18.126708984375-5.98061542209325-0.997071951011094-5.76563004608397-0.786569717712155-5.78754254433079-0.604593290357116-6.0463529168228-0.451142668945067-101.316650390625-6.218994140625-12.4370892153238-0.381346337880132h-4332l-12.4384627842446 0.381430654629185-101.305419921875 6.218994140625-6.04884503747599 0.451402998171034-5.7899184752896 0.604984647813581-5.76798224279992 0.787110679224497-5.98303634000695 0.997781092402875-100.512939453125 18.126708984375-5.54075670474413 1.06951304623635-5.28736263579049 1.17259535310541-5.25071543891681 1.32709113631108-5.43081511409764 1.53300039585338-98.927978515625 29.239013671875-5.02190286698169 1.54679990967543-4.78002370367904 1.60770850399331-4.73435141533628 1.73760464940233-4.88488600196433 1.93648834590294-96.5505371093714 39.555908203125-4.53549539356391 1.91503619958849-4.30743544679717 1.94205287350269-4.25634911866655 2.05159978353822-4.38223640917568 2.24367692969736-93.3806152343786 49.077392578125-7.05942487046923 3.89096583271066-8.70557858083703 5.32227695624897-89.4182128906214 57.803466796875-3.73116094040233 2.46366082160193-3.52845032287587 2.442093232562-3.47076149868008 2.52340953013891-3.55809446782223 2.70760971433265-84.663330078125 65.734130859375-3.41615355860267 2.70455370547961-3.22263422702963 2.66483688676408-3.16147419010667 2.73711672011586-3.23267344785199 2.92139320553497-79.1159667968786 72.869384765625-3.14884260585677 2.95527998950411-2.96157197720822 2.89939490786401-2.89576446880528 2.96512184389576-2.95142008064067 3.15246079760027-72.776123046875 79.209228515625-2.9159626304463 3.23459032969413-2.73190105843241 3.16317301508388-2.65962120203039 3.2241839243602-2.6991230612548 3.41762305752127-65.643798828125 84.753662109375-2.70075386187455 3.55773495097083-2.51691397611648 3.47021836346994-2.4356932996925 3.52770032785884-2.45709183259532 3.73018084413661-57.718994140625 89.502685546875-5.20151567908033 8.51854384350236-3.98235149174434 7.23351100319542-49.0017089843677 93.4562988281241-2.23553047457972 4.37656422904411-2.04409629687871 4.25063149809967-1.9348937373361 4.30143976230693-1.90792279595917 4.52898902166589-39.4919433593786 96.6145019531259-1.92877798994232 4.87648245459877-1.73065996475634 4.72600899197914-1.60125802448601 4.77140625444099-1.54057216911315 5.01267424198431-29.189697265625 98.977294921875-1.52664764726069 5.42007352503879-1.32158922453891 5.24016443321671-1.16773549171921 5.27658177108424-1.06508644881251 5.5293255386423-18.094970703125 100.544677734375-0.993714259850094 5.97091908003131-0.78390848466006 5.75619408740386-0.602533894438238 5.77799582815987-0.449590489188267 6.03632430230073-6.207763671875 101.316650390625-0.379974146497261 12.414713976807v4440l0.380058160702902 12.4160850931512 6.207763671875 101.305419921875 0.449849936649116 6.03881243025057 0.602923943777569 5.78036800684617 0.784447653186362 5.75854265035559 0.994421064864582 5.97333636077929 18.094970703125 100.512939453125 1.06622676909683 5.53333634684304 1.16904243941462 5.28037582297202 1.32311967073474 5.24389010124105 1.52845846305354 5.42387918165014 29.189697265625 98.927978515625 1.54277778351752 5.01723951043323 1.60360321911503 4.77569281319029 1.73324415432216 4.73018496803525 1.93170058912438 4.88071597496992 39.4919433593786 96.550537109375 1.91106231014055 4.5333569439922 1.93811684405227 4.3055086582167 2.04753810428156 4.25456101363034 2.2393260908284 4.38051401023176 49.0017089843714 93.380615234375 3.95092583489532 7.17360011321125 5.24885667253329 8.59191909782112 57.718994140625 89.418212890625 2.46118885607211 3.7328254581389 2.4397567251799 3.5300989110151 2.52111245851847 3.47246355936522 2.70525605608418 3.55991940318927 65.643798828125 84.663330078125 2.70318405691069 3.41907818070194 2.66360514952976 3.22544964859662 2.73597276990768 3.16429626150511 2.92028691803353 3.23561801942606 72.776123046875 79.115966796875 2.95510048429787 3.15264434579376 2.8993379908934 2.96518594472718 2.96518594472946 2.89933799089613 3.15264434579512 2.95510048430015 79.1159667968786 72.776123046875 3.2356180194256 2.9202869180358 3.16429626150421 2.73597276990358 3.2254496485948 2.66360514952885 3.41907818070104 2.7031840569116 84.663330078125 65.643798828125 3.55991940318927 2.70525605608282 3.47246355936659 2.52111245851711 3.53009891101465 2.4397567251799 3.73282545813709 2.4611888560712 89.4182128906214 57.7189941406246 8.59191909782385 5.24885667253375 7.17360011320852 3.95092583489577 93.3806152343786 49.0017089843755 4.3805140102304 2.23932609082658 4.25456101363307 2.0475381042811 4.30550865822079 1.93811684405364 4.53335694399357 1.91106231014282 96.5505371093714 39.491943359375 4.88071597497037 1.9317005891271 4.73018496803343 1.73324415431989 4.77569281318938 1.60360321911594 5.01723951043095 1.54277778351479 98.927978515625 29.189697265625 5.42387918164968 1.528458463059 5.24389010123923 1.32311967073383 5.28037582297111 1.16904243941235 5.53333634684532 1.06622676909547 100.512939453125 18.094970703125 5.9733363607811 0.994421064862763 5.75854265035741 0.784447653185907 5.7803680068464 0.602923943780752 6.03881243024807 0.449849936646842 101.305419921875 6.207763671875zM22536.9690562491 2687.89894948317l-77.941031172868-14.0314339956417-78.4510959033905-23.1477866417217-78.0910236160198-31.9414720399318-76.7472196317431-40.2732934701226-74.3761134875131-48.009396741571-70.9801130109481-55.0345025997513-66.5898004601731-61.2537229608602-61.2537229608533-66.5898004601636-55.0345025997194-70.9801130109067-48.0093967415924-74.3761134875444-40.2732934701089-76.7472196317244-31.9414720399436-78.0910236160423-23.1477866417226-78.4510959033939-14.0314339956349-77.9410311728464-5.10105051683786-83.2448031151782v-4427.57296875898l5.10151547704663-83.2616200245975 14.0349935381673-77.9854206702557 23.1556510469163-78.5168712756008 31.9533781127429-78.1718864526151 40.288196500027-76.8378452382831 48.0259574187257-74.4720560178707 55.0513332117371-71.0775759019471 61.2694578934643-66.6854221979656 66.6030674073409-61.3444383222495 70.9894641683422-55.1174956498016 74.3799635835749-48.0821481034864 76.7438410957329-40.333720311814 78.0786683203223-31.9881455781265 78.4283352038328-23.1801680343146 77.9073935515116-14.049978622882 83.2138632277747-5.10837947497157h4319.55052920965l83.2306893119639 5.10884605003866 77.9517993728878 14.0535492666627 78.4941222255111 23.1880525197716 78.1595303277973 32.0000739469301 76.8344523550113 40.3486402632652 74.4758819786039 48.0987150811643 71.0868991040952 55.1343200021897 66.6986636500151 61.3601555771661 61.3601555772075 66.6986636500565 55.1343200021511 71.0868991040506 48.0987150811998 74.4758819786553 40.3486402632334 76.8344523549508 32.0000739469469 78.1595303278455 23.1880525197703 78.4941222254929 14.0535492666641 77.9517993729 5.10884605003594 83.2306893119608v4427.55052920966l-5.10837947496839 83.2138632277395-14.0499786228829 77.9073935515266-23.180168034316 78.4283352038297-31.9881455781142 78.0786683203039-40.3337203118426 76.7438410957752-48.0821481034654 74.3799635835453-55.1174956497962 70.9894641683386-61.3444383222668 66.6030674073541-66.6854221979447 61.2694578934438-71.0775759019962 55.0513332117762-74.4720560178248 48.0259574186948-76.8378452383076 40.2881965000415-78.1718864526047 31.9533781127361-78.5168712755913 23.1556510469136-77.9854206702694 14.034993538171-83.2616200245902 5.10151547704481h-4319.57296875901z"/>
          <dr3d:extrude draw:style-name="gr9" draw:layer="layout" svg:viewBox="22555 -23037 782 1102" svg:d="M22555-23037v1102h224v-914h558v-188z"/>
          <dr3d:extrude draw:style-name="gr9" draw:layer="layout" svg:viewBox="23490 -23037 224 1111" svg:d="M23490-23037v1111h224v-1111z"/>
          <dr3d:extrude draw:style-name="gr9" draw:layer="layout" svg:viewBox="23930 -23037 762 1111" svg:d="M23930-23037v1111h762v-188h-538v-263h464v-188h-464v-472z"/>
          <dr3d:extrude draw:style-name="gr9" draw:layer="layout" svg:viewBox="24878 -23037 844 1111" svg:d="M24878-23037v1111h823v-188h-599v-246h557v-188h-557v-301h620v-188z"/>
          <dr3d:extrude draw:style-name="gr9" draw:layer="layout" svg:viewBox="25916 -23037 850 1111" svg:d="M25916-23037v1111h359.53125l93.2855834960938-1.04217529296875 75.4990844726563-3.12628173828125 31.0794906616211-2.34456634521484 26.6327285766602-2.86545562744141 22.185920715332-3.38629913330078 17.7390670776367-3.90709686279297 23.3583908081055-7.17131042480469 22.3886184692383-9.00703430175781 21.4188003540039-10.8426666259766 20.4489364624023-12.6782073974609 19.4790267944336-14.5136566162109 18.5090713500977-16.3490142822266 17.5390701293945-18.1842803955078 16.5690231323242-20.0194549560547 15.0787353515625-21.7010955810547 13.0682373046875-23.2292022705078 11.0577392578125-24.7572174072266 9.0472412109375-26.2851409912109 7.0367431640625-27.8129730224609 5.0262451171875-29.3407135009766 3.0157470703125-30.8683624267578 1.0052490234375-32.3959197998047-0.579536437988281-25.0726318359375-1.73863983154297-24.0538330078125-2.89778900146484-23.0350341796875-4.05698394775391-22.0162353515625-5.21622467041016-20.9974365234375-6.37551116943359-19.9786376953125-7.53484344482422-18.9598388671875-8.69422149658203-17.9410400390625-9.58721923828125-16.9639892578125-10.2138061523438-16.0286865234375-10.8403930664063-15.0933837890625-11.4669799804688-14.1580810546875-12.0935668945313-13.2227783203125-12.7201538085938-12.2874755859375-13.3467407226563-11.3521728515625-13.9733276367188-10.4168701171875-14.3164520263672-9.52861785888672-14.3760528564453-8.68738555908203-14.4355621337891-7.84610748291016-14.4949798583984-7.00478363037109-14.5543060302734-6.16341400146484-14.6135406494141-5.32199859619141-14.6726837158203-4.48053741455078-14.7317352294922-3.63903045654297-21.1818084716797-3.73131561279297-23.4291534423828-3.23395538330078-53.5999755859375-4.97564697265625-62.5882568359375-2.98565673828125-71.5758056640625-0.99530029296875h-146.09375v-419zM26140-22114v-316h122.59375l60.7244262695312 1.09197998046875 49.7516479492188 3.27569580078125 20.7611465454102 2.45662689208984 18.0180892944336 3.00241851806641 15.2750778198242 3.54816436767578 6.60892391204834 1.97872257232666 5.92318820953369 2.11514186859131 10.8590850830078 4.67558288574219 10.2560272216797 5.29328918457031 9.65306091308594 5.91090393066406 9.05018615722656 6.52842712402344 8.44740295410156 7.14585876464844 7.84471130371094 7.76319885253906 7.24211120605469 8.38044738769531 6.63960266113281 8.99760437011719 5.94214630126953 9.49603271484375 5.14971160888672 9.87579345703125 4.35732269287109 10.2555541992188 3.56497955322266 10.6353149414063 2.77268218994141 11.0150756835938 1.98043060302734 11.3948364257813 1.18822479248047 11.7745971679688 0.396064758300781 12.1543579101563-0.555717468261719 14.8595581054688-1.66712188720703 14.1948852539063-2.77848052978516 13.5302124023438-3.88979339599609 12.8655395507813-5.00106048583984 12.2008666992188-6.11228179931641 11.5361938476563-7.22345733642578 10.8715209960938-8.33458709716797 10.2068481445313-9.18585205078125 9.41178894042969-9.77728271484375 8.48628234863281-10.3687133789063 7.56068420410156-10.9601440429688 6.63499450683594-11.5515747070313 5.70921325683594-12.1430053710938 4.78334045410156-12.7344360351563 3.85737609863281-13.3258666992188 2.93132019042969-11.292106628418 1.77978515625-13.8225784301758 1.54248046875-35.2363891601563 2.373046875-45.3577270507813 1.423828125-55.4786987304688 0.474609375z"/>
          <dr3d:extrude draw:style-name="gr9" draw:layer="layout" svg:viewBox="26953 -23037 998 1111" svg:d="M26953-23037v1111h471.796875l82.9013061523438-1.87060546875 36.8890151977539-2.3382568359375 33.8478622436523-3.2735595703125 30.8066635131836-4.2088623046875 27.7654190063477-5.1441650390625 24.7241287231445-6.0794677734375 21.6827926635742-7.0147705078125 19.6593017578125-8.21044921875 18.6536865234375-9.66650390625 17.6480712890625-11.12255859375 16.6424560546875-12.57861328125 15.6368408203125-14.03466796875 14.6312255859375-15.49072265625 13.6256103515625-16.94677734375 12.6199951171875-18.40283203125 11.35986328125-19.4741897583008 9.84521484375-20.1608810424805 8.33056640625-20.8476181030273 6.81591796875-21.5344009399414 5.30126953125-22.2212295532227 3.78662109375-22.9081039428711 2.27197265625-23.5950241088867 0.75732421875-24.2819900512695-1.14789581298828-30.5731201171875-3.44371795654297-29.2115478515625-5.73958587646484-27.8499755859375-8.03549957275391-26.4884033203125-10.3314590454102-25.1268310546875-12.6274642944336-23.7652587890625-14.9235153198242-22.4036865234375-17.219612121582-21.0421142578125-9.4677906036377-9.94541835784912-10.0357036590576-9.4749231338501-10.6036281585693-9.00442218780518-11.1715641021729-8.53391551971436-24.0469818115234-15.6562881469727-26.3188629150391-13.7741928100586-28.5908355712891-11.8920516967773-30.8628997802734-10.0098648071289-33.1350555419922-8.12763214111328-35.4073028564453-6.24535369873047 34.7513427734375-21.7470092773438 16.1866302490234-11.2645034790039 15.3940582275391-11.5251083374023 14.6015777587891-11.7856674194336 13.8091888427734-12.0461807250977 13.0168914794922-12.3066482543945 12.2246856689453-12.5670700073242 12.343147277832-13.9290237426758 13.3722457885742-16.3925704956055 29.8319702148437-40.1759643554688 33.9489135742187-50.0307006835938 38.0662231445312-59.8858032226562 135.5625-216.8125h-268.203125l-161.84375 241.828125-72.724609375 105.6796875-26.1358642578125 34.857421875-10.5116424560547 12.93310546875-8.80757141113281 9.93603515625-8.01470947265625 8.10553741455078-8.13299560546875 7.44164276123047-8.25128173828125 6.77779388427734-8.36956787109375 6.11399078369141-8.48785400390625 5.45023345947266-8.60614013671875 4.78652191162109-8.72442626953125 4.12285614013672-8.84271240234375 3.45923614501953-9.55314636230469 2.93189239501953-10.8556671142578 2.54082489013672-12.1580963134766 2.14980316162109-13.4604339599609 1.75882720947266-14.7626800537109 1.36789703369141-16.0648345947266 0.977012634277344-36.0357666015625 0.78155517578125h-45.453125v-464zM27177-22396h165.890625l73.1045532226563 0.85321044921875 57.9525756835938 2.55938720703125 23.2944107055664 1.91939544677734 19.5065536499023 2.34580230712891 15.7187423706055 2.77216339111328 6.43895626068115 1.54595279693604 5.49202060699463 1.65252590179443 9.76483917236328 3.71959686279297 9.22032928466797 4.33551788330078 8.67586517333984 4.95139312744141 8.13144683837891 5.56722259521484 7.58707427978516 6.18300628662109 7.04274749755859 6.79874420166016 6.49846649169922 7.41443634033203 5.95423126220703 8.03008270263672 5.32691192626953 8.59845733642578 4.61650848388672 9.11962127685547 3.90615081787109 9.64083099365234 3.19583892822266 10.1620864868164 2.48557281494141 10.6833877563477 1.77535247802734 11.2047348022461 1.06517791748047 11.7261276245117 0.355049133300781 12.2475662231445-0.467475891113281 13.6854858398438-1.40245819091797 13.0105590820313-2.33748626708984 12.3356323242188-3.27256011962891 11.6607055664063-4.20767974853516 10.9857788085938-5.14284515380859 10.3108520507813-2.92212390899658 4.90232849121094-3.15593242645264 4.73359680175781-3.38974666595459 4.56486511230469-3.62356662750244 4.39613342285156-7.86566162109375 8.22657012939453-8.63507080078125 7.43267059326172-9.40447998046875 6.63881683349609-10.1738891601563 5.84500885009766-10.9432983398438 5.05124664306641-11.7127075195313 4.25753021240234-12.4821166992188 3.46385955810547-13.2515258789063 2.67023468017578-8.52062225341797 0.889892578125-11.9300003051758 0.771240234375-34.0879516601562 1.1865234375-109.08642578125 0.94921875h-174.984375z"/>
          <dr3d:extrude draw:style-name="gr9" draw:layer="layout" svg:viewBox="28028 -23056 1078 1149" svg:d="M28028-22488.328125l0.793754577636719 41.5925827026367 2.38123321533203 39.887092590332 3.96866607666016 38.1815567016602 5.55605316162109 36.4759750366211 7.14339447021484 34.7703475952148 8.73069000244141 33.0646743774414 10.3179397583008 31.3589553833008 11.905143737793 29.653190612793 9.90838623046875 20.9501953125 10.7730102539063 20.4052734375 11.6376342773438 19.8603515625 12.5022583007813 19.3154296875 13.3668823242188 18.7705078125 14.2315063476563 18.2255859375 15.0961303710938 17.6806640625 15.9607543945312 17.1357421875 16.5884399414063 16.3185501098633 16.9791870117188 15.229118347168 17.3699340820313 14.1397323608398 17.7606811523437 13.0503921508789 18.1514282226562 11.9610977172852 18.5421752929688 10.8718490600586 18.9329223632813 9.78264617919922 19.3236694335938 8.69348907470703 26.462028503418 10.301139831543 27.4573440551758 8.92780303955078 28.4526138305664 7.55442047119141 29.4478378295898 6.18099212646484 30.4430160522461 4.80751800537109 31.4381484985352 3.43399810791016 32.433235168457 2.06043243408203 33.4282760620117 0.686820983886719 59.8721923828125-2.38037109375 56.8040771484375-7.14111328125 53.7359619140625-11.90185546875 25.7174377441406-7.7362060546875 24.9504089355469-8.9263916015625 24.1833801269531-10.1165771484375 23.4163513183594-11.3067626953125 22.6493225097656-12.4969482421875 21.8822937011719-13.6871337890625 21.1152648925781-14.8773193359375 20.3482360839844-16.0675048828125 19.5812072753906-17.2576904296875 18.8141784667969-18.4478759765625 17.8547058105469-19.507737159729 16.7027893066406-20.4372777938843 15.5508728027344-21.3668241500854 14.3989562988281-22.2963762283325 13.2470397949219-23.2259340286255 12.0951232910156-24.1554975509644 10.9432067871094-25.0850667953491 9.79129028320313-26.0146417617798 16.1268310546875-54.8180313110352 11.5191650390625-58.5363998413086 6.9114990234375-62.2548141479492 2.3038330078125-65.973274230957-2.28607940673828-65.4358596801758-6.85826873779297-61.7763595581055-11.4305038452148-58.1169052124023-16.0027847290039-54.4574966430664-9.7160120010376-25.856484413147-10.8590993881226-24.9416494369507-12.0021924972534-24.0268201828003-13.1452913284302-23.1119966506958-14.2883958816528-22.1971788406372-15.4315061569214-21.2823667526245-16.5746221542358-20.3675603866577-17.7177438735962-19.4527597427368-18.6742401123047-18.4016914367676-19.4441070556641-17.2143669128418-20.2139739990234-16.0270652770996-20.9838409423828-14.839786529541-21.7537078857422-13.652530670166-22.5235748291016-12.4652976989746-23.2934417724609-11.2780876159668-24.0633087158203-10.0909004211426-24.8331756591797-8.90373611450195-25.6030426025391-7.71659469604492-53.5156860351563-11.8718566894531-56.5951538085938-7.12356567382813-59.6746215820312-2.37545776367187-60.3858184814453 2.36372375488281-57.2112274169922 7.08830261230469-54.0367279052734 11.8129730224609-25.8279552459717 7.67826652526856-25.0343647003174 8.85946846008301-24.2407855987549 10.0406818389893-23.4472179412842 11.2219066619873-22.6536617279053 12.4031429290771-21.8601169586182 13.5843906402588-21.0665836334228 14.7656497955322-20.2730617523193 15.9469203948975-19.4795513153076 17.1282024383545-18.6860523223877 18.3094959259033-17.7177438735962 19.3457326889038-16.5746221542358 20.2369012832642-15.4315061569214 21.1280641555786-14.2883958816528 22.0192213058472-13.1452913284302 22.9103727340698-12.0021924972534 23.8015184402466-10.8590993881226 24.6926584243774-9.7160120010376 25.5837926864624-16.0027847290039 53.8409652709961-11.4305038452148 57.4054336547852-6.85826873779297 60.969856262207zM28259-22480.75l1.3648681640625-45.7227325439453 4.0946044921875-42.8704071044922 6.8243408203125-40.0181732177734 9.5540771484375-37.1660308837891 12.2838134765625-34.3139801025391 7.16555786132813-16.0874996185303 7.84799194335938-15.3745212554932 8.53042602539063-14.6615543365479 9.21286010742188-13.9485988616943 9.89529418945313-13.2356548309326 10.5777282714844-12.5227222442627 22.5736083984375-22.811653137207 11.8385925292969-10.2651853561401 12.2064514160156-9.50476551055908 12.5743103027344-8.74435138702393 12.9421691894531-7.98394298553467 13.3100280761719-7.22354030609131 13.6778869628906-6.46314334869385 14.0457458496094-5.70275211334229 14.4136047363281-4.94236660003662 14.7814636230469-4.18198680877686 15.1493225097656-3.42161273956299 15.5171813964844-2.66124439239502 15.8850402832031-1.90088176727295 32.8736572265625-1.52069854736328 32.8558883666992 1.50896453857422 15.8628206253052 1.88619709014893 15.4860639572144 2.64066600799561 15.1093015670776 3.39512920379639 14.732533454895 4.14958667755127 14.3557596206665 4.90403842926025 13.9789800643921 5.65848445892334 13.6021947860718 6.41292476654053 13.2254037857056 7.16735935211182 12.8486070632935 7.92178821563721 12.4718046188355 8.6762113571167 12.0949964523315 9.43062877655029 11.7181825637817 10.185040473938 22.3059005737305 22.6332931518555 10.4393911361694 12.4482879638672 9.76592350006104 13.2027740478516 9.09245014190674 13.9572601318359 8.41897106170654 14.7117462158203 7.74548625946045 15.4662322998047 7.07199573516846 16.2207183837891 12.1234970092773 34.7048950195312 9.42946624755859 37.7228393554687 6.73538970947266 40.7407836914063 4.04126739501953 43.7587280273438 1.34709930419922 46.7766723632812-1.3114013671875 46.2039108276367-3.9342041015625 43.174201965332-6.5570068359375 40.1444473266602-9.1798095703125 37.1146469116211-11.8026123046875 34.0848007202148-6.88485717773438 15.9061937332153-7.54055786132813 15.1487150192261-8.19625854492188 14.3912305831909-8.85195922851563 13.6337404251099-9.50765991210938 12.8762445449829-10.1633605957031 12.1187429428101-10.7063150405884 11.3731374740601-11.1365270614624 10.6394281387329-11.5667448043823 9.90571308135986-11.9969682693481 9.17199230194092-12.4271974563599 8.43826580047607-12.8574323654175 7.70453357696533-13.287672996521 6.97079563140869-13.7179193496704 6.23705196380615-14.1481714248657 5.50330257415772-14.5784292221069 4.76954746246338-15.008692741394 4.03578662872314-15.4389619827271 3.30202007293701-32.1687545776367 4.40271759033203-33.8899002075195 1.46758270263672-33.9076690673828-1.48517608642578-32.2220916748047-4.45555877685547-15.478982925415-3.34168720245361-15.0576229095459-4.08430004119873-14.6362743377686-4.82691860198975-14.214937210083-5.56954288482666-13.7936115264893-6.31217288970947-13.3722972869873-7.05480861663818-12.9509944915771-7.79745006561279-12.5297031402588-8.5400972366333-12.1084232330322-9.28275012969971-11.6871547698975-10.025408744812-11.2658977508545-10.7680730819702-10.8446521759033-11.5107431411743-10.3016977310181-12.2593250274658-9.63703060150147-13.013822555542-8.97236919403076-13.76833152771-8.30771350860596-14.5228519439697-7.64306354522705-15.2773838043213-6.97841930389404-16.0319271087646-11.9629287719727-34.3275299072266-9.30442047119141-37.3458404541016-6.64595794677734-40.3642425537109-3.98754119873047-43.3827362060547z"/>
          <dr3d:extrude draw:style-name="gr9" draw:layer="layout" svg:viewBox="29234 -23056 1078 1149" svg:d="M29234-22488.328125l0.793754577636719 41.5925827026367 2.38123321533203 39.887092590332 3.96866607666016 38.1815567016602 5.55605316162109 36.4759750366211 7.14339447021484 34.7703475952148 8.73069000244141 33.0646743774414 10.3179397583008 31.3589553833008 11.905143737793 29.653190612793 9.90838623046875 20.9501953125 10.7730102539063 20.4052734375 11.6376342773438 19.8603515625 12.5022583007813 19.3154296875 13.3668823242188 18.7705078125 14.2315063476563 18.2255859375 15.0961303710938 17.6806640625 15.9607543945312 17.1357421875 16.5884399414063 16.3185501098633 16.9791870117188 15.229118347168 17.3699340820313 14.1397323608398 17.7606811523437 13.0503921508789 18.1514282226562 11.9610977172852 18.5421752929688 10.8718490600586 18.9329223632813 9.78264617919922 19.3236694335938 8.69348907470703 26.462028503418 10.301139831543 27.4573440551758 8.92780303955078 28.4526138305664 7.55442047119141 29.4478378295898 6.18099212646484 30.4430160522461 4.80751800537109 31.4381484985352 3.43399810791016 32.433235168457 2.06043243408203 33.4282760620117 0.686820983886719 59.8721923828125-2.38037109375 56.8040771484375-7.14111328125 53.7359619140625-11.90185546875 25.7174377441406-7.7362060546875 24.9504089355469-8.9263916015625 24.1833801269531-10.1165771484375 23.4163513183594-11.3067626953125 22.6493225097656-12.4969482421875 21.8822937011719-13.6871337890625 21.1152648925781-14.8773193359375 20.3482360839844-16.0675048828125 19.5812072753906-17.2576904296875 18.8141784667969-18.4478759765625 17.8547058105469-19.507737159729 16.7027893066406-20.4372777938843 15.5508728027344-21.3668241500854 14.3989562988281-22.2963762283325 13.2470397949219-23.2259340286255 12.0951232910156-24.1554975509644 10.9432067871094-25.0850667953491 9.79129028320313-26.0146417617798 16.1268310546875-54.8180313110352 11.5191650390625-58.5363998413086 6.9114990234375-62.2548141479492 2.3038330078125-65.973274230957-2.28607940673828-65.4358596801758-6.85826873779297-61.7763595581055-11.4305038452148-58.1169052124023-16.0027847290039-54.4574966430664-9.7160120010376-25.856484413147-10.8590993881226-24.9416494369507-12.0021924972534-24.0268201828003-13.1452913284302-23.1119966506958-14.2883958816528-22.1971788406372-15.4315061569214-21.2823667526245-16.5746221542358-20.3675603866577-17.7177438735962-19.4527597427368-18.6742401123047-18.4016914367676-19.4441070556641-17.2143669128418-20.2139739990234-16.0270652770996-20.9838409423828-14.839786529541-21.7537078857422-13.652530670166-22.5235748291016-12.4652976989746-23.2934417724609-11.2780876159668-24.0633087158203-10.0909004211426-24.8331756591797-8.90373611450195-25.6030426025391-7.71659469604492-53.5156860351563-11.8718566894531-56.5951538085938-7.12356567382813-59.6746215820312-2.37545776367187-60.3858184814453 2.36372375488281-57.2112274169922 7.08830261230469-54.0367279052734 11.8129730224609-25.8279552459717 7.67826652526856-25.0343647003174 8.85946846008301-24.2407855987549 10.0406818389893-23.4472179412842 11.2219066619873-22.6536617279053 12.4031429290771-21.8601169586182 13.5843906402588-21.0665836334228 14.7656497955322-20.2730617523193 15.9469203948975-19.4795513153076 17.1282024383545-18.6860523223877 18.3094959259033-17.7177438735962 19.3457326889038-16.5746221542358 20.2369012832642-15.4315061569214 21.1280641555786-14.2883958816528 22.0192213058472-13.1452913284302 22.9103727340698-12.0021924972534 23.8015184402466-10.8590993881226 24.6926584243774-9.7160120010376 25.5837926864624-16.0027847290039 53.8409652709961-11.4305038452148 57.4054336547852-6.85826873779297 60.969856262207zM29465-22480.75l1.3648681640625-45.7227325439453 4.0946044921875-42.8704071044922 6.8243408203125-40.0181732177734 9.5540771484375-37.1660308837891 12.2838134765625-34.3139801025391 7.16555786132813-16.0874996185303 7.84799194335938-15.3745212554932 8.53042602539063-14.6615543365479 9.21286010742188-13.9485988616943 9.89529418945313-13.2356548309326 10.5777282714844-12.5227222442627 22.5736083984375-22.811653137207 11.8385925292969-10.2651853561401 12.2064514160156-9.50476551055908 12.5743103027344-8.74435138702393 12.9421691894531-7.98394298553467 13.3100280761719-7.22354030609131 13.6778869628906-6.46314334869385 14.0457458496094-5.70275211334229 14.4136047363281-4.94236660003662 14.7814636230469-4.18198680877686 15.1493225097656-3.42161273956299 15.5171813964844-2.66124439239502 15.8850402832031-1.90088176727295 32.8736572265625-1.52069854736328 32.8558883666992 1.50896453857422 15.8628206253052 1.88619709014893 15.4860639572144 2.64066600799561 15.1093015670776 3.39512920379639 14.732533454895 4.14958667755127 14.3557596206665 4.90403842926025 13.9789800643921 5.65848445892334 13.6021947860718 6.41292476654053 13.2254037857056 7.16735935211182 12.8486070632935 7.92178821563721 12.4718046188355 8.6762113571167 12.0949964523315 9.43062877655029 11.7181825637817 10.185040473938 22.3059005737305 22.6332931518555 10.4393911361694 12.4482879638672 9.76592350006104 13.2027740478516 9.09245014190674 13.9572601318359 8.41897106170654 14.7117462158203 7.74548625946045 15.4662322998047 7.07199573516846 16.2207183837891 12.1234970092773 34.7048950195312 9.42946624755859 37.7228393554687 6.73538970947266 40.7407836914063 4.04126739501953 43.7587280273438 1.34709930419922 46.7766723632812-1.3114013671875 46.2039108276367-3.9342041015625 43.174201965332-6.5570068359375 40.1444473266602-9.1798095703125 37.1146469116211-11.8026123046875 34.0848007202148-6.88485717773438 15.9061937332153-7.54055786132813 15.1487150192261-8.19625854492188 14.3912305831909-8.85195922851563 13.6337404251099-9.50765991210938 12.8762445449829-10.1633605957031 12.1187429428101-10.7063150405884 11.3731374740601-11.1365270614624 10.6394281387329-11.5667448043823 9.90571308135986-11.9969682693481 9.17199230194092-12.4271974563599 8.43826580047607-12.8574323654175 7.70453357696533-13.287672996521 6.97079563140869-13.7179193496704 6.23705196380615-14.1481714248657 5.50330257415772-14.5784292221069 4.76954746246338-15.008692741394 4.03578662872314-15.4389619827271 3.30202007293701-32.1687545776367 4.40271759033203-33.8899002075195 1.46758270263672-33.9076690673828-1.48517608642578-32.2220916748047-4.45555877685547-15.478982925415-3.34168720245361-15.0576229095459-4.08430004119873-14.6362743377686-4.82691860198975-14.214937210083-5.56954288482666-13.7936115264893-6.31217288970947-13.3722972869873-7.05480861663818-12.9509944915771-7.79745006561279-12.5297031402588-8.5400972366333-12.1084232330322-9.28275012969971-11.6871547698975-10.025408744812-11.2658977508545-10.7680730819702-10.8446521759033-11.5107431411743-10.3016977310181-12.2593250274658-9.63703060150147-13.013822555542-8.97236919403076-13.76833152771-8.30771350860596-14.5228519439697-7.64306354522705-15.2773838043213-6.97841930389404-16.0319271087646-11.9629287719727-34.3275299072266-9.30442047119141-37.3458404541016-6.64595794677734-40.3642425537109-3.98754119873047-43.3827362060547z"/>
          <dr3d:extrude draw:style-name="gr9" draw:layer="layout" svg:viewBox="30488 -23037 762 1111" svg:d="M30488-23037v1111h762v-188h-538v-263h464v-188h-464v-472z"/>
          <dr3d:extrude draw:style-name="gr10" draw:layer="layout" svg:viewBox="26109 -21515 1406 1406" svg:d="M26343-20109l-21.908935546875-1.342529296875-21.737548828125-3.913330078125-21.394775390625-6.312744140625-20.880615234375-8.540771484375-20.195068359375-10.597412109375-19.338134765625-12.482666015625-18.309814453125-14.196533203125-17.110107421875-15.739013671875-15.739013671875-17.110107421875-14.196533203125-18.309814453125-12.482666015625-19.338134765625-10.597412109375-20.195068359375-8.540771484375-20.880615234375-6.312744140625-21.394775390625-3.913330078125-21.737548828125-1.342529296875-21.908935546875v-937l1.342529296875-21.920166015625 3.913330078125-21.769287109375 6.312744140625-21.444091796875 8.540771484375-20.944580078125 10.597412109375-20.270751953125 12.482666015625-19.422607421875 14.196533203125-18.400146484375 15.739013671875-17.203369140625 17.110107421875-15.832275390625 18.309814453125-14.286865234375 19.338134765625-12.567138671875 20.195068359375-10.673095703125 20.880615234375-8.604736328125 21.394775390625-6.362060546875 21.737548828125-3.945068359375 21.908935546875-1.353759765625h937l21.920166015625 1.353759765625 21.769287109375 3.945068359375 21.444091796875 6.362060546875 20.944580078125 8.604736328125 20.270751953125 10.673095703125 19.422607421875 12.567138671875 18.400146484375 14.286865234375 17.203369140625 15.832275390625 15.832275390625 17.203369140625 14.286865234375 18.400146484375 12.567138671875 19.422607421875 10.673095703125 20.270751953125 8.604736328125 20.944580078125 6.362060546875 21.444091796875 3.945068359375 21.769287109375 1.353759765625 21.920166015625v937l-1.353759765625 21.908935546875-3.945068359375 21.737548828125-6.362060546875 21.394775390625-8.604736328125 20.880615234375-10.673095703125 20.195068359375-12.567138671875 19.338134765625-14.286865234375 18.309814453125-15.832275390625 17.110107421875-17.203369140625 15.739013671875-18.400146484375 14.196533203125-19.422607421875 12.482666015625-20.270751953125 10.597412109375-20.944580078125 8.540771484375-21.444091796875 6.312744140625-21.769287109375 3.913330078125-21.920166015625 1.342529296875z"/>
          <dr3d:extrude draw:style-name="gr10" draw:layer="layout" svg:viewBox="27258 -20328 164 172" svg:d="M27258-20270l0.01123046875 0.187255859375 0.03173828125 0.185791015625 0.04931640625 0.182861328125 0.06396484375 0.178466796875 0.07568359375 0.172607421875 0.08447265625 0.165283203125 0.18359375 0.302734375 0.18359375 0.255859375 0.16015625 0.197265625 0.11328125 0.126953125 0.04296875 0.044921875 0.176025390625 0.1875 0.154052734375 0.1875 0.133544921875 0.1875 0.114501953125 0.1875 0.096923828125 0.1875 0.080810546875 0.1875 0.066162109375 0.1875 0.052978515625 0.1875 0.041259765625 0.1875 0.031005859375 0.1875 0.037109375 0.375 0.015625 0.75 0.17626953125 0.1875 0.15576171875 0.1875 0.13818359375 0.1875 0.12353515625 0.1875 0.21484375 0.375 0.19140625 0.375 0.19140625 0.375 0.21484375 0.375 0.12353515625 0.1875 0.13818359375 0.1875 0.15576171875 0.1875 0.17626953125 0.1875 0.015625 0.75 0.037109375 0.375 0.031005859375 0.1875 0.041259765625 0.1875 0.052978515625 0.1875 0.066162109375 0.1875 0.080810546875 0.1875 0.096923828125 0.1875 0.114501953125 0.1875 0.133544921875 0.1875 0.154052734375 0.1875 0.176025390625 0.1875 0.01123046875 0.1875 0.03173828125 0.1875 0.04931640625 0.1875 0.06396484375 0.1875 0.16015625 0.375 0.18359375 0.375 0.18359375 0.375 0.16015625 0.375 0.06396484375 0.1875 0.04931640625 0.1875 0.03173828125 0.1875 0.01123046875 0.1875 0.17626953125 0.1875 0.15576171875 0.1875 0.13818359375 0.1875 0.12353515625 0.1875 0.21484375 0.375 0.19140625 0.375 0.19140625 0.375 0.21484375 0.375 0.12353515625 0.1875 0.13818359375 0.1875 0.15576171875 0.1875 0.17626953125 0.1875 0.015625 0.75 0.037109375 0.375 0.031005859375 0.1875 0.041259765625 0.1875 0.052978515625 0.1875 0.066162109375 0.1875 0.080810546875 0.1875 0.096923828125 0.1875 0.114501953125 0.1875 0.133544921875 0.1875 0.154052734375 0.1875 0.176025390625 0.1875 0.01123046875 0.1875 0.03173828125 0.1875 0.04931640625 0.1875 0.06396484375 0.1875 0.16015625 0.375 0.18359375 0.375 0.18359375 0.375 0.16015625 0.375 0.06396484375 0.1875 0.04931640625 0.1875 0.03173828125 0.1875 0.01123046875 0.1875 0.17626953125 0.1875 0.15576171875 0.1875 0.13818359375 0.1875 0.12353515625 0.1875 0.21484375 0.375 0.19140625 0.375 0.19140625 0.375 0.21484375 0.375 0.12353515625 0.1875 0.13818359375 0.1875 0.15576171875 0.1875 0.17626953125 0.1875 0.04296875 0.044921875 0.11328125 0.126953125 0.16015625 0.197265625 0.18359375 0.255859375 0.18359375 0.302734375 0.08447265625 0.165283203125 0.07568359375 0.172607421875 0.06396484375 0.178466796875 0.04931640625 0.182861328125 0.03173828125 0.185791015625 0.01123046875 0.187255859375 0.17626953125 0.1875 0.15576171875 0.1875 0.13818359375 0.1875 0.12353515625 0.1875 0.21484375 0.375 0.19140625 0.375 0.19140625 0.375 0.21484375 0.375 0.12353515625 0.1875 0.13818359375 0.1875 0.15576171875 0.1875 0.17626953125 0.1875 0.01123046875 0.1875 0.03173828125 0.1875 0.04931640625 0.1875 0.06396484375 0.1875 0.16015625 0.375 0.18359375 0.375 0.18359375 0.375 0.16015625 0.375 0.06396484375 0.1875 0.04931640625 0.1875 0.03173828125 0.1875 0.01123046875 0.1875 0.734375 0.75 0.337890625 0.375 0.302734375 0.375 0.255859375 0.375 0.106689453125 0.1875 0.090576171875 0.1875 0.072998046875 0.1875 0.053955078125 0.1875 0.033447265625 0.1875 0.011474609375 0.1875 0.17626953125 0.1875 0.15576171875 0.1875 0.13818359375 0.1875 0.12353515625 0.1875 0.21484375 0.375 0.19140625 0.375 0.19140625 0.375 0.21484375 0.375 0.12353515625 0.1875 0.13818359375 0.1875 0.15576171875 0.1875 0.17626953125 0.1875 0.01123046875 0.187255859375 0.03173828125 0.185791015625 0.04931640625 0.182861328125 0.06396484375 0.178466796875 0.07568359375 0.172607421875 0.08447265625 0.165283203125 0.18359375 0.302734375 0.18359375 0.255859375 0.16015625 0.197265625 0.11328125 0.126953125 0.04296875 0.044921875 0.17626953125 0.1875 0.15576171875 0.1875 0.13818359375 0.1875 0.12353515625 0.1875 0.21484375 0.375 0.19140625 0.375 0.19140625 0.375 0.21484375 0.375 0.12353515625 0.1875 0.13818359375 0.1875 0.15576171875 0.1875 0.17626953125 0.1875 0.17626953125 0.1875 0.15576171875 0.1875 0.13818359375 0.1875 0.12353515625 0.1875 0.21484375 0.375 0.19140625 0.375 0.19140625 0.375 0.21484375 0.375 0.12353515625 0.1875 0.13818359375 0.1875 0.15576171875 0.1875 0.17626953125 0.1875 0.01123046875 0.1875 0.03173828125 0.1875 0.04931640625 0.1875 0.06396484375 0.1875 0.16015625 0.375 0.18359375 0.375 0.18359375 0.375 0.16015625 0.375 0.06396484375 0.1875 0.04931640625 0.1875 0.03173828125 0.1875 0.01123046875 0.1875 0.187255859375 0.011474609375 0.185791015625 0.033447265625 0.182861328125 0.053955078125 0.178466796875 0.072998046875 0.172607421875 0.090576171875 0.165283203125 0.106689453125 0.156494140625 0.121337890625 0.146240234375 0.134521484375 0.134521484375 0.146240234375 0.121337890625 0.156494140625 0.106689453125 0.165283203125 0.090576171875 0.172607421875 0.072998046875 0.178466796875 0.053955078125 0.182861328125 0.033447265625 0.185791015625 0.011474609375 0.187255859375 0.17626953125 0.1875 0.15576171875 0.1875 0.13818359375 0.1875 0.12353515625 0.1875 0.21484375 0.375 0.19140625 0.375 0.19140625 0.375 0.21484375 0.375 0.12353515625 0.1875 0.13818359375 0.1875 0.15576171875 0.1875 0.17626953125 0.1875 0.17626953125 0.187255859375 0.15576171875 0.185791015625 0.26171875 0.361328125 0.40625 0.640625 0.09423828125 0.134521484375 0.09716796875 0.121337890625 0.10302734375 0.106689453125 0.11181640625 0.090576171875 0.12353515625 0.072998046875 0.06707763671875 0.029449462890625 0.07110595703125 0.024505615234375 0.15576171875 0.033447265625 0.17626953125 0.011474609375 0.011474609375 0.1875 0.033447265625 0.1875 0.053955078125 0.1875 0.072998046875 0.1875 0.090576171875 0.1875 0.106689453125 0.1875 0.255859375 0.375 0.302734375 0.375 0.337890625 0.375 0.734375 0.75 0.01123046875 0.187255859375 0.03173828125 0.185791015625 0.04931640625 0.182861328125 0.06396484375 0.178466796875 0.07568359375 0.172607421875 0.08447265625 0.165283203125 0.18359375 0.302734375 0.18359375 0.255859375 0.16015625 0.197265625 0.11328125 0.126953125 0.04296875 0.044921875 0.734375 0.75 0.337890625 0.375 0.302734375 0.375 0.255859375 0.375 0.106689453125 0.1875 0.090576171875 0.1875 0.072998046875 0.1875 0.053955078125 0.1875 0.033447265625 0.1875 0.011474609375 0.1875 0.17626953125 0.187255859375 0.15576171875 0.185791015625 0.26171875 0.361328125 0.40625 0.640625 0.09423828125 0.134521484375 0.09716796875 0.121337890625 0.10302734375 0.106689453125 0.11181640625 0.090576171875 0.12353515625 0.072998046875 0.06707763671875 0.029449462890625 0.07110595703125 0.024505615234375 0.15576171875 0.033447265625 0.17626953125 0.011474609375 0.17626953125 0.1875 0.15576171875 0.1875 0.13818359375 0.1875 0.12353515625 0.1875 0.21484375 0.375 0.19140625 0.375 0.19140625 0.375 0.21484375 0.375 0.12353515625 0.1875 0.13818359375 0.1875 0.15576171875 0.1875 0.17626953125 0.1875 2 2 0.01123046875 0.17626953125 0.03173828125 0.15576171875 0.04931640625 0.13818359375 0.06396484375 0.12353515625 0.07568359375 0.11181640625 0.08447265625 0.10302734375 0.18359375 0.19140625 0.18359375 0.19140625 0.08447265625 0.10302734375 0.07568359375 0.11181640625 0.06396484375 0.12353515625 0.04931640625 0.13818359375 0.03173828125 0.15576171875 0.01123046875 0.17626953125 2 2 0.17626953125 0.1875 0.15576171875 0.1875 0.13818359375 0.1875 0.12353515625 0.1875 0.21484375 0.375 0.19140625 0.375 0.19140625 0.375 0.21484375 0.375 0.12353515625 0.1875 0.13818359375 0.1875 0.15576171875 0.1875 0.17626953125 0.1875 0.17626953125 0.011474609375 0.15576171875 0.033447265625 0.07110595703125 0.024505615234375 0.06707763671875 0.029449462890625 0.12353515625 0.072998046875 0.11181640625 0.090576171875 0.10302734375 0.106689453125 0.09716796875 0.121337890625 0.09423828125 0.134521484375 0.40625 0.640625 0.26171875 0.361328125 0.15576171875 0.185791015625 0.17626953125 0.187255859375 2 2 2 2 1 1 2 2 2 2 2 2 0.044921875 0.04296875 0.126953125 0.11328125 0.197265625 0.16015625 0.255859375 0.18359375 0.302734375 0.18359375 0.165283203125 0.08447265625 0.172607421875 0.07568359375 0.178466796875 0.06396484375 0.182861328125 0.04931640625 0.185791015625 0.03173828125 0.187255859375 0.01123046875 0.01123046875 0.17626953125 0.03173828125 0.15576171875 0.04931640625 0.13818359375 0.06396484375 0.12353515625 0.07568359375 0.11181640625 0.08447265625 0.10302734375 0.18359375 0.19140625 0.18359375 0.19140625 0.08447265625 0.10302734375 0.07568359375 0.11181640625 0.06396484375 0.12353515625 0.04931640625 0.13818359375 0.03173828125 0.15576171875 0.01123046875 0.17626953125 0.187255859375 0.01123046875 0.185791015625 0.03173828125 0.182861328125 0.04931640625 0.178466796875 0.06396484375 0.172607421875 0.07568359375 0.165283203125 0.08447265625 0.302734375 0.18359375 0.255859375 0.18359375 0.197265625 0.16015625 0.126953125 0.11328125 0.044921875 0.04296875 2 2 0.17626953125 0.01123046875 0.15576171875 0.03173828125 0.13818359375 0.04931640625 0.12353515625 0.06396484375 0.11181640625 0.07568359375 0.10302734375 0.08447265625 0.19140625 0.18359375 0.19140625 0.18359375 0.10302734375 0.08447265625 0.11181640625 0.07568359375 0.12353515625 0.06396484375 0.13818359375 0.04931640625 0.15576171875 0.03173828125 0.17626953125 0.01123046875 0.01123046875 0.17626953125 0.03173828125 0.15576171875 0.04931640625 0.13818359375 0.06396484375 0.12353515625 0.07568359375 0.11181640625 0.08447265625 0.10302734375 0.18359375 0.19140625 0.18359375 0.19140625 0.08447265625 0.10302734375 0.07568359375 0.11181640625 0.06396484375 0.12353515625 0.04931640625 0.13818359375 0.03173828125 0.15576171875 0.01123046875 0.17626953125 0.373046875 0.001953125 0.361328125 0.013671875 0.337890625 0.037109375 0.156494140625 0.031005859375 0.146240234375 0.041259765625 0.134521484375 0.052978515625 0.121337890625 0.066162109375 0.106689453125 0.080810546875 0.047393798828125 0.046356201171875 0.043182373046875 0.050567626953125 0.038787841796875 0.054962158203125 0.034210205078125 0.059539794921875 0.029449462890625 0.064300537109375 0.024505615234375 0.069244384765625 0.033447265625 0.154052734375 0.011474609375 0.176025390625 0.17626953125 0.01123046875 0.15576171875 0.03173828125 0.13818359375 0.04931640625 0.12353515625 0.06396484375 0.11181640625 0.07568359375 0.10302734375 0.08447265625 0.19140625 0.18359375 0.19140625 0.18359375 0.10302734375 0.08447265625 0.11181640625 0.07568359375 0.12353515625 0.06396484375 0.13818359375 0.04931640625 0.15576171875 0.03173828125 0.17626953125 0.01123046875 0.17626953125 0.01123046875 0.15576171875 0.03173828125 0.13818359375 0.04931640625 0.12353515625 0.06396484375 0.11181640625 0.07568359375 0.10302734375 0.08447265625 0.19140625 0.18359375 0.19140625 0.18359375 0.10302734375 0.08447265625 0.11181640625 0.07568359375 0.12353515625 0.06396484375 0.13818359375 0.04931640625 0.15576171875 0.03173828125 0.17626953125 0.01123046875 1 1 0.187255859375 0.01123046875 0.185791015625 0.03173828125 0.182861328125 0.04931640625 0.178466796875 0.06396484375 0.172607421875 0.07568359375 0.165283203125 0.08447265625 0.302734375 0.18359375 0.255859375 0.18359375 0.197265625 0.16015625 0.126953125 0.11328125 0.044921875 0.04296875 0.17626953125 0.01123046875 0.15576171875 0.03173828125 0.13818359375 0.04931640625 0.12353515625 0.06396484375 0.11181640625 0.07568359375 0.10302734375 0.08447265625 0.19140625 0.18359375 0.19140625 0.18359375 0.10302734375 0.08447265625 0.11181640625 0.07568359375 0.12353515625 0.06396484375 0.13818359375 0.04931640625 0.15576171875 0.03173828125 0.17626953125 0.01123046875 1 1 0.373046875 0.001953125 0.361328125 0.013671875 0.337890625 0.037109375 0.156494140625 0.031005859375 0.146240234375 0.041259765625 0.134521484375 0.052978515625 0.121337890625 0.066162109375 0.106689453125 0.080810546875 0.047393798828125 0.046356201171875 0.043182373046875 0.050567626953125 0.038787841796875 0.054962158203125 0.034210205078125 0.059539794921875 0.029449462890625 0.064300537109375 0.024505615234375 0.069244384765625 0.033447265625 0.154052734375 0.011474609375 0.176025390625h2l0.01123046875 0.176025390625 0.03173828125 0.154052734375 0.04931640625 0.133544921875 0.06396484375 0.114501953125 0.07568359375 0.096923828125 0.08447265625 0.080810546875 0.09033203125 0.066162109375 0.09326171875 0.052978515625 0.09326171875 0.041259765625 0.09033203125 0.031005859375 0.08447265625 0.022216796875 0.07568359375 0.014892578125 0.11328125 0.013671875 0.04296875 0.001953125 0.33203125 0.001953125 0.26171875 0.013671875 0.11181640625 0.014892578125 0.10302734375 0.022216796875 0.09716796875 0.031005859375 0.09423828125 0.041259765625 0.09423828125 0.052978515625 0.09716796875 0.066162109375 0.21484375 0.177734375 0.59375 0.578125h2 1l0.59375 0.578125 0.21484375 0.177734375 0.09716796875 0.066162109375 0.09423828125 0.052978515625 0.09423828125 0.041259765625 0.09716796875 0.031005859375 0.10302734375 0.022216796875 0.11181640625 0.014892578125 0.26171875 0.013671875 0.33203125 0.001953125h1 2l0.01123046875 0.176025390625 0.03173828125 0.154052734375 0.04931640625 0.133544921875 0.06396484375 0.114501953125 0.07568359375 0.096923828125 0.08447265625 0.080810546875 0.09033203125 0.066162109375 0.09326171875 0.052978515625 0.09326171875 0.041259765625 0.09033203125 0.031005859375 0.08447265625 0.022216796875 0.07568359375 0.014892578125 0.11328125 0.013671875 0.04296875 0.001953125h2 1 2 1 2 1 2l0.04296875-0.001953125 0.11328125-0.013671875 0.07568359375-0.014892578125 0.08447265625-0.022216796875 0.09033203125-0.031005859375 0.09326171875-0.041259765625 0.09326171875-0.052978515625 0.09033203125-0.066162109375 0.08447265625-0.080810546875 0.07568359375-0.096923828125 0.06396484375-0.114501953125 0.04931640625-0.133544921875 0.03173828125-0.154052734375 0.01123046875-0.176025390625h1 2 1l0.59375-0.578125 0.21484375-0.177734375 0.09716796875-0.066162109375 0.09423828125-0.052978515625 0.09423828125-0.041259765625 0.09716796875-0.031005859375 0.10302734375-0.022216796875 0.11181640625-0.014892578125 0.26171875-0.013671875 0.33203125-0.001953125h1l1-1h2l1-1h1l0.59375-0.578125 0.21484375-0.177734375 0.09716796875-0.066162109375 0.09423828125-0.052978515625 0.09423828125-0.041259765625 0.09716796875-0.031005859375 0.10302734375-0.022216796875 0.11181640625-0.014892578125 0.26171875-0.013671875 0.33203125-0.001953125 1-1h1l1-1 0.33203125-0.001953125 0.26171875-0.013671875 0.11181640625-0.014892578125 0.10302734375-0.022216796875 0.09716796875-0.031005859375 0.09423828125-0.041259765625 0.09423828125-0.052978515625 0.09716796875-0.066162109375 0.21484375-0.177734375 0.59375-0.578125h1l0.01123046875-0.176025390625 0.03173828125-0.154052734375 0.04931640625-0.133544921875 0.06396484375-0.114501953125 0.07568359375-0.096923828125 0.08447265625-0.080810546875 0.09033203125-0.066162109375 0.09326171875-0.052978515625 0.09326171875-0.041259765625 0.09033203125-0.031005859375 0.08447265625-0.022216796875 0.07568359375-0.014892578125 0.11328125-0.013671875 0.04296875-0.001953125 0.01123046875-0.176025390625 0.03173828125-0.154052734375 0.04931640625-0.133544921875 0.06396484375-0.114501953125 0.07568359375-0.096923828125 0.08447265625-0.080810546875 0.09033203125-0.066162109375 0.09326171875-0.052978515625 0.09326171875-0.041259765625 0.09033203125-0.031005859375 0.08447265625-0.022216796875 0.07568359375-0.014892578125 0.11328125-0.013671875 0.04296875-0.001953125 0.176025390625-0.01123046875 0.154052734375-0.03173828125 0.133544921875-0.04931640625 0.114501953125-0.06396484375 0.096923828125-0.07568359375 0.080810546875-0.08447265625 0.066162109375-0.09033203125 0.052978515625-0.09326171875 0.041259765625-0.09326171875 0.031005859375-0.09033203125 0.022216796875-0.08447265625 0.014892578125-0.07568359375 0.013671875-0.11328125 0.001953125-0.04296875 0.33203125-0.001953125 0.26171875-0.013671875 0.11181640625-0.014892578125 0.10302734375-0.022216796875 0.09716796875-0.031005859375 0.09423828125-0.041259765625 0.09423828125-0.052978515625 0.09716796875-0.066162109375 0.21484375-0.177734375 0.59375-0.578125 1-1 0.04296875-0.001953125 0.11328125-0.013671875 0.07568359375-0.014892578125 0.08447265625-0.022216796875 0.09033203125-0.031005859375 0.09326171875-0.041259765625 0.09326171875-0.052978515625 0.09033203125-0.066162109375 0.08447265625-0.080810546875 0.07568359375-0.096923828125 0.06396484375-0.114501953125 0.04931640625-0.133544921875 0.03173828125-0.154052734375 0.01123046875-0.176025390625h1l0.01123046875-0.176025390625 0.03173828125-0.154052734375 0.04931640625-0.133544921875 0.06396484375-0.114501953125 0.07568359375-0.096923828125 0.08447265625-0.080810546875 0.09033203125-0.066162109375 0.09326171875-0.052978515625 0.09326171875-0.041259765625 0.09033203125-0.031005859375 0.08447265625-0.022216796875 0.07568359375-0.014892578125 0.11328125-0.013671875 0.04296875-0.001953125 1-1 1-1 1-1 1-1 1-1 1-1 1-1 1-1 1-1 0.578125-0.59375 0.177734375-0.21484375 0.066162109375-0.09716796875 0.052978515625-0.09423828125 0.041259765625-0.09423828125 0.031005859375-0.09716796875 0.022216796875-0.10302734375 0.014892578125-0.11181640625 0.013671875-0.26171875 0.001953125-0.33203125 0.330078125-0.001953125 0.248046875-0.013671875 0.096923828125-0.014892578125 0.080810546875-0.022216796875 0.034820556640625-0.014312744140625 0.031341552734375-0.016693115234375 0.028045654296875-0.019256591796875 0.024932861328125-0.022003173828125 0.022003173828125-0.024932861328125 0.019256591796875-0.028045654296875 0.016693115234375-0.031341552734375 0.014312744140625-0.034820556640625 0.022216796875-0.080810546875 0.014892578125-0.096923828125 0.013671875-0.248046875 0.001953125-0.330078125 0.330078125-0.001953125 0.248046875-0.013671875 0.096923828125-0.014892578125 0.080810546875-0.022216796875 0.034820556640625-0.014312744140625 0.031341552734375-0.016693115234375 0.028045654296875-0.019256591796875 0.024932861328125-0.022003173828125 0.022003173828125-0.024932861328125 0.019256591796875-0.028045654296875 0.016693115234375-0.031341552734375 0.014312744140625-0.034820556640625 0.022216796875-0.080810546875 0.014892578125-0.096923828125 0.013671875-0.248046875 0.001953125-0.330078125 1-1 1-1 0.001953125-0.04296875 0.013671875-0.11328125 0.014892578125-0.07568359375 0.022216796875-0.08447265625 0.031005859375-0.09033203125 0.041259765625-0.09326171875 0.052978515625-0.09326171875 0.066162109375-0.09033203125 0.080810546875-0.08447265625 0.096923828125-0.07568359375 0.114501953125-0.06396484375 0.133544921875-0.04931640625 0.154052734375-0.03173828125 0.176025390625-0.01123046875v-1l1-1 0.01123046875-0.17626953125 0.03173828125-0.15576171875 0.04931640625-0.13818359375 0.06396484375-0.12353515625 0.07568359375-0.11181640625 0.08447265625-0.10302734375 0.18359375-0.19140625 0.18359375-0.19140625 0.08447265625-0.10302734375 0.07568359375-0.11181640625 0.06396484375-0.12353515625 0.04931640625-0.13818359375 0.03173828125-0.15576171875 0.01123046875-0.17626953125 1-1v-1l0.176025390625-0.01123046875 0.154052734375-0.03173828125 0.133544921875-0.04931640625 0.114501953125-0.06396484375 0.096923828125-0.07568359375 0.080810546875-0.08447265625 0.066162109375-0.09033203125 0.052978515625-0.09326171875 0.041259765625-0.09326171875 0.031005859375-0.09033203125 0.022216796875-0.08447265625 0.014892578125-0.07568359375 0.013671875-0.11328125 0.001953125-0.04296875 0.001953125-0.330078125 0.013671875-0.248046875 0.014892578125-0.096923828125 0.022216796875-0.080810546875 0.014312744140625-0.034820556640625 0.016693115234375-0.031341552734375 0.019256591796875-0.028045654296875 0.022003173828125-0.024932861328125 0.024932861328125-0.022003173828125 0.028045654296875-0.019256591796875 0.031341552734375-0.016693115234375 0.034820556640625-0.014312744140625 0.080810546875-0.022216796875 0.096923828125-0.014892578125 0.248046875-0.013671875 0.330078125-0.001953125v-2l0.001953125-0.04296875 0.013671875-0.11328125 0.014892578125-0.07568359375 0.022216796875-0.08447265625 0.031005859375-0.09033203125 0.041259765625-0.09326171875 0.052978515625-0.09326171875 0.066162109375-0.09033203125 0.080810546875-0.08447265625 0.096923828125-0.07568359375 0.114501953125-0.06396484375 0.133544921875-0.04931640625 0.154052734375-0.03173828125 0.176025390625-0.01123046875v-1l0.001953125-0.330078125 0.013671875-0.248046875 0.014892578125-0.096923828125 0.022216796875-0.080810546875 0.014312744140625-0.034820556640625 0.016693115234375-0.031341552734375 0.019256591796875-0.028045654296875 0.022003173828125-0.024932861328125 0.024932861328125-0.022003173828125 0.028045654296875-0.019256591796875 0.031341552734375-0.016693115234375 0.034820556640625-0.014312744140625 0.080810546875-0.022216796875 0.096923828125-0.014892578125 0.248046875-0.013671875 0.330078125-0.001953125v-2-1l1-1v-2-1-1l0.578125-0.59375 0.177734375-0.21484375 0.066162109375-0.09716796875 0.052978515625-0.09423828125 0.041259765625-0.09423828125 0.031005859375-0.09716796875 0.022216796875-0.10302734375 0.014892578125-0.11181640625 0.013671875-0.26171875 0.001953125-0.33203125v-1-2-1-1-2l-0.001953125-0.04296875-0.013671875-0.11328125-0.014892578125-0.07568359375-0.022216796875-0.08447265625-0.031005859375-0.09033203125-0.041259765625-0.09326171875-0.052978515625-0.09326171875-0.066162109375-0.09033203125-0.080810546875-0.08447265625-0.096923828125-0.07568359375-0.114501953125-0.06396484375-0.133544921875-0.04931640625-0.154052734375-0.03173828125-0.176025390625-0.01123046875v-2-1-2l-1-1v-2l-0.001953125-0.33203125-0.013671875-0.26171875-0.014892578125-0.11181640625-0.022216796875-0.10302734375-0.031005859375-0.09716796875-0.041259765625-0.09423828125-0.052978515625-0.09423828125-0.066162109375-0.09716796875-0.177734375-0.21484375-0.578125-0.59375v-1l-0.001953125-0.33203125-0.013671875-0.26171875-0.014892578125-0.11181640625-0.022216796875-0.10302734375-0.031005859375-0.09716796875-0.041259765625-0.09423828125-0.052978515625-0.09423828125-0.066162109375-0.09716796875-0.177734375-0.21484375-0.578125-0.59375v-2l-0.176025390625-0.01123046875-0.154052734375-0.03173828125-0.133544921875-0.04931640625-0.114501953125-0.06396484375-0.096923828125-0.07568359375-0.080810546875-0.08447265625-0.066162109375-0.09033203125-0.052978515625-0.09326171875-0.041259765625-0.09326171875-0.031005859375-0.09033203125-0.022216796875-0.08447265625-0.014892578125-0.07568359375-0.013671875-0.11328125-0.001953125-0.04296875-0.01123046875-0.17626953125-0.03173828125-0.15576171875-0.04931640625-0.13818359375-0.06396484375-0.12353515625-0.07568359375-0.11181640625-0.08447265625-0.10302734375-0.18359375-0.19140625-0.18359375-0.19140625-0.08447265625-0.10302734375-0.07568359375-0.11181640625-0.06396484375-0.12353515625-0.04931640625-0.13818359375-0.03173828125-0.15576171875-0.01123046875-0.17626953125-0.001953125-0.044921875-0.013671875-0.126953125-0.037109375-0.197265625-0.072265625-0.255859375-0.052978515625-0.146240234375-0.066162109375-0.156494140625-0.080810546875-0.165283203125-0.096923828125-0.172607421875-0.114501953125-0.178466796875-0.133544921875-0.182861328125-0.154052734375-0.185791015625-0.176025390625-0.187255859375-0.001953125-0.04296875-0.013671875-0.11328125-0.014892578125-0.07568359375-0.022216796875-0.08447265625-0.031005859375-0.09033203125-0.041259765625-0.09326171875-0.052978515625-0.09326171875-0.066162109375-0.09033203125-0.080810546875-0.08447265625-0.096923828125-0.07568359375-0.114501953125-0.06396484375-0.133544921875-0.04931640625-0.154052734375-0.03173828125-0.176025390625-0.01123046875-0.001953125-0.373046875-0.013671875-0.361328125-0.037109375-0.337890625-0.031005859375-0.156494140625-0.041259765625-0.146240234375-0.052978515625-0.134521484375-0.066162109375-0.121337890625-0.080810546875-0.106689453125-0.046356201171875-0.047393798828125-0.050567626953125-0.043182373046875-0.054962158203125-0.038787841796875-0.059539794921875-0.034210205078125-0.064300537109375-0.029449462890625-0.069244384765625-0.024505615234375-0.154052734375-0.033447265625-0.176025390625-0.011474609375-0.001953125-0.33203125-0.013671875-0.26171875-0.014892578125-0.11181640625-0.022216796875-0.10302734375-0.031005859375-0.09716796875-0.041259765625-0.09423828125-0.052978515625-0.09423828125-0.066162109375-0.09716796875-0.177734375-0.21484375-0.578125-0.59375-0.001953125-0.044921875-0.013671875-0.126953125-0.037109375-0.197265625-0.072265625-0.255859375-0.052978515625-0.146240234375-0.066162109375-0.156494140625-0.080810546875-0.165283203125-0.096923828125-0.172607421875-0.114501953125-0.178466796875-0.133544921875-0.182861328125-0.154052734375-0.185791015625-0.176025390625-0.187255859375-0.001953125-0.044921875-0.013671875-0.126953125-0.037109375-0.197265625-0.072265625-0.255859375-0.052978515625-0.146240234375-0.066162109375-0.156494140625-0.080810546875-0.165283203125-0.096923828125-0.172607421875-0.114501953125-0.178466796875-0.133544921875-0.182861328125-0.154052734375-0.185791015625-0.176025390625-0.187255859375-1-1-0.01123046875-0.187255859375-0.03173828125-0.185791015625-0.04931640625-0.182861328125-0.06396484375-0.178466796875-0.07568359375-0.172607421875-0.08447265625-0.165283203125-0.18359375-0.302734375-0.18359375-0.255859375-0.16015625-0.197265625-0.11328125-0.126953125-0.04296875-0.044921875-2-2-0.001953125-0.33203125-0.013671875-0.26171875-0.014892578125-0.11181640625-0.022216796875-0.10302734375-0.031005859375-0.09716796875-0.041259765625-0.09423828125-0.052978515625-0.09423828125-0.066162109375-0.09716796875-0.177734375-0.21484375-0.578125-0.59375-0.01123046875-0.17626953125-0.03173828125-0.15576171875-0.04931640625-0.13818359375-0.06396484375-0.12353515625-0.07568359375-0.11181640625-0.08447265625-0.10302734375-0.18359375-0.19140625-0.18359375-0.19140625-0.08447265625-0.10302734375-0.07568359375-0.11181640625-0.06396484375-0.12353515625-0.04931640625-0.13818359375-0.03173828125-0.15576171875-0.01123046875-0.17626953125-2-2-0.04296875-0.044921875-0.11328125-0.126953125-0.16015625-0.197265625-0.18359375-0.255859375-0.18359375-0.302734375-0.08447265625-0.165283203125-0.07568359375-0.172607421875-0.06396484375-0.178466796875-0.04931640625-0.182861328125-0.03173828125-0.185791015625-0.01123046875-0.187255859375-0.187255859375-0.011474609375-0.185791015625-0.033447265625-0.182861328125-0.053955078125-0.178466796875-0.072998046875-0.172607421875-0.090576171875-0.165283203125-0.106689453125-0.156494140625-0.121337890625-0.146240234375-0.134521484375-0.134521484375-0.146240234375-0.121337890625-0.156494140625-0.106689453125-0.165283203125-0.090576171875-0.172607421875-0.072998046875-0.178466796875-0.053955078125-0.182861328125-0.033447265625-0.185791015625-0.011474609375-0.187255859375-0.17626953125-0.011474609375-0.15576171875-0.033447265625-0.07110595703125-0.024505615234375-0.06707763671875-0.029449462890625-0.12353515625-0.072998046875-0.11181640625-0.090576171875-0.10302734375-0.106689453125-0.09716796875-0.121337890625-0.09423828125-0.134521484375-0.40625-0.640625-0.26171875-0.361328125-0.15576171875-0.185791015625-0.17626953125-0.187255859375-0.04296875-0.044921875-0.11328125-0.126953125-0.16015625-0.197265625-0.18359375-0.255859375-0.18359375-0.302734375-0.08447265625-0.165283203125-0.07568359375-0.172607421875-0.06396484375-0.178466796875-0.04931640625-0.182861328125-0.03173828125-0.185791015625-0.01123046875-0.187255859375-0.187255859375-0.011474609375-0.185791015625-0.033447265625-0.182861328125-0.053955078125-0.178466796875-0.072998046875-0.172607421875-0.090576171875-0.165283203125-0.106689453125-0.156494140625-0.121337890625-0.146240234375-0.134521484375-0.134521484375-0.146240234375-0.121337890625-0.156494140625-0.106689453125-0.165283203125-0.090576171875-0.172607421875-0.072998046875-0.178466796875-0.053955078125-0.182861328125-0.033447265625-0.185791015625-0.011474609375-0.187255859375-0.17626953125-0.011474609375-0.15576171875-0.033447265625-0.07110595703125-0.024505615234375-0.06707763671875-0.029449462890625-0.12353515625-0.072998046875-0.11181640625-0.090576171875-0.10302734375-0.106689453125-0.09716796875-0.121337890625-0.09423828125-0.134521484375-0.40625-0.640625-0.26171875-0.361328125-0.15576171875-0.185791015625-0.17626953125-0.187255859375-0.17626953125-0.011474609375-0.15576171875-0.033447265625-0.07110595703125-0.024505615234375-0.06707763671875-0.029449462890625-0.12353515625-0.072998046875-0.11181640625-0.090576171875-0.10302734375-0.106689453125-0.09716796875-0.121337890625-0.09423828125-0.134521484375-0.40625-0.640625-0.26171875-0.361328125-0.15576171875-0.185791015625-0.17626953125-0.187255859375-0.17626953125-0.011474609375-0.15576171875-0.033447265625-0.07110595703125-0.024505615234375-0.06707763671875-0.029449462890625-0.12353515625-0.072998046875-0.11181640625-0.090576171875-0.10302734375-0.106689453125-0.09716796875-0.121337890625-0.09423828125-0.134521484375-0.40625-0.640625-0.26171875-0.361328125-0.15576171875-0.185791015625-0.17626953125-0.187255859375-0.17626953125-0.011474609375-0.15576171875-0.033447265625-0.07110595703125-0.024505615234375-0.06707763671875-0.029449462890625-0.12353515625-0.072998046875-0.11181640625-0.090576171875-0.10302734375-0.106689453125-0.09716796875-0.121337890625-0.09423828125-0.134521484375-0.40625-0.640625-0.26171875-0.361328125-0.15576171875-0.185791015625-0.17626953125-0.187255859375-0.17626953125-0.011474609375-0.15576171875-0.033447265625-0.07110595703125-0.024505615234375-0.06707763671875-0.029449462890625-0.12353515625-0.072998046875-0.11181640625-0.090576171875-0.10302734375-0.106689453125-0.09716796875-0.121337890625-0.09423828125-0.134521484375-0.40625-0.640625-0.26171875-0.361328125-0.15576171875-0.185791015625-0.17626953125-0.187255859375-0.17626953125-0.011474609375-0.15576171875-0.033447265625-0.07110595703125-0.024505615234375-0.06707763671875-0.029449462890625-0.12353515625-0.072998046875-0.11181640625-0.090576171875-0.10302734375-0.106689453125-0.09716796875-0.121337890625-0.09423828125-0.134521484375-0.40625-0.640625-0.26171875-0.361328125-0.15576171875-0.185791015625-0.17626953125-0.187255859375-2-2-0.187255859375-0.17626953125-0.185791015625-0.15576171875-0.361328125-0.26171875-0.640625-0.40625-0.134521484375-0.09423828125-0.121337890625-0.09716796875-0.106689453125-0.10302734375-0.090576171875-0.11181640625-0.072998046875-0.12353515625-0.029449462890625-0.06707763671875-0.024505615234375-0.07110595703125-0.033447265625-0.15576171875-0.011474609375-0.17626953125-0.1875-0.17626953125-0.1875-0.15576171875-0.1875-0.13818359375-0.1875-0.12353515625-0.375-0.21484375-0.375-0.19140625-0.375-0.19140625-0.375-0.21484375-0.1875-0.12353515625-0.1875-0.13818359375-0.1875-0.15576171875-0.1875-0.17626953125-0.011474609375-0.17626953125-0.033447265625-0.15576171875-0.024505615234375-0.07110595703125-0.029449462890625-0.06707763671875-0.072998046875-0.12353515625-0.090576171875-0.11181640625-0.106689453125-0.10302734375-0.121337890625-0.09716796875-0.134521484375-0.09423828125-0.640625-0.40625-0.361328125-0.26171875-0.185791015625-0.15576171875-0.187255859375-0.17626953125-2-2-0.187255859375-0.17626953125-0.185791015625-0.15576171875-0.361328125-0.26171875-0.640625-0.40625-0.134521484375-0.09423828125-0.121337890625-0.09716796875-0.106689453125-0.10302734375-0.090576171875-0.11181640625-0.072998046875-0.12353515625-0.029449462890625-0.06707763671875-0.024505615234375-0.07110595703125-0.033447265625-0.15576171875-0.011474609375-0.17626953125-0.1875-0.17626953125-0.1875-0.15576171875-0.1875-0.13818359375-0.1875-0.12353515625-0.375-0.21484375-0.375-0.19140625-0.375-0.19140625-0.375-0.21484375-0.1875-0.12353515625-0.1875-0.13818359375-0.1875-0.15576171875-0.1875-0.17626953125-2-2-0.1875-0.17626953125-0.1875-0.15576171875-0.1875-0.13818359375-0.1875-0.12353515625-0.375-0.21484375-0.375-0.19140625-0.375-0.19140625-0.375-0.21484375-0.1875-0.12353515625-0.1875-0.13818359375-0.1875-0.15576171875-0.1875-0.17626953125-2-2-0.1875-0.17626953125-0.1875-0.15576171875-0.1875-0.13818359375-0.1875-0.12353515625-0.375-0.21484375-0.375-0.19140625-0.375-0.19140625-0.375-0.21484375-0.1875-0.12353515625-0.1875-0.13818359375-0.1875-0.15576171875-0.1875-0.17626953125-0.011474609375-0.17626953125-0.033447265625-0.15576171875-0.024505615234375-0.07110595703125-0.029449462890625-0.06707763671875-0.072998046875-0.12353515625-0.090576171875-0.11181640625-0.106689453125-0.10302734375-0.121337890625-0.09716796875-0.134521484375-0.09423828125-0.640625-0.40625-0.361328125-0.26171875-0.185791015625-0.15576171875-0.187255859375-0.17626953125-0.1875-0.17626953125-0.1875-0.15576171875-0.1875-0.13818359375-0.1875-0.12353515625-0.375-0.21484375-0.375-0.19140625-0.375-0.19140625-0.375-0.21484375-0.1875-0.12353515625-0.1875-0.13818359375-0.1875-0.15576171875-0.1875-0.17626953125-0.17626953125-0.011474609375-0.15576171875-0.033447265625-0.07110595703125-0.024505615234375-0.06707763671875-0.029449462890625-0.12353515625-0.072998046875-0.11181640625-0.090576171875-0.10302734375-0.106689453125-0.09716796875-0.121337890625-0.09423828125-0.134521484375-0.40625-0.640625-0.26171875-0.361328125-0.15576171875-0.185791015625-0.17626953125-0.187255859375-0.1875-0.011474609375-0.1875-0.033447265625-0.1875-0.053955078125-0.1875-0.072998046875-0.1875-0.090576171875-0.1875-0.106689453125-0.375-0.255859375-0.375-0.302734375-0.375-0.337890625-0.75-0.734375-0.187255859375-0.01123046875-0.185791015625-0.03173828125-0.182861328125-0.04931640625-0.178466796875-0.06396484375-0.172607421875-0.07568359375-0.165283203125-0.08447265625-0.302734375-0.18359375-0.255859375-0.18359375-0.197265625-0.16015625-0.126953125-0.11328125-0.044921875-0.04296875-0.75-0.734375-0.375-0.337890625-0.375-0.302734375-0.375-0.255859375-0.1875-0.106689453125-0.1875-0.090576171875-0.1875-0.072998046875-0.1875-0.053955078125-0.1875-0.033447265625-0.1875-0.011474609375-0.1875-0.17626953125-0.1875-0.15576171875-0.1875-0.13818359375-0.1875-0.12353515625-0.375-0.21484375-0.375-0.19140625-0.375-0.19140625-0.375-0.21484375-0.1875-0.12353515625-0.1875-0.13818359375-0.1875-0.15576171875-0.1875-0.17626953125-2-2-0.1875-0.011474609375-0.1875-0.033447265625-0.1875-0.053955078125-0.1875-0.072998046875-0.1875-0.090576171875-0.1875-0.106689453125-0.375-0.255859375-0.375-0.302734375-0.375-0.337890625-0.75-0.734375-0.1875-0.01123046875-0.1875-0.03173828125-0.1875-0.04931640625-0.1875-0.06396484375-0.375-0.16015625-0.375-0.18359375-0.375-0.18359375-0.375-0.16015625-0.1875-0.06396484375-0.1875-0.04931640625-0.1875-0.03173828125-0.1875-0.01123046875-0.011474609375-0.17626953125-0.033447265625-0.15576171875-0.024505615234375-0.07110595703125-0.029449462890625-0.06707763671875-0.072998046875-0.12353515625-0.090576171875-0.11181640625-0.106689453125-0.10302734375-0.121337890625-0.09716796875-0.134521484375-0.09423828125-0.640625-0.40625-0.361328125-0.26171875-0.185791015625-0.15576171875-0.187255859375-0.17626953125-0.1875-0.01123046875-0.1875-0.03173828125-0.1875-0.04931640625-0.1875-0.06396484375-0.375-0.16015625-0.375-0.18359375-0.375-0.18359375-0.375-0.16015625-0.1875-0.06396484375-0.1875-0.04931640625-0.1875-0.03173828125-0.1875-0.01123046875-2-2-0.1875-0.01123046875-0.1875-0.03173828125-0.1875-0.04931640625-0.1875-0.06396484375-0.375-0.16015625-0.375-0.18359375-0.375-0.18359375-0.375-0.16015625-0.1875-0.06396484375-0.1875-0.04931640625-0.1875-0.03173828125-0.1875-0.01123046875-0.1875-0.17626953125-0.1875-0.15576171875-0.1875-0.13818359375-0.1875-0.12353515625-0.375-0.21484375-0.375-0.19140625-0.375-0.19140625-0.375-0.21484375-0.1875-0.12353515625-0.1875-0.13818359375-0.1875-0.15576171875-0.1875-0.17626953125 23 86z"/>
          <dr3d:extrude draw:style-name="gr10" draw:layer="layout" svg:viewBox="27194 -20386 171 163" svg:d="M27194-20386l81 152 21.9375 1.859375 22.3125 2.515625 45.75 6.625-49-111z"/>
          <dr3d:extrude draw:style-name="gr10" draw:layer="layout" svg:viewBox="26528 -20351 131 127" svg:d="M26659-20309l-0.015625 0.75-0.037109375 0.375-0.031005859375 0.1875-0.041259765625 0.1875-0.052978515625 0.1875-0.066162109375 0.1875-0.080810546875 0.1875-0.096923828125 0.1875-0.114501953125 0.1875-0.133544921875 0.1875-0.154052734375 0.1875-0.176025390625 0.1875v2l-0.176025390625 0.011474609375-0.154052734375 0.033447265625-0.069244384765625 0.024505615234375-0.064300537109375 0.029449462890625-0.059539794921875 0.034210205078125-0.054962158203125 0.038787841796875-0.050567626953125 0.043182373046875-0.046356201171875 0.047393798828125-0.080810546875 0.106689453125-0.066162109375 0.121337890625-0.052978515625 0.134521484375-0.041259765625 0.146240234375-0.031005859375 0.156494140625-0.037109375 0.337890625-0.013671875 0.361328125-0.001953125 0.373046875-2 2-0.001953125 0.33203125-0.013671875 0.26171875-0.014892578125 0.11181640625-0.022216796875 0.10302734375-0.031005859375 0.09716796875-0.041259765625 0.09423828125-0.052978515625 0.09423828125-0.066162109375 0.09716796875-0.177734375 0.21484375-0.578125 0.59375-0.001953125 0.33203125-0.013671875 0.26171875-0.014892578125 0.11181640625-0.022216796875 0.10302734375-0.031005859375 0.09716796875-0.041259765625 0.09423828125-0.052978515625 0.09423828125-0.066162109375 0.09716796875-0.177734375 0.21484375-0.578125 0.59375-0.001953125 0.373046875-0.013671875 0.361328125-0.037109375 0.337890625-0.031005859375 0.156494140625-0.041259765625 0.146240234375-0.052978515625 0.134521484375-0.066162109375 0.121337890625-0.080810546875 0.106689453125-0.046356201171875 0.047393798828125-0.050567626953125 0.043182373046875-0.054962158203125 0.038787841796875-0.059539794921875 0.034210205078125-0.064300537109375 0.029449462890625-0.069244384765625 0.024505615234375-0.154052734375 0.033447265625-0.176025390625 0.011474609375-0.01123046875 0.187255859375-0.03173828125 0.185791015625-0.04931640625 0.182861328125-0.06396484375 0.178466796875-0.07568359375 0.172607421875-0.08447265625 0.165283203125-0.18359375 0.302734375-0.18359375 0.255859375-0.16015625 0.197265625-0.11328125 0.126953125-0.04296875 0.044921875-0.01123046875 0.1875-0.03173828125 0.1875-0.04931640625 0.1875-0.06396484375 0.1875-0.16015625 0.375-0.18359375 0.375-0.18359375 0.375-0.16015625 0.375-0.06396484375 0.1875-0.04931640625 0.1875-0.03173828125 0.1875-0.01123046875 0.1875-0.176025390625 0.011474609375-0.154052734375 0.033447265625-0.069244384765625 0.024505615234375-0.064300537109375 0.029449462890625-0.059539794921875 0.034210205078125-0.054962158203125 0.038787841796875-0.050567626953125 0.043182373046875-0.046356201171875 0.047393798828125-0.080810546875 0.106689453125-0.066162109375 0.121337890625-0.052978515625 0.134521484375-0.041259765625 0.146240234375-0.031005859375 0.156494140625-0.037109375 0.337890625-0.013671875 0.361328125-0.001953125 0.373046875-0.17626953125 0.011474609375-0.15576171875 0.033447265625-0.07110595703125 0.024505615234375-0.06707763671875 0.029449462890625-0.12353515625 0.072998046875-0.11181640625 0.090576171875-0.10302734375 0.106689453125-0.09716796875 0.121337890625-0.09423828125 0.134521484375-0.40625 0.640625-0.26171875 0.361328125-0.15576171875 0.185791015625-0.17626953125 0.187255859375-0.001953125 0.33203125-0.013671875 0.26171875-0.014892578125 0.11181640625-0.022216796875 0.10302734375-0.031005859375 0.09716796875-0.041259765625 0.09423828125-0.052978515625 0.09423828125-0.066162109375 0.09716796875-0.177734375 0.21484375-0.578125 0.59375-0.01123046875 0.17626953125-0.03173828125 0.15576171875-0.04931640625 0.13818359375-0.06396484375 0.12353515625-0.07568359375 0.11181640625-0.08447265625 0.10302734375-0.18359375 0.19140625-0.18359375 0.19140625-0.08447265625 0.10302734375-0.07568359375 0.11181640625-0.06396484375 0.12353515625-0.04931640625 0.13818359375-0.03173828125 0.15576171875-0.01123046875 0.17626953125-0.578125 0.59375-0.177734375 0.21484375-0.066162109375 0.09716796875-0.052978515625 0.09423828125-0.041259765625 0.09423828125-0.031005859375 0.09716796875-0.022216796875 0.10302734375-0.014892578125 0.11181640625-0.013671875 0.26171875-0.001953125 0.33203125-2 2-0.01123046875 0.17626953125-0.03173828125 0.15576171875-0.04931640625 0.13818359375-0.06396484375 0.12353515625-0.07568359375 0.11181640625-0.08447265625 0.10302734375-0.18359375 0.19140625-0.18359375 0.19140625-0.08447265625 0.10302734375-0.07568359375 0.11181640625-0.06396484375 0.12353515625-0.04931640625 0.13818359375-0.03173828125 0.15576171875-0.01123046875 0.17626953125-0.578125 0.59375-0.177734375 0.21484375-0.066162109375 0.09716796875-0.052978515625 0.09423828125-0.041259765625 0.09423828125-0.031005859375 0.09716796875-0.022216796875 0.10302734375-0.014892578125 0.11181640625-0.013671875 0.26171875-0.001953125 0.33203125-2 2-0.01123046875 0.17626953125-0.03173828125 0.15576171875-0.04931640625 0.13818359375-0.06396484375 0.12353515625-0.07568359375 0.11181640625-0.08447265625 0.10302734375-0.18359375 0.19140625-0.18359375 0.19140625-0.08447265625 0.10302734375-0.07568359375 0.11181640625-0.06396484375 0.12353515625-0.04931640625 0.13818359375-0.03173828125 0.15576171875-0.01123046875 0.17626953125-2 2-0.01123046875 0.17626953125-0.03173828125 0.15576171875-0.04931640625 0.13818359375-0.06396484375 0.12353515625-0.07568359375 0.11181640625-0.08447265625 0.10302734375-0.18359375 0.19140625-0.18359375 0.19140625-0.08447265625 0.10302734375-0.07568359375 0.11181640625-0.06396484375 0.12353515625-0.04931640625 0.13818359375-0.03173828125 0.15576171875-0.01123046875 0.17626953125-2 2-0.001953125 0.044921875-0.013671875 0.126953125-0.037109375 0.197265625-0.072265625 0.255859375-0.052978515625 0.146240234375-0.066162109375 0.156494140625-0.080810546875 0.165283203125-0.096923828125 0.172607421875-0.114501953125 0.178466796875-0.133544921875 0.182861328125-0.154052734375 0.185791015625-0.176025390625 0.187255859375-1 1-0.17626953125 0.187255859375-0.15576171875 0.185791015625-0.26171875 0.361328125-0.40625 0.640625-0.09423828125 0.134521484375-0.09716796875 0.121337890625-0.10302734375 0.106689453125-0.11181640625 0.090576171875-0.12353515625 0.072998046875-0.06707763671875 0.029449462890625-0.07110595703125 0.024505615234375-0.15576171875 0.033447265625-0.17626953125 0.011474609375-0.01123046875 0.17626953125-0.03173828125 0.15576171875-0.04931640625 0.13818359375-0.06396484375 0.12353515625-0.07568359375 0.11181640625-0.08447265625 0.10302734375-0.18359375 0.19140625-0.18359375 0.19140625-0.08447265625 0.10302734375-0.07568359375 0.11181640625-0.06396484375 0.12353515625-0.04931640625 0.13818359375-0.03173828125 0.15576171875-0.01123046875 0.17626953125-2 2-1 1-2 2-0.04296875 0.044921875-0.11328125 0.126953125-0.16015625 0.197265625-0.18359375 0.255859375-0.18359375 0.302734375-0.08447265625 0.165283203125-0.07568359375 0.172607421875-0.06396484375 0.178466796875-0.04931640625 0.182861328125-0.03173828125 0.185791015625-0.01123046875 0.187255859375-0.17626953125 0.01123046875-0.15576171875 0.03173828125-0.13818359375 0.04931640625-0.12353515625 0.06396484375-0.11181640625 0.07568359375-0.10302734375 0.08447265625-0.19140625 0.18359375-0.19140625 0.18359375-0.10302734375 0.08447265625-0.11181640625 0.07568359375-0.12353515625 0.06396484375-0.13818359375 0.04931640625-0.15576171875 0.03173828125-0.17626953125 0.01123046875-0.01123046875 0.17626953125-0.03173828125 0.15576171875-0.04931640625 0.13818359375-0.06396484375 0.12353515625-0.07568359375 0.11181640625-0.08447265625 0.10302734375-0.18359375 0.19140625-0.18359375 0.19140625-0.08447265625 0.10302734375-0.07568359375 0.11181640625-0.06396484375 0.12353515625-0.04931640625 0.13818359375-0.03173828125 0.15576171875-0.01123046875 0.17626953125-0.33203125 0.001953125-0.26171875 0.013671875-0.11181640625 0.014892578125-0.10302734375 0.022216796875-0.09716796875 0.031005859375-0.09423828125 0.041259765625-0.09423828125 0.052978515625-0.09716796875 0.066162109375-0.21484375 0.177734375-0.59375 0.578125-1 1-0.578125 0.59375-0.177734375 0.21484375-0.066162109375 0.09716796875-0.052978515625 0.09423828125-0.041259765625 0.09423828125-0.031005859375 0.09716796875-0.022216796875 0.10302734375-0.014892578125 0.11181640625-0.013671875 0.26171875-0.001953125 0.33203125-0.17626953125 0.01123046875-0.15576171875 0.03173828125-0.13818359375 0.04931640625-0.12353515625 0.06396484375-0.11181640625 0.07568359375-0.10302734375 0.08447265625-0.19140625 0.18359375-0.19140625 0.18359375-0.10302734375 0.08447265625-0.11181640625 0.07568359375-0.12353515625 0.06396484375-0.13818359375 0.04931640625-0.15576171875 0.03173828125-0.17626953125 0.01123046875-1 1-2 2-0.04296875 0.001953125-0.11328125 0.013671875-0.07568359375 0.014892578125-0.08447265625 0.022216796875-0.09033203125 0.031005859375-0.09326171875 0.041259765625-0.09326171875 0.052978515625-0.09033203125 0.066162109375-0.08447265625 0.080810546875-0.07568359375 0.096923828125-0.06396484375 0.114501953125-0.04931640625 0.133544921875-0.03173828125 0.154052734375-0.01123046875 0.176025390625-0.33203125 0.001953125-0.26171875 0.013671875-0.11181640625 0.014892578125-0.10302734375 0.022216796875-0.09716796875 0.031005859375-0.09423828125 0.041259765625-0.09423828125 0.052978515625-0.09716796875 0.066162109375-0.21484375 0.177734375-0.59375 0.578125-0.04296875 0.001953125-0.11328125 0.013671875-0.07568359375 0.014892578125-0.08447265625 0.022216796875-0.09033203125 0.031005859375-0.09326171875 0.041259765625-0.09326171875 0.052978515625-0.09033203125 0.066162109375-0.08447265625 0.080810546875-0.07568359375 0.096923828125-0.06396484375 0.114501953125-0.04931640625 0.133544921875-0.03173828125 0.154052734375-0.01123046875 0.176025390625-0.17626953125 0.01123046875-0.15576171875 0.03173828125-0.13818359375 0.04931640625-0.12353515625 0.06396484375-0.11181640625 0.07568359375-0.10302734375 0.08447265625-0.19140625 0.18359375-0.19140625 0.18359375-0.10302734375 0.08447265625-0.11181640625 0.07568359375-0.12353515625 0.06396484375-0.13818359375 0.04931640625-0.15576171875 0.03173828125-0.17626953125 0.01123046875-1 1-0.04296875 0.001953125-0.11328125 0.013671875-0.07568359375 0.014892578125-0.08447265625 0.022216796875-0.09033203125 0.031005859375-0.09326171875 0.041259765625-0.09326171875 0.052978515625-0.09033203125 0.066162109375-0.08447265625 0.080810546875-0.07568359375 0.096923828125-0.06396484375 0.114501953125-0.04931640625 0.133544921875-0.03173828125 0.154052734375-0.01123046875 0.176025390625-0.33203125 0.001953125-0.26171875 0.013671875-0.11181640625 0.014892578125-0.10302734375 0.022216796875-0.09716796875 0.031005859375-0.09423828125 0.041259765625-0.09423828125 0.052978515625-0.09716796875 0.066162109375-0.21484375 0.177734375-0.59375 0.578125h-1l-0.59375 0.578125-0.21484375 0.177734375-0.09716796875 0.066162109375-0.09423828125 0.052978515625-0.09423828125 0.041259765625-0.09716796875 0.031005859375-0.10302734375 0.022216796875-0.11181640625 0.014892578125-0.26171875 0.013671875-0.33203125 0.001953125-0.001953125 0.04296875-0.013671875 0.11328125-0.014892578125 0.07568359375-0.022216796875 0.08447265625-0.031005859375 0.09033203125-0.041259765625 0.09326171875-0.052978515625 0.09326171875-0.066162109375 0.09033203125-0.080810546875 0.08447265625-0.096923828125 0.07568359375-0.114501953125 0.06396484375-0.133544921875 0.04931640625-0.154052734375 0.03173828125-0.176025390625 0.01123046875-0.04296875 0.001953125-0.11328125 0.013671875-0.07568359375 0.014892578125-0.08447265625 0.022216796875-0.09033203125 0.031005859375-0.09326171875 0.041259765625-0.09326171875 0.052978515625-0.09033203125 0.066162109375-0.08447265625 0.080810546875-0.07568359375 0.096923828125-0.06396484375 0.114501953125-0.04931640625 0.133544921875-0.03173828125 0.154052734375-0.01123046875 0.176025390625h-2l-0.001953125 0.04296875-0.013671875 0.11328125-0.014892578125 0.07568359375-0.022216796875 0.08447265625-0.031005859375 0.09033203125-0.041259765625 0.09326171875-0.052978515625 0.09326171875-0.066162109375 0.09033203125-0.080810546875 0.08447265625-0.096923828125 0.07568359375-0.114501953125 0.06396484375-0.133544921875 0.04931640625-0.154052734375 0.03173828125-0.176025390625 0.01123046875h-1l-0.17626953125 0.01123046875-0.15576171875 0.03173828125-0.13818359375 0.04931640625-0.12353515625 0.06396484375-0.11181640625 0.07568359375-0.10302734375 0.08447265625-0.19140625 0.18359375-0.19140625 0.18359375-0.10302734375 0.08447265625-0.11181640625 0.07568359375-0.12353515625 0.06396484375-0.13818359375 0.04931640625-0.15576171875 0.03173828125-0.17626953125 0.01123046875h-1l-0.04296875 0.001953125-0.11328125 0.013671875-0.07568359375 0.014892578125-0.08447265625 0.022216796875-0.09033203125 0.031005859375-0.09326171875 0.041259765625-0.09326171875 0.052978515625-0.09033203125 0.066162109375-0.08447265625 0.080810546875-0.07568359375 0.096923828125-0.06396484375 0.114501953125-0.04931640625 0.133544921875-0.03173828125 0.154052734375-0.01123046875 0.176025390625h-1-2-1l-1 1h-1-2-1-1-1-1-1-2-1l-0.001953125-0.04296875-0.013671875-0.11328125-0.014892578125-0.07568359375-0.022216796875-0.08447265625-0.031005859375-0.09033203125-0.041259765625-0.09326171875-0.052978515625-0.09326171875-0.066162109375-0.09033203125-0.080810546875-0.08447265625-0.096923828125-0.07568359375-0.114501953125-0.06396484375-0.133544921875-0.04931640625-0.154052734375-0.03173828125-0.176025390625-0.01123046875h-1-1-1l-0.176025390625-0.01123046875-0.154052734375-0.03173828125-0.133544921875-0.04931640625-0.114501953125-0.06396484375-0.096923828125-0.07568359375-0.080810546875-0.08447265625-0.066162109375-0.09033203125-0.052978515625-0.09326171875-0.041259765625-0.09326171875-0.031005859375-0.09033203125-0.022216796875-0.08447265625-0.014892578125-0.07568359375-0.013671875-0.11328125-0.001953125-0.04296875h-1-1l-1-1h-1l-0.17626953125-0.01123046875-0.15576171875-0.03173828125-0.13818359375-0.04931640625-0.12353515625-0.06396484375-0.11181640625-0.07568359375-0.10302734375-0.08447265625-0.19140625-0.18359375-0.19140625-0.18359375-0.10302734375-0.08447265625-0.11181640625-0.07568359375-0.12353515625-0.06396484375-0.13818359375-0.04931640625-0.15576171875-0.03173828125-0.17626953125-0.01123046875h-1l-1-1h-1l-0.001953125-0.04296875-0.013671875-0.11328125-0.014892578125-0.07568359375-0.022216796875-0.08447265625-0.031005859375-0.09033203125-0.041259765625-0.09326171875-0.052978515625-0.09326171875-0.066162109375-0.09033203125-0.080810546875-0.08447265625-0.096923828125-0.07568359375-0.114501953125-0.06396484375-0.133544921875-0.04931640625-0.154052734375-0.03173828125-0.176025390625-0.01123046875h-1l-0.001953125-0.04296875-0.013671875-0.11328125-0.014892578125-0.07568359375-0.022216796875-0.08447265625-0.031005859375-0.09033203125-0.041259765625-0.09326171875-0.052978515625-0.09326171875-0.066162109375-0.09033203125-0.080810546875-0.08447265625-0.096923828125-0.07568359375-0.114501953125-0.06396484375-0.133544921875-0.04931640625-0.154052734375-0.03173828125-0.176025390625-0.01123046875-1-1-0.330078125-0.001953125-0.248046875-0.013671875-0.096923828125-0.014892578125-0.080810546875-0.022216796875-0.034820556640625-0.014312744140625-0.031341552734375-0.016693115234375-0.028045654296875-0.019256591796875-0.024932861328125-0.022003173828125-0.022003173828125-0.024932861328125-0.019256591796875-0.028045654296875-0.016693115234375-0.031341552734375-0.014312744140625-0.034820556640625-0.022216796875-0.080810546875-0.014892578125-0.096923828125-0.013671875-0.248046875-0.001953125-0.330078125h-1l-1-1-0.330078125-0.001953125-0.248046875-0.013671875-0.096923828125-0.014892578125-0.080810546875-0.022216796875-0.034820556640625-0.014312744140625-0.031341552734375-0.016693115234375-0.028045654296875-0.019256591796875-0.024932861328125-0.022003173828125-0.022003173828125-0.024932861328125-0.019256591796875-0.028045654296875-0.016693115234375-0.031341552734375-0.014312744140625-0.034820556640625-0.022216796875-0.080810546875-0.014892578125-0.096923828125-0.013671875-0.248046875-0.001953125-0.330078125h-1l-0.01123046875-0.176025390625-0.03173828125-0.154052734375-0.04931640625-0.133544921875-0.06396484375-0.114501953125-0.07568359375-0.096923828125-0.08447265625-0.080810546875-0.09033203125-0.066162109375-0.09326171875-0.052978515625-0.09326171875-0.041259765625-0.09033203125-0.031005859375-0.08447265625-0.022216796875-0.07568359375-0.014892578125-0.11328125-0.013671875-0.04296875-0.001953125-1-1-1-1-0.176025390625-0.01123046875-0.154052734375-0.03173828125-0.133544921875-0.04931640625-0.114501953125-0.06396484375-0.096923828125-0.07568359375-0.080810546875-0.08447265625-0.066162109375-0.09033203125-0.052978515625-0.09326171875-0.041259765625-0.09326171875-0.031005859375-0.09033203125-0.022216796875-0.08447265625-0.014892578125-0.07568359375-0.013671875-0.11328125-0.001953125-0.04296875-0.176025390625-0.01123046875-0.154052734375-0.03173828125-0.133544921875-0.04931640625-0.114501953125-0.06396484375-0.096923828125-0.07568359375-0.080810546875-0.08447265625-0.066162109375-0.09033203125-0.052978515625-0.09326171875-0.041259765625-0.09326171875-0.031005859375-0.09033203125-0.022216796875-0.08447265625-0.014892578125-0.07568359375-0.013671875-0.11328125-0.001953125-0.04296875-0.04296875-0.001953125-0.11328125-0.013671875-0.07568359375-0.014892578125-0.08447265625-0.022216796875-0.09033203125-0.031005859375-0.09326171875-0.041259765625-0.09326171875-0.052978515625-0.09033203125-0.066162109375-0.08447265625-0.080810546875-0.07568359375-0.096923828125-0.06396484375-0.114501953125-0.04931640625-0.133544921875-0.03173828125-0.154052734375-0.01123046875-0.176025390625h-1v-1l-0.176025390625-0.01123046875-0.154052734375-0.03173828125-0.133544921875-0.04931640625-0.114501953125-0.06396484375-0.096923828125-0.07568359375-0.080810546875-0.08447265625-0.066162109375-0.09033203125-0.052978515625-0.09326171875-0.041259765625-0.09326171875-0.031005859375-0.09033203125-0.022216796875-0.08447265625-0.014892578125-0.07568359375-0.013671875-0.11328125-0.001953125-0.04296875-0.04296875-0.001953125-0.11328125-0.013671875-0.07568359375-0.014892578125-0.08447265625-0.022216796875-0.09033203125-0.031005859375-0.09326171875-0.041259765625-0.09326171875-0.052978515625-0.09033203125-0.066162109375-0.08447265625-0.080810546875-0.07568359375-0.096923828125-0.06396484375-0.114501953125-0.04931640625-0.133544921875-0.03173828125-0.154052734375-0.01123046875-0.176025390625-1-1-1-1-0.001953125-0.04296875-0.013671875-0.11328125-0.014892578125-0.07568359375-0.022216796875-0.08447265625-0.031005859375-0.09033203125-0.041259765625-0.09326171875-0.052978515625-0.09326171875-0.066162109375-0.09033203125-0.080810546875-0.08447265625-0.096923828125-0.07568359375-0.114501953125-0.06396484375-0.133544921875-0.04931640625-0.154052734375-0.03173828125-0.176025390625-0.01123046875v-1l-0.330078125-0.001953125-0.248046875-0.013671875-0.096923828125-0.014892578125-0.080810546875-0.022216796875-0.034820556640625-0.014312744140625-0.031341552734375-0.016693115234375-0.028045654296875-0.019256591796875-0.024932861328125-0.022003173828125-0.022003173828125-0.024932861328125-0.019256591796875-0.028045654296875-0.016693115234375-0.031341552734375-0.014312744140625-0.034820556640625-0.022216796875-0.080810546875-0.014892578125-0.096923828125-0.013671875-0.248046875-0.001953125-0.330078125-1-1-0.001953125-0.330078125-0.013671875-0.248046875-0.014892578125-0.096923828125-0.022216796875-0.080810546875-0.014312744140625-0.034820556640625-0.016693115234375-0.031341552734375-0.019256591796875-0.028045654296875-0.022003173828125-0.024932861328125-0.024932861328125-0.022003173828125-0.028045654296875-0.019256591796875-0.031341552734375-0.016693115234375-0.034820556640625-0.014312744140625-0.080810546875-0.022216796875-0.096923828125-0.014892578125-0.248046875-0.013671875-0.330078125-0.001953125v-1l-0.001953125-0.330078125-0.013671875-0.248046875-0.014892578125-0.096923828125-0.022216796875-0.080810546875-0.014312744140625-0.034820556640625-0.016693115234375-0.031341552734375-0.019256591796875-0.028045654296875-0.022003173828125-0.024932861328125-0.024932861328125-0.022003173828125-0.028045654296875-0.019256591796875-0.031341552734375-0.016693115234375-0.034820556640625-0.014312744140625-0.080810546875-0.022216796875-0.096923828125-0.014892578125-0.248046875-0.013671875-0.330078125-0.001953125v-1-1l-0.176025390625-0.01123046875-0.154052734375-0.03173828125-0.133544921875-0.04931640625-0.114501953125-0.06396484375-0.096923828125-0.07568359375-0.080810546875-0.08447265625-0.066162109375-0.09033203125-0.052978515625-0.09326171875-0.041259765625-0.09326171875-0.031005859375-0.09033203125-0.022216796875-0.08447265625-0.014892578125-0.07568359375-0.013671875-0.11328125-0.001953125-0.04296875v-1l-1-1v-1-1-1l-0.04296875-0.001953125-0.11328125-0.013671875-0.07568359375-0.014892578125-0.08447265625-0.022216796875-0.09033203125-0.031005859375-0.09326171875-0.041259765625-0.09326171875-0.052978515625-0.09033203125-0.066162109375-0.08447265625-0.080810546875-0.07568359375-0.096923828125-0.06396484375-0.114501953125-0.04931640625-0.133544921875-0.03173828125-0.154052734375-0.01123046875-0.176025390625v-1-1-1-1-1-1-1-1-1l0.01123046875-0.176025390625 0.03173828125-0.154052734375 0.04931640625-0.133544921875 0.06396484375-0.114501953125 0.07568359375-0.096923828125 0.08447265625-0.080810546875 0.09033203125-0.066162109375 0.09326171875-0.052978515625 0.09326171875-0.041259765625 0.09033203125-0.031005859375 0.08447265625-0.022216796875 0.07568359375-0.014892578125 0.11328125-0.013671875 0.04296875-0.001953125v-1-2-1l0.176025390625-0.01123046875 0.154052734375-0.03173828125 0.133544921875-0.04931640625 0.114501953125-0.06396484375 0.096923828125-0.07568359375 0.080810546875-0.08447265625 0.066162109375-0.09033203125 0.052978515625-0.09326171875 0.041259765625-0.09326171875 0.031005859375-0.09033203125 0.022216796875-0.08447265625 0.014892578125-0.07568359375 0.013671875-0.11328125 0.001953125-0.04296875v-1l0.01123046875-0.176025390625 0.03173828125-0.154052734375 0.04931640625-0.133544921875 0.06396484375-0.114501953125 0.07568359375-0.096923828125 0.08447265625-0.080810546875 0.09033203125-0.066162109375 0.09326171875-0.052978515625 0.09326171875-0.041259765625 0.09033203125-0.031005859375 0.08447265625-0.022216796875 0.07568359375-0.014892578125 0.11328125-0.013671875 0.04296875-0.001953125v-2l0.04296875-0.001953125 0.11328125-0.013671875 0.07568359375-0.014892578125 0.08447265625-0.022216796875 0.09033203125-0.031005859375 0.09326171875-0.041259765625 0.09326171875-0.052978515625 0.09033203125-0.066162109375 0.08447265625-0.080810546875 0.07568359375-0.096923828125 0.06396484375-0.114501953125 0.04931640625-0.133544921875 0.03173828125-0.154052734375 0.01123046875-0.176025390625 0.001953125-0.04296875 0.013671875-0.11328125 0.014892578125-0.07568359375 0.022216796875-0.08447265625 0.031005859375-0.09033203125 0.041259765625-0.09326171875 0.052978515625-0.09326171875 0.066162109375-0.09033203125 0.080810546875-0.08447265625 0.096923828125-0.07568359375 0.114501953125-0.06396484375 0.133544921875-0.04931640625 0.154052734375-0.03173828125 0.176025390625-0.01123046875v-1l0.01123046875-0.17626953125 0.03173828125-0.15576171875 0.04931640625-0.13818359375 0.06396484375-0.12353515625 0.07568359375-0.11181640625 0.08447265625-0.10302734375 0.18359375-0.19140625 0.18359375-0.19140625 0.08447265625-0.10302734375 0.07568359375-0.11181640625 0.06396484375-0.12353515625 0.04931640625-0.13818359375 0.03173828125-0.15576171875 0.01123046875-0.17626953125 1-1v-1l0.578125-0.59375 0.177734375-0.21484375 0.066162109375-0.09716796875 0.052978515625-0.09423828125 0.041259765625-0.09423828125 0.031005859375-0.09716796875 0.022216796875-0.10302734375 0.014892578125-0.11181640625 0.013671875-0.26171875 0.001953125-0.33203125 0.330078125-0.001953125 0.248046875-0.013671875 0.096923828125-0.014892578125 0.080810546875-0.022216796875 0.034820556640625-0.014312744140625 0.031341552734375-0.016693115234375 0.028045654296875-0.019256591796875 0.024932861328125-0.022003173828125 0.022003173828125-0.024932861328125 0.019256591796875-0.028045654296875 0.016693115234375-0.031341552734375 0.014312744140625-0.034820556640625 0.022216796875-0.080810546875 0.014892578125-0.096923828125 0.013671875-0.248046875 0.001953125-0.330078125 0.176025390625-0.01123046875 0.154052734375-0.03173828125 0.133544921875-0.04931640625 0.114501953125-0.06396484375 0.096923828125-0.07568359375 0.080810546875-0.08447265625 0.066162109375-0.09033203125 0.052978515625-0.09326171875 0.041259765625-0.09326171875 0.031005859375-0.09033203125 0.022216796875-0.08447265625 0.014892578125-0.07568359375 0.013671875-0.11328125 0.001953125-0.04296875 0.578125-0.59375 0.177734375-0.21484375 0.066162109375-0.09716796875 0.052978515625-0.09423828125 0.041259765625-0.09423828125 0.031005859375-0.09716796875 0.022216796875-0.10302734375 0.014892578125-0.11181640625 0.013671875-0.26171875 0.001953125-0.33203125 0.176025390625-0.01123046875 0.154052734375-0.03173828125 0.133544921875-0.04931640625 0.114501953125-0.06396484375 0.096923828125-0.07568359375 0.080810546875-0.08447265625 0.066162109375-0.09033203125 0.052978515625-0.09326171875 0.041259765625-0.09326171875 0.031005859375-0.09033203125 0.022216796875-0.08447265625 0.014892578125-0.07568359375 0.013671875-0.11328125 0.001953125-0.04296875 1-1 2-2 0.001953125-0.04296875 0.013671875-0.11328125 0.014892578125-0.07568359375 0.022216796875-0.08447265625 0.031005859375-0.09033203125 0.041259765625-0.09326171875 0.052978515625-0.09326171875 0.066162109375-0.09033203125 0.080810546875-0.08447265625 0.096923828125-0.07568359375 0.114501953125-0.06396484375 0.133544921875-0.04931640625 0.154052734375-0.03173828125 0.176025390625-0.01123046875 0.01123046875-0.17626953125 0.03173828125-0.15576171875 0.04931640625-0.13818359375 0.06396484375-0.12353515625 0.07568359375-0.11181640625 0.08447265625-0.10302734375 0.18359375-0.19140625 0.18359375-0.19140625 0.08447265625-0.10302734375 0.07568359375-0.11181640625 0.06396484375-0.12353515625 0.04931640625-0.13818359375 0.03173828125-0.15576171875 0.01123046875-0.17626953125 1-1 2-2 1-1 0.578125-0.59375 0.177734375-0.21484375 0.066162109375-0.09716796875 0.052978515625-0.09423828125 0.041259765625-0.09423828125 0.031005859375-0.09716796875 0.022216796875-0.10302734375 0.014892578125-0.11181640625 0.013671875-0.26171875 0.001953125-0.33203125 0.17626953125-0.01123046875 0.15576171875-0.03173828125 0.13818359375-0.04931640625 0.12353515625-0.06396484375 0.11181640625-0.07568359375 0.10302734375-0.08447265625 0.19140625-0.18359375 0.19140625-0.18359375 0.10302734375-0.08447265625 0.11181640625-0.07568359375 0.12353515625-0.06396484375 0.13818359375-0.04931640625 0.15576171875-0.03173828125 0.17626953125-0.01123046875 0.01123046875-0.17626953125 0.03173828125-0.15576171875 0.04931640625-0.13818359375 0.06396484375-0.12353515625 0.07568359375-0.11181640625 0.08447265625-0.10302734375 0.18359375-0.19140625 0.18359375-0.19140625 0.08447265625-0.10302734375 0.07568359375-0.11181640625 0.06396484375-0.12353515625 0.04931640625-0.13818359375 0.03173828125-0.15576171875 0.01123046875-0.17626953125 0.17626953125-0.01123046875 0.15576171875-0.03173828125 0.13818359375-0.04931640625 0.12353515625-0.06396484375 0.11181640625-0.07568359375 0.10302734375-0.08447265625 0.19140625-0.18359375 0.19140625-0.18359375 0.10302734375-0.08447265625 0.11181640625-0.07568359375 0.12353515625-0.06396484375 0.13818359375-0.04931640625 0.15576171875-0.03173828125 0.17626953125-0.01123046875 2-2 1-1 2-2 0.17626953125-0.01123046875 0.15576171875-0.03173828125 0.13818359375-0.04931640625 0.12353515625-0.06396484375 0.11181640625-0.07568359375 0.10302734375-0.08447265625 0.19140625-0.18359375 0.19140625-0.18359375 0.10302734375-0.08447265625 0.11181640625-0.07568359375 0.12353515625-0.06396484375 0.13818359375-0.04931640625 0.15576171875-0.03173828125 0.17626953125-0.01123046875 0.01123046875-0.17626953125 0.03173828125-0.15576171875 0.04931640625-0.13818359375 0.06396484375-0.12353515625 0.07568359375-0.11181640625 0.08447265625-0.10302734375 0.18359375-0.19140625 0.18359375-0.19140625 0.08447265625-0.10302734375 0.07568359375-0.11181640625 0.06396484375-0.12353515625 0.04931640625-0.13818359375 0.03173828125-0.15576171875 0.01123046875-0.17626953125 0.187255859375-0.01123046875 0.185791015625-0.03173828125 0.182861328125-0.04931640625 0.178466796875-0.06396484375 0.172607421875-0.07568359375 0.165283203125-0.08447265625 0.302734375-0.18359375 0.255859375-0.18359375 0.197265625-0.16015625 0.126953125-0.11328125 0.044921875-0.04296875 2-2 0.17626953125-0.01123046875 0.15576171875-0.03173828125 0.13818359375-0.04931640625 0.12353515625-0.06396484375 0.11181640625-0.07568359375 0.10302734375-0.08447265625 0.19140625-0.18359375 0.19140625-0.18359375 0.10302734375-0.08447265625 0.11181640625-0.07568359375 0.12353515625-0.06396484375 0.13818359375-0.04931640625 0.15576171875-0.03173828125 0.17626953125-0.01123046875 0.011474609375-0.17626953125 0.033447265625-0.15576171875 0.024505615234375-0.07110595703125 0.029449462890625-0.06707763671875 0.072998046875-0.12353515625 0.090576171875-0.11181640625 0.106689453125-0.10302734375 0.121337890625-0.09716796875 0.134521484375-0.09423828125 0.640625-0.40625 0.361328125-0.26171875 0.185791015625-0.15576171875 0.187255859375-0.17626953125 0.044921875-0.04296875 0.126953125-0.11328125 0.197265625-0.16015625 0.255859375-0.18359375 0.302734375-0.18359375 0.165283203125-0.08447265625 0.172607421875-0.07568359375 0.178466796875-0.06396484375 0.182861328125-0.04931640625 0.185791015625-0.03173828125 0.187255859375-0.01123046875 0.011474609375-0.17626953125 0.033447265625-0.15576171875 0.024505615234375-0.07110595703125 0.029449462890625-0.06707763671875 0.072998046875-0.12353515625 0.090576171875-0.11181640625 0.106689453125-0.10302734375 0.121337890625-0.09716796875 0.134521484375-0.09423828125 0.640625-0.40625 0.361328125-0.26171875 0.185791015625-0.15576171875 0.187255859375-0.17626953125 0.044921875-0.04296875 0.126953125-0.11328125 0.197265625-0.16015625 0.255859375-0.18359375 0.302734375-0.18359375 0.165283203125-0.08447265625 0.172607421875-0.07568359375 0.178466796875-0.06396484375 0.182861328125-0.04931640625 0.185791015625-0.03173828125 0.187255859375-0.01123046875 0.01123046875-0.176025390625 0.03173828125-0.154052734375 0.04931640625-0.133544921875 0.06396484375-0.114501953125 0.07568359375-0.096923828125 0.08447265625-0.080810546875 0.09033203125-0.066162109375 0.09326171875-0.052978515625 0.09326171875-0.041259765625 0.09033203125-0.031005859375 0.08447265625-0.022216796875 0.07568359375-0.014892578125 0.11328125-0.013671875 0.04296875-0.001953125 0.187255859375-0.17626953125 0.185791015625-0.15576171875 0.361328125-0.26171875 0.640625-0.40625 0.134521484375-0.09423828125 0.121337890625-0.09716796875 0.106689453125-0.10302734375 0.090576171875-0.11181640625 0.072998046875-0.12353515625 0.029449462890625-0.06707763671875 0.024505615234375-0.07110595703125 0.033447265625-0.15576171875 0.011474609375-0.17626953125 0.187255859375-0.01123046875 0.185791015625-0.03173828125 0.182861328125-0.04931640625 0.178466796875-0.06396484375 0.172607421875-0.07568359375 0.165283203125-0.08447265625 0.302734375-0.18359375 0.255859375-0.18359375 0.197265625-0.16015625 0.126953125-0.11328125 0.044921875-0.04296875 0.1875-0.17626953125 0.1875-0.15576171875 0.1875-0.13818359375 0.1875-0.12353515625 0.375-0.21484375 0.375-0.19140625 0.375-0.19140625 0.375-0.21484375 0.1875-0.12353515625 0.1875-0.13818359375 0.1875-0.15576171875 0.1875-0.17626953125 0.044921875-0.04296875 0.126953125-0.11328125 0.197265625-0.16015625 0.255859375-0.18359375 0.302734375-0.18359375 0.165283203125-0.08447265625 0.172607421875-0.07568359375 0.178466796875-0.06396484375 0.182861328125-0.04931640625 0.185791015625-0.03173828125 0.187255859375-0.01123046875 0.011474609375-0.17626953125 0.033447265625-0.15576171875 0.024505615234375-0.07110595703125 0.029449462890625-0.06707763671875 0.072998046875-0.12353515625 0.090576171875-0.11181640625 0.106689453125-0.10302734375 0.121337890625-0.09716796875 0.134521484375-0.09423828125 0.640625-0.40625 0.361328125-0.26171875 0.185791015625-0.15576171875 0.187255859375-0.17626953125 0.044921875-0.001953125 0.126953125-0.013671875 0.197265625-0.037109375 0.255859375-0.072265625 0.146240234375-0.052978515625 0.156494140625-0.066162109375 0.165283203125-0.080810546875 0.172607421875-0.096923828125 0.178466796875-0.114501953125 0.182861328125-0.133544921875 0.185791015625-0.154052734375 0.187255859375-0.176025390625 0.044921875-0.04296875 0.126953125-0.11328125 0.197265625-0.16015625 0.255859375-0.18359375 0.302734375-0.18359375 0.165283203125-0.08447265625 0.172607421875-0.07568359375 0.178466796875-0.06396484375 0.182861328125-0.04931640625 0.185791015625-0.03173828125 0.187255859375-0.01123046875 2-2 0.33203125-0.001953125 0.26171875-0.013671875 0.11181640625-0.014892578125 0.10302734375-0.022216796875 0.09716796875-0.031005859375 0.09423828125-0.041259765625 0.09423828125-0.052978515625 0.09716796875-0.066162109375 0.21484375-0.177734375 0.59375-0.578125 0.17626953125-0.01123046875 0.15576171875-0.03173828125 0.13818359375-0.04931640625 0.12353515625-0.06396484375 0.11181640625-0.07568359375 0.10302734375-0.08447265625 0.19140625-0.18359375 0.19140625-0.18359375 0.10302734375-0.08447265625 0.11181640625-0.07568359375 0.12353515625-0.06396484375 0.13818359375-0.04931640625 0.15576171875-0.03173828125 0.17626953125-0.01123046875 0.187255859375-0.176025390625 0.185791015625-0.154052734375 0.182861328125-0.133544921875 0.178466796875-0.114501953125 0.172607421875-0.096923828125 0.165283203125-0.080810546875 0.156494140625-0.066162109375 0.146240234375-0.052978515625 0.255859375-0.072265625 0.197265625-0.037109375 0.126953125-0.013671875 0.044921875-0.001953125 0.187255859375-0.17626953125 0.185791015625-0.15576171875 0.361328125-0.26171875 0.640625-0.40625 0.134521484375-0.09423828125 0.121337890625-0.09716796875 0.106689453125-0.10302734375 0.090576171875-0.11181640625 0.072998046875-0.12353515625 0.029449462890625-0.06707763671875 0.024505615234375-0.07110595703125 0.033447265625-0.15576171875 0.011474609375-0.17626953125 0.373046875-0.001953125 0.361328125-0.013671875 0.337890625-0.037109375 0.156494140625-0.031005859375 0.146240234375-0.041259765625 0.134521484375-0.052978515625 0.121337890625-0.066162109375 0.106689453125-0.080810546875 0.047393798828125-0.046356201171875 0.043182373046875-0.050567626953125 0.038787841796875-0.054962158203125 0.034210205078125-0.059539794921875 0.029449462890625-0.064300537109375 0.024505615234375-0.069244384765625 0.033447265625-0.154052734375 0.011474609375-0.176025390625 0.1875-0.01123046875 0.1875-0.03173828125 0.1875-0.04931640625 0.1875-0.06396484375 0.375-0.16015625 0.375-0.18359375 0.375-0.18359375 0.375-0.16015625 0.1875-0.06396484375 0.1875-0.04931640625 0.1875-0.03173828125 0.1875-0.01123046875 0.044921875-0.04296875 0.126953125-0.11328125 0.197265625-0.16015625 0.255859375-0.18359375 0.302734375-0.18359375 0.165283203125-0.08447265625 0.172607421875-0.07568359375 0.178466796875-0.06396484375 0.182861328125-0.04931640625 0.185791015625-0.03173828125 0.187255859375-0.01123046875 0.044921875-0.04296875 0.126953125-0.11328125 0.197265625-0.16015625 0.255859375-0.18359375 0.302734375-0.18359375 0.165283203125-0.08447265625 0.172607421875-0.07568359375 0.178466796875-0.06396484375 0.182861328125-0.04931640625 0.185791015625-0.03173828125 0.187255859375-0.01123046875-18 63z"/>
          <dr3d:extrude draw:style-name="gr10" draw:layer="layout" svg:viewBox="26573 -20395 137 121" svg:d="M26710-20395l-65 113-35.25 3.25-18.1875 2.09375-18.5625 2.65625 39-82z"/>
          <dr3d:extrude draw:style-name="gr10" draw:layer="layout" svg:viewBox="27260.503725274 -21391.3402985375 189.583858606718 225.52772486295" svg:d="M27273.8329305555-21172.1378434426l2.62294269838821 1.77774010731446 2.78488906925122 1.48322538077628 2.93976189517707 1.19253815534466 3.08756117615485 0.905678431034175 3.22828691220275 0.622646207837533 3.36193910330621 0.343441485765652 7.09654060016328-0.135421190247143 7.54626682530216-1.20631006517215 7.93940469091103-2.24657893116091 8.27595419700447-3.25622778823163 8.55591534357518-4.2352566363661 8.77928813062317-5.18366547557889 8.94607255814481-6.10145430585544 9.05626862615463-6.98862312720667 9.1098763346381-7.8451719396362 18.1542223566357-18.1375102808379 17.6895928763188-21.1962654234012 15.8035577430164-22.6268066273224 12.7202003389211-22.2591686010455 5.16740932951143-10.8354987879357 4.35285180239953-10.5561237780785 3.52372154991463-10.2142602671374 2.68001857206764-9.8099082550907 1.8217428688622-9.34306774195284 0.948894440291042-8.81373872772383 0.0614732863541576-8.22192121240005-0.840520592944813-7.56761519598149-1.75708719760587-6.85082067846088-1.22681005222694-3.13708473856968-1.46141647540571-2.93445292128308-1.69784448925566-2.72401004135463-1.9360940937695-2.50575609879161-2.17616528896178-2.27969109359401-2.4180580748216-2.04581502575456-2.62065712569165-1.77600652035471-2.77822686800209-1.47817215921532-2.92901484060712-1.18438660816173-3.0730210435031-0.894649867193948-3.21024547670459-0.608961936319247-3.34068814019338-0.327322815533989-7.04557719206787 0.17407649093002-7.48596660961266 1.25204725300136-7.87210186952871 2.29762753435352-8.20398297182328 3.31081733499741-8.48160991650366 4.29161665491847-8.70498270354801 5.24002549412762-8.8741013329709 6.15604385262486-8.98896580477594 7.03967173040292-9.04957611894497 7.89090912746906-18.0639665499257 18.2059685232707-17.6553579151514 21.2222323429414-15.8377927041802 22.6008397077821-12.8104561456275 22.1907103586127-5.22770954520092 10.7897616001064-4.42015462378186 10.5050751748859-3.59569277508854 10.1596707203644-2.75432399915007 9.75354823654197-1.89604829593736 9.28670772340411-1.02086566546859 8.75914918095805-0.128776107736485 8.1708726092038 0.780220377255318 7.52187800814863 1.70612378950682 6.812165377778 1.20555908912138 3.12096606833802 1.44337503990391 2.92076864976116 1.68330435659664 2.71298147751804 1.92534703920319 2.49760455160504 2.16950308770902 2.27463787203669z"/>
          <dr3d:extrude draw:style-name="gr11" draw:layer="layout" svg:viewBox="26110.0009191383 -21334.6115708645 1365.58666992188 1091.57788085938" svg:d="M27051.7125890602-20629.9689927395l3.22842407226562 4.05148315429688 2.77084350585937 4.26663208007813 2.34786987304687 4.46255493164063 1.95950317382813 4.63925170898438 2.892333984375 9.731689453125 1.754150390625 10.207763671875 0.892822265625 10.530029296875 0.308349609375 10.698486328125-0.029296875 21.287109375 0.216064453125 10.281005859375 0.739013671875 9.834228515625 1.538818359375 9.233642578125 2.615478515625 8.479248046875 1.79800415039063 3.90866088867187 2.17098999023437 3.66238403320312 2.57858276367187 3.39688110351562 3.02078247070312 3.11215209960937 3.49758911132812 2.80819702148437 4.00900268554688 2.48501586914062 4.55502319335938 2.14260864257812 5.13565063476563 1.78097534179688 5.36581420898438 1.174072265625 5.04116821289063 0.542724609375 4.72586059570313-0.057861328125 4.41989135742188-0.627685546875 4.12326049804688-1.166748046875 3.83596801757812-1.675048828125 3.55801391601562-2.152587890625 3.28939819335937-2.599365234375 3.03012084960937-3.015380859375 2.78018188476562-3.400634765625 4.847900390625-7.833984375 3.960205078125-9.005859375 3.147216796875-9.931640625 2.408935546875-10.611328125 1.745361328125-11.044921875 1.798828125-22.40625 0.041015625-21.1875-1.119140625-18-1.9375-16.626953125-1.1875-17.763671875 0.09765625-9.018798828125 0.77734375-8.955810546875 1.62109375-8.777099609375 2.62890625-8.482666015625 3.80078125-8.072509765625 2.39111328125-3.84628295898437 2.74560546875-3.70034790039062 3.12060546875-3.53994750976562 3.51611328125-3.36508178710937 3.93212890625-3.17575073242187 4.36865234375-2.97195434570312 10.12890625-5.274658203125 12.12109375-4.285888671875 14.27734375-3.181396484375 16.59765625-1.961181640625 13.21484375-0.4931640625 12.67578125 0.3447265625 12.18359375 1.1064453125 11.73828125 1.7919921875 11.33984375 2.4013671875 10.98828125 2.9345703125 21.109375 7.1640625 79.75 34.75 16.690673828125 5.289306640625 7.38009643554688 1.47909545898438 6.75149536132813 0.764801025390625 6.13406372070313 0.097564697265625 5.52780151367188-0.522613525390625 4.93270874023438-1.09573364257813 4.34878540039063-1.62179565429688 3.77603149414062-2.10079956054687 3.21444702148437-2.53274536132812 2.66403198242187-2.91763305664062 2.12478637695312-3.25546264648437 1.59671020507813-3.54623413085937 1.07980346679688-3.78994750976562 0.574066162109375-3.98660278320312 0.079498291015625-4.13619995117188-0.403900146484375-4.23873901367188-0.876129150390625-4.29421997070313-1.33718872070313-4.30264282226563-1.78707885742188-4.26400756835938-2.22579956054687-4.17831420898438-2.65335083007812-4.04556274414063-3.06973266601562-3.86575317382812-3.47494506835937-3.63888549804687-3.86898803710937-3.36495971679687-4.25186157226563-3.04397583007812-4.62356567382813-2.67593383789062-4.98410034179688-2.26083374023437-5.33346557617188-1.79867553710938-5.67166137695313-1.28945922851563-5.99868774414063-0.733184814453125-6.31454467773438-0.129852294921875-13.099365234375 0.066650390625-12.711181640625-0.845947265625-12.380126953125-1.639892578125-12.106201171875-2.315185546875-23.619140625-6.181640625-23.208984375-7.458984375-47.015625-14.953125-24.720703125-5.595703125-12.863525390625-1.912353515625-13.275146484375-1.163818359375-15.291015625-1.458984375-25.849609375-3.275390625-29.998046875-4.564453125-27.736328125-5.326171875-11.016845703125-2.783935546875-8.047607421875-2.776611328125-2.65994262695312-1.36495971679688-0.945186614990234-0.673038482666016-0.671970367431641-0.665370941162109-0.386234283447266-0.656673431396484-0.0820536613464356-0.324753284454346-0.00592470169067383-0.322192668914795 0.0717692375183106-0.319503307342529 0.151028156280518-0.316685199737549 0.546092987060547-0.624401092529297 0.881908416748047-0.611583709716797 1.23024368286133-0.597736358642578 3.55557250976562-1.14981079101563 11.842041015625-2.088134765625 45.412109375-3.099609375 12.382568359375-1.21533203125 5.52871704101563-1.20770263671875 5.11801147460938-1.58087158203125 4.73056030273438-1.93389892578125 4.36636352539063-2.26678466796875 4.02542114257813-2.57952880859375 3.70773315429687-2.87213134765625 6.555419921875-6.54150390625 5.563720703125-7.47021484375 4.758056640625-8.23779296875 4.138427734375-8.84423828125 14.078125-38.21875 3.830810546875-9.45947265625 4.327392578125-9.09912109375 5.010009765625-8.57763671875 5.878662109375-7.89501953125 2.25204467773437-2.18765258789062 3.30728149414062-2.42294311523437 9.337158203125-5.461669921875 26.462890625-12.755859375 30.939453125-13.998046875 28.326171875-13.798828125 10.967529296875-6.374267578125 4.29714965820313-2.97702026367187 3.35836791992187-2.80691528320312 2.30880737304687-2.61428833007812 0.726200103759766-1.22787094116211 0.422267913818359-1.17126846313477 0.104488372802734-1.11185073852539-0.227138519287109-1.04961776733398-0.572612762451172-0.984569549560547-0.931934356689453-0.916706085205078-1.30510330200195-0.846027374267578-1.69211959838867-0.772533416748047-4.60067749023438-1.31332397460938-14.454833984375-1.620849609375-22.197998046875-0.129638671875-30.827392578125 1.541748046875-61.828125 5.046875-31.951171875 4.111328125-30.345703125 5.716796875-14.032470703125 3.588623046875-12.985107421875 4.143798828125-11.722412109375 4.750244140625-10.244384765625 5.407958984375-8.551025390625 6.116943359375-3.57321166992187 3.34036254882812-3.06912231445312 3.53683471679687-2.53811645507812 3.73971557617187-1.98019409179688 3.94900512695312-1.39535522460938 4.16470336914063-0.783599853515625 4.38681030273438-1.2120361328125 5.66452026367188-2.0858154296875 5.18679809570313-2.8841552734375 4.71768188476563-3.6070556640625 4.25717163085938-4.2545166015625 3.80526733398437-4.8265380859375 3.36196899414062-5.3231201171875 2.92727661132812-5.7442626953125 2.50119018554687-12.4501953125 3.758544921875-13.2294921875 2.157470703125-13.4052734375 0.625244140625-12.9775390625-0.838134765625-11.9462890625-2.232666015625-5.3978271484375-1.61776733398438-4.9136962890625-1.94058227539063-4.3541259765625-2.25479125976562-3.7191162109375-2.56039428710937-3.0086669921875-2.85739135742187-2.2227783203125-3.14578247070312-1.3614501953125-3.42556762695312-0.334152221679687-1.81501388549805-0.0905303955078125-1.88173294067383 0.5875244140625-3.95932006835937 1.6751708984375-4.21328735351563 2.8382568359375-4.45864868164063 4.0767822265625-4.69540405273438 5.3907470703125-4.92355346679688 6.7801513671875-5.14309692382813 8.944091796875-7.092529296875 7.061767578125-7.038330078125 5.336181640625-7.000244140625 2.06997680664062-3.49087524414062 1.69735717773438-3.48739624023437 1.34432983398438-3.48593139648437 1.01089477539063-3.48648071289062 0.697052001953125-3.48904418945312 0.402801513671875-3.49362182617187 0.001220703125-7.009033203125-0.940673828125-7.051513671875-1.725830078125-7.110107421875-2.354248046875-7.184814453125-5.966796875-14.658203125-6.599609375-15.150390625-5.978515625-15.771484375-2.86199951171875-8.30581665039063-3.13555908203125-7.14071655273438-3.38970947265625-6.02926635742188-3.62445068359375-4.97146606445313-3.83978271484375-3.96731567382812-4.03570556640625-3.01681518554687-4.21221923828125-2.11996459960937-4.36932373046875-1.27676391601563-4.50701904296875-0.487213134765625-4.62530517578125 0.248687744140625-4.72418212890625 0.930938720703125-4.80364990234375 1.55953979492188-4.86370849609375 2.13449096679687-4.90435791015625 2.65579223632812-9.85302734375 6.660888671875-9.78271484375 8.102294921875-9.55712890625 9.114501953125-17.81640625 19.548828125-26.09375 32.359375-2.279052734375 3.67630004882812-1.269775390625 4.05441284179688-0.346923828125 4.37704467773438 0.489501953125 4.64419555664063 1.239501953125 4.85586547851563 1.903076171875 5.01205444335938 5.451171875 10.270751953125 7.068359375 10.229736328125 7.994140625 9.744873046875 8.228515625 8.816162109375 7.771484375 7.443603515625 6.623046875 5.627197265625 4.783203125 3.366943359375 1.485595703125 0.697174072265625 0.478485107421875 0.0777397155761719 0.168437957763672-0.0318760871887207 0.119434356689453-0.0801959037780762 0.0690803527832031-0.129382610321045 0.0173759460449219-0.179436206817627-0.125762939453125-0.512500762939453-0.931396484375-1.66378784179688-4.884765625-6.076904296875-9.490234375-10.112548828125-35.5625-34.107421875-7.833984375-8.052734375-6.416015625-8.369140625-5.244140625-8.626953125-4.318359375-8.826171875-6.84375-18.015625-6.09375-18.109375-3.380859375-8.943359375-3.931640625-8.791015625-4.728515625-8.580078125-5.771484375-8.310546875-7.060546875-7.982421875-8.595703125-7.595703125-10.376953125-7.150390625-12.404296875-6.646484375-14.3955078125-7.203125-12.9716796875-7.34375-22.6328125-15.015625-38.75-30.6875-19.9609375-15.296875-22.9140625-15.015625-13.1650390625-7.34375-14.6240234375-7.203125-34.5859375-13.890625-127.125-55.125-32.806640625-11.349609375-16.822998046875-4.464111328125-17.167236328125-3.451904296875-17.559814453125-2.285888671875-18.000732421875-0.966064453125-18.489990234375 0.507568359375-19.027587890625 2.135009765625-18.053955078125 3.66455078125-7.05831909179688 2.17303466796875-5.83499145507813 2.38507080078125-4.67849731445313 2.58575439453125-3.58883666992187 2.77508544921875-2.56600952148437 2.95306396484375-1.61001586914063 3.11968994140625-0.720855712890625 3.27496337890625 0.101470947265625 3.41888427734375 0.856964111328125 3.55145263671875 1.54562377929688 3.67266845703125 2.16744995117187 3.78253173828125 2.72244262695312 3.88104248046875 6.842529296875 8.01220703125 17.404296875 16.70703125 18.798828125 17.01171875 8.585693359375 8.39306640625 7.330322265625 8.19677734375 5.540283203125 7.90966796875 1.93179321289063 3.81878662109375 1.28378295898438 3.71295166015625 1.25674438476563 3.80899047851562 1.69564819335938 3.74105834960937 2.11642456054687 3.67550659179687 2.51907348632812 3.61233520507812 6.173583984375 7.044677734375 7.566650390625 6.820556640625 8.814697265625 6.615478515625 9.917724609375 6.429443359375 22.564453125 12.376953125 25.236328125 11.861328125 26.748046875 11.498046875 53.390625 22.515625 24.279296875 12.009765625 21.830078125 13.193359375 40.765625 27.921875 21.162109375 13.720703125 23.166015625 12.888671875 12.682373046875 5.974853515625 13.600830078125 5.577880859375 14.658447265625 5.117919921875 15.855224609375 4.594970703125 4.920654296875 1.4443359375 4.807861328125 1.8720703125 9.177734375 4.88671875 8.427734375 6.17578125 7.478515625 7.18359375 6.330078125 7.91015625 4.982421875 8.35546875 1.923583984375 4.2568359375 1.511962890625 4.2626953125 1.075439453125 4.2333984375 0.614013671875 4.1689453125 0.127685546875 4.0693359375-0.383544921875 3.9345703125-0.919677734375 3.7646484375-1.480712890625 3.5595703125-2.066650390625 3.3193359375-2.677490234375 3.0439453125-3.313232421875 2.7333984375-3.973876953125 2.3876953125-4.659423828125 2.0068359375-5.369873046875 1.5908203125-6.105224609375 1.1396484375-6.865478515625 0.6533203125-16.111328125-0.29296875-19.451171875-2.66015625-30.2421875-4.015625-32.4453125-2.796875-32.7265625-1.203125-31.0859375 0.765625-14.3271484375 1.23828125-13.1962890625 1.87109375-11.8251953125 2.55078125-10.2138671875 3.27734375-4.4276123046875 1.92578125-3.9346923828125 2.125-3.4117431640625 2.330078125-2.8587646484375 2.541015625-2.2757568359375 2.7578125-1.6627197265625 2.98046875-1.0196533203125 3.208984375-0.3465576171875 3.443359375 0.127655029296875 2.03836059570312 0.377960205078125 1.89938354492188 0.620758056640625 1.76498413085938 0.856048583984375 1.63516235351563 1.08383178710938 1.50991821289063 1.30410766601563 1.38925170898438 3.239013671875 2.434814453125 4.030029296875 2.007080078125 4.760986328125 1.615966796875 11.474609375 2.205078125 13.677734375 1.080078125 15.400390625 0.248046875 34.046875-0.828125 35.171875-0.640625 16.806640625 0.482421875 15.646484375 1.408203125 14.005859375 2.626953125 6.237548828125 1.862060546875 5.647216796875 2.276611328125 4.996826171875 2.727783203125 4.286376953125 3.215576171875 3.515869140625 3.739990234375 2.685302734375 4.301025390625 1.71792602539063 4.34130859375 0.869232177734375 4.03369140625 0.062469482421875 3.74072265625-0.702362060546875 3.46240234375-1.42526245117188 3.19873046875-2.10623168945312 2.94970703125-2.74526977539062 2.71533203125-3.34237670898437 2.49560546875-3.89755249023437 2.29052734375-4.41079711914063 2.10009765625-10.193603515625 3.6875-11.743408203125 3.1015625-12.957763671875 2.6328125-57.265625 8.1875-27.197265625 4.328125-12.065673828125 2.6328125-10.596435546875 3.1015625-13.02783203125 3.872314453125-13.19482421875 3.059326171875-26.80859375 4.083984375-27.23046875 2.044921875-27.48828125 0.814453125-55.09375 1.171875-27.27734375 1.974609375-26.87890625 3.978515625-29.208984375 4.47265625-31.775390625 2.80859375-64.640625 4.46875-29.560546875 3.58203125-13.367431640625 2.54833984375-12.150146484375 3.21337890625-10.726318359375 3.99853515625-4.76467895507813 2.33123779296875-4.33126831054688 2.57257080078125-3.87203979492187 2.82891845703125-3.38699340820312 3.10028076171875-2.87612915039062 3.38665771484375-2.33944702148074 3.68804931640625-1.31112670898801 2.9481201171875-0.311313629150391 1.29878234863281-0.0892295837402344 1.18571472167969 0.127292633056641 1.07548522949219 0.338253021240234 0.968093872070313 0.543651580810547 0.863540649414063 0.743488311767578 0.761825561523438 0.937763214111328 0.662948608398438 1.1264762878418 0.566909790039063 2.79684448242187 0.8570556640625 3.48495483398437 0.5069580078125 4.12857055664063 0.1795654296875 10.010009765625-0.5322265625 12.050537109375-1.5693359375 28.798828125-5.5234375 66.421875-15.5 31.927734375-7.0703125 27.275390625-4.6796875 11.736083984375-0.697021484375 11.933837890625 0.417724609375 12.094970703125 1.358154296875 12.219482421875 2.124267578125 24.666015625 5.849609375 24.724609375 6.822265625 24.490234375 6.400390625 23.962890625 4.583984375 11.692138671875 1.175048828125 11.450439453125 0.197998046875 11.172119140625-0.953369140625 10.857177734375-2.279052734375 42.265625-10.265625 21.068359375-4.130859375 21.291015625-3.228515625 21.712890625-2.150390625 22.333984375-0.896484375 23.154296875 0.533203125 24.173828125 2.138671875 16.75244140625 2.983642578125 6.93792724609375 2.01046752929687 6.03228759765625 2.32815551757812 5.16656494140625 2.62478637695312 4.34075927734375 2.90036010742187 3.55487060546875 3.15487670898437 2.80889892578125 3.38833618164062 2.10284423828125 3.60073852539062 1.43670654296875 3.79208374023437 0.81048583984375 3.96237182617187 0.22418212890625 4.11160278320313-0.32220458984375 4.23977661132813-0.82867431640625 4.34689331054688-1.29522705078125 4.43295288085938-1.72186279296875 4.49795532226563-4.56396484375 9.106689453125-5.79150390625 9.114013671875-6.69970703125 8.952880859375-7.28857421875 8.623291015625-15.06640625 15.583984375-13.58984375 12.244140625-14.02734375 13.203125-12.50390625 13.859375-22.96875 28.1875-11.73046875 13.578125-12.73828125 12.734375-6.94482421875 5.93359375-7.43408203125 5.58203125-8.00244140625 5.18359375-8.64990234375 4.73828125-16.397216796875 8.927978515625-11.280517578125 7.698974609375-3.88034057617187 3.40737915039062-2.79177856445312 3.12265014648437-1.76675415039063 2.84542846679687-0.518848419189453 1.32110214233398-0.286418914794922 1.25461196899414-0.0619316101074219 1.18906021118164 0.154613494873047 1.12444686889648 0.363216400146484 1.06077194213867 0.563877105712891 0.998035430908203 0.756595611572266 0.936237335205078 0.941371917724609 0.875377655029297 2.40530395507812 1.57192993164063 3.04910278320312 1.33975219726563 3.62936401367187 1.11508178710938 8.745361328125 1.586181640625 10.303955078125 0.777587890625 11.354248046875 0.029052734375 11.896240234375-0.659423828125 11.929931640625-1.287841796875 11.455322265625-1.856201171875 10.472412109375-2.364501953125 8.981201171875-2.812744140625 3.77255249023437-1.55569458007813 3.20913696289062-1.64523315429688 18.1875-11.15625 15.75-11.71875 13.59375-12.28125 11.71875-12.84375 10.125-13.40625 8.8125-13.96875 7.78125-14.53125 7.03125-15.09375 1.55316162109375-3.00030517578125 2.01275634765625-3.16619873046875 5.27392578125-6.69677734375 6.72119140625-6.96044921875 7.90771484375-6.95751953125 8.83349609375-6.68798828125 9.49853515625-6.15185546875 9.90283203125-5.34912109375 10.04638671875-4.27978515625 9.92919921875-2.94384765625 4.83917236328125-0.88763427734375 4.71209716796875-0.45367431640625 4.55242919921875 0.01361083984375 4.36016845703125 0.51422119140625 4.13531494140625 1.04815673828125 3.87786865234375 1.61541748046875 3.58782958984375 2.21600341796875 3.26519775390625 2.84991455078125 2.90997314453125 3.51715087890625 2.52215576171875 4.21771240234375 2.10174560546875 4.95159912109375 1.64874267578125 5.71881103515625 1.16314697265625 6.51934814453125 0.64495849609375 7.35321044921875-0.0546875 16.0390625-0.7578125 15.8984375-2.6875 31.5625-2.6875 31.5625-0.7578125 15.8984375-0.0546875 16.0390625-0.357421875 7.98388671875-1.001953125 7.84033203125-1.541015625 7.71728515625-1.974609375 7.61474609375-4.828125 15.00390625-5.296875 14.83984375-4.921875 14.83984375-2.056640625 7.47119140625-1.646484375 7.53271484375-1.130859375 7.61474609375-0.509765625 7.71728515625 0.216796875 7.84033203125 1.048828125 7.98388671875 0.4952392578125 4.47674560546875 0.0096435546875 4.43096923828125-0.4400634765625 4.38629150390625-0.8538818359375 4.34271240234375-2.8056640625 8.55908203125-4.0302734375 8.39794921875-4.9677734375 8.24560546875-5.6181640625 8.10205078125-12.0390625 15.80859375-11.1953125 15.33984375-4.5634765625 7.51611328125-3.4912109375 7.42529296875-1.2537841796875 3.68133544921875-0.8780517578125 3.66192626953125-0.4664306640625 3.64361572265625-0.0189208984375 3.62640380859375 0.4644775390625 3.61029052734375 0.9837646484375 3.59527587890625 1.5389404296875 3.58135986328125 2.1300048828125 3.56854248046875 3.19650268554687 3.92544555664062 3.39114379882812 3.17343139648437 3.56948852539062 2.45455932617187 3.73153686523437 1.76882934570313 3.87728881835937 1.11624145507813 4.00674438476563 0.496795654296875 4.11990356445313-0.089508056640625 4.21676635742188-0.642669677734375 4.29733276367188-1.16268920898438 4.36160278320313-1.64956665039063 8.850830078125-4.627197265625 8.912353515625-6.177001953125 8.843505859375-7.461669921875 8.644287109375-8.481201171875 8.314697265625-9.235595703125 15.119140625-19.673828125 12.236328125-19.509765625 4.711181640625-9.030517578125 3.599365234375-8.194091796875 6.927734375-14.6640625 7.619140625-14.1484375 14.828125-27.6875 5.966796875-14.0078125 2.349853515625-7.1474609375 1.823974609375-7.2822265625 1.220458984375-7.4462890625 0.539306640625-7.6396484375-0.219482421875-7.8623046875-1.055908203125-8.1142578125 42-35 17-38 11-26z"/>
          <dr3d:extrude draw:style-name="gr10" draw:layer="layout" svg:viewBox="28055 -21492 1500 1404" svg:d="M28289-20088l-21.908935546875-1.342529296875-21.737548828125-3.913330078125-21.394775390625-6.312744140625-20.880615234375-8.540771484375-20.195068359375-10.597412109375-19.338134765625-12.482666015625-18.309814453125-14.196533203125-17.110107421875-15.739013671875-15.739013671875-17.110107421875-14.196533203125-18.309814453125-12.482666015625-19.338134765625-10.597412109375-20.195068359375-8.540771484375-20.880615234375-6.312744140625-21.394775390625-3.913330078125-21.737548828125-1.342529296875-21.908935546875v-936l1.342529296875-21.908935546875 3.913330078125-21.737548828125 6.312744140625-21.394775390625 8.540771484375-20.880615234375 10.597412109375-20.195068359375 12.482666015625-19.338134765625 14.196533203125-18.309814453125 15.739013671875-17.110107421875 17.110107421875-15.739013671875 18.309814453125-14.196533203125 19.338134765625-12.482666015625 20.195068359375-10.597412109375 20.880615234375-8.540771484375 21.394775390625-6.312744140625 21.737548828125-3.913330078125 21.908935546875-1.342529296875h1032l21.908935546875 1.342529296875 21.737548828125 3.913330078125 21.394775390625 6.312744140625 20.880615234375 8.540771484375 20.195068359375 10.597412109375 19.338134765625 12.482666015625 18.309814453125 14.196533203125 17.110107421875 15.739013671875 15.739013671875 17.110107421875 14.196533203125 18.309814453125 12.482666015625 19.338134765625 10.597412109375 20.195068359375 8.540771484375 20.880615234375 6.312744140625 21.394775390625 3.913330078125 21.737548828125 1.342529296875 21.908935546875v936l-1.342529296875 21.908935546875-3.913330078125 21.737548828125-6.312744140625 21.394775390625-8.540771484375 20.880615234375-10.597412109375 20.195068359375-12.482666015625 19.338134765625-14.196533203125 18.309814453125-15.739013671875 17.110107421875-17.110107421875 15.739013671875-18.309814453125 14.196533203125-19.338134765625 12.482666015625-20.195068359375 10.597412109375-20.880615234375 8.540771484375-21.394775390625 6.312744140625-21.737548828125 3.913330078125-21.908935546875 1.342529296875z"/>
          <dr3d:extrude draw:style-name="gr12" draw:layer="layout" svg:viewBox="28737 -20867 3 1" svg:d="M28737-20867v1h3v-1z"/>
          <dr3d:extrude draw:style-name="gr13" draw:layer="layout" svg:viewBox="28055 -21508 1433 1389" svg:d="M28055-20813l504-83-295-408 417 287 90-491 86 489 421-285-296 404 506 87-505 83 295 408-417-287-90 490-86-488-421 285 296-404z"/>
          <dr3d:extrude draw:style-name="gr13" draw:layer="layout" svg:viewBox="29779 -21412 1430 1430" svg:d="M30017-19982l-22.283447265625-1.365478515625-22.109130859375-3.980224609375-21.760498046875-6.420654296875-21.237548828125-8.686767578125-20.540283203125-10.778564453125-19.668701171875-12.696044921875-18.622802734375-14.439208984375-17.402587890625-16.008056640625-16.008056640625-17.402587890625-14.439208984375-18.622802734375-12.696044921875-19.668701171875-10.778564453125-20.540283203125-8.686767578125-21.237548828125-6.420654296875-21.760498046875-3.980224609375-22.109130859375-1.365478515625-22.283447265625v-953l1.365478515625-22.294677734375 3.980224609375-22.140869140625 6.420654296875-21.809814453125 8.686767578125-21.301513671875 10.778564453125-20.615966796875 12.696044921875-19.753173828125 14.439208984375-18.713134765625 16.008056640625-17.495849609375 17.402587890625-16.101318359375 18.622802734375-14.529541015625 19.668701171875-12.780517578125 20.540283203125-10.854248046875 21.237548828125-8.750732421875 21.760498046875-6.469970703125 22.109130859375-4.011962890625 22.283447265625-1.376708984375h953l22.294677734375 1.376708984375 22.140869140625 4.011962890625 21.809814453125 6.469970703125 21.301513671875 8.750732421875 20.615966796875 10.854248046875 19.753173828125 12.780517578125 18.713134765625 14.529541015625 17.495849609375 16.101318359375 16.101318359375 17.495849609375 14.529541015625 18.713134765625 12.780517578125 19.753173828125 10.854248046875 20.615966796875 8.750732421875 21.301513671875 6.469970703125 21.809814453125 4.011962890625 22.140869140625 1.376708984375 22.294677734375v953l-1.376708984375 22.283447265625-4.011962890625 22.109130859375-6.469970703125 21.760498046875-8.750732421875 21.237548828125-10.854248046875 20.540283203125-12.780517578125 19.668701171875-14.529541015625 18.622802734375-16.101318359375 17.402587890625-17.495849609375 16.008056640625-18.713134765625 14.439208984375-19.753173828125 12.696044921875-20.615966796875 10.778564453125-21.301513671875 8.686767578125-21.809814453125 6.420654296875-22.140869140625 3.980224609375-22.294677734375 1.365478515625z"/>
          <dr3d:extrude draw:style-name="gr13" draw:layer="layout" svg:viewBox="29799 -21434 1184 978" svg:d="M29799-20945l418-57-245-288 345 203 74-347 70 346 348-202-246 285 420 60-419 58 245 288-345-203-73 346-71-345-348 202 246-285z"/>
          <dr3d:extrude draw:style-name="gr14" draw:layer="layout" svg:viewBox="30071 -21223 1129 1238" svg:d="M30501-21223l-430 904 699 334 430-904z"/>
          <dr3d:extrude draw:style-name="gr14" draw:layer="layout" svg:viewBox="30212 -21095 839 909" svg:d="M30510-21095l-298 662 541 247 298-661z"/>
          <dr3d:extrude draw:style-name="gr15" draw:layer="layout" svg:viewBox="22009 -3142 5203 5203" svg:d="M22009-3142v5203h5203v-5203z"/>
        </dr3d:scene>
        <dr3d:scene draw:style-name="gr16" svg:width="20.501cm" svg:height="40.57cm" svg:x="8.058cm" svg:y="-8.709cm" dr3d:transform="matrix (0.99884190724954 0.00635927990339704 -0.0476907106385998 -0.000535353021053072 0.992634129296574 0.121149489279893 0.0481098505427666 -0.120983655568619 0.991487971367283 4.8654472156272cm 18.609266714698cm 2.57410213753023cm)" dr3d:vrp="(0 0 56369)" dr3d:vpn="(0 0 50440)" dr3d:projection="perspective" dr3d:distance="5.929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7" draw:layer="layout" svg:viewBox="-14114 -31354 17654 33783" svg:d="M-11172 2429l-275.453369140625-16.879150390625-273.298583984375-49.200927734375-268.989013671875-79.367919921875-262.524658203125-107.380126953125-253.905517578125-133.237548828125-243.131591796875-156.940185546875-230.202880859375-178.488037109375-215.119384765625-197.881103515625-197.881103515625-215.119384765625-178.488037109375-230.202880859375-156.940185546875-243.131591796875-133.237548828125-253.905517578125-107.380126953125-262.524658203125-79.367919921875-268.989013671875-49.200927734375-273.298583984375-16.879150390625-275.453369140625v-27898l16.879150390625-275.464599609375 49.200927734375-273.330322265625 79.367919921875-269.038330078125 107.380126953125-262.588623046875 133.237548828125-253.981201171875 156.940185546875-243.216064453125 178.488037109375-230.293212890625 197.881103515625-215.212646484375 215.119384765625-197.974365234375 230.202880859375-178.578369140625 243.131591796875-157.024658203125 253.905517578125-133.313232421875 262.524658203125-107.444091796875 268.989013671875-79.417236328125 273.298583984375-49.232666015625 275.453369140625-16.890380859375h11769l275.464599609375 16.890380859375 273.330322265625 49.232666015625 269.038330078125 79.417236328125 262.588623046875 107.444091796875 253.981201171875 133.313232421875 243.216064453125 157.024658203125 230.293212890625 178.578369140625 215.212646484375 197.974365234375 197.974365234375 215.212646484375 178.578369140625 230.293212890625 157.024658203125 243.216064453125 133.313232421875 253.981201171875 107.444091796875 262.588623046875 79.417236328125 269.038330078125 49.232666015625 273.330322265625 16.890380859375 275.464599609375v27898l-16.890380859375 275.453369140625-49.232666015625 273.298583984375-79.417236328125 268.989013671875-107.444091796875 262.524658203125-133.313232421875 253.905517578125-157.024658203125 243.131591796875-178.578369140625 230.202880859375-197.974365234375 215.119384765625-215.212646484375 197.881103515625-230.293212890625 178.488037109375-243.216064453125 156.940185546875-253.981201171875 133.237548828125-262.588623046875 107.380126953125-269.038330078125 79.367919921875-273.330322265625 49.200927734375-275.464599609375 16.879150390625z"/>
          <dr3d:extrude draw:style-name="gr18" draw:layer="layout" svg:viewBox="-13423 -29956 16162 31370" svg:d="M-10730 1414l-252.222412109375-15.445068359375-250.228759765625-45.021728515625-246.264892578125-72.628173828125-240.330810546875-98.264404296875-232.426513671875-121.930419921875-222.552001953125-143.626220703125-210.707275390625-163.351806640625-196.892333984375-181.107177734375-181.107177734375-196.892333984375-163.351806640625-210.707275390625-143.626220703125-222.552001953125-121.930419921875-232.426513671875-98.264404296875-240.330810546875-72.628173828125-246.264892578125-45.021728515625-250.228759765625-15.445068359375-252.222412109375v-25983l15.445068359375-252.233642578125 45.021728515625-250.260498046875 72.628173828125-246.314208984375 98.264404296875-240.394775390625 121.930419921875-232.502197265625 143.626220703125-222.636474609375 163.351806640625-210.797607421875 181.107177734375-196.985595703125 196.892333984375-181.200439453125 210.707275390625-163.442138671875 222.552001953125-143.710693359375 232.426513671875-122.006103515625 240.330810546875-98.328369140625 246.264892578125-72.677490234375 250.228759765625-45.053466796875 252.222412109375-15.456298828125h10775l252.233642578125 15.456298828125 250.260498046875 45.053466796875 246.314208984375 72.677490234375 240.394775390625 98.328369140625 232.502197265625 122.006103515625 222.636474609375 143.710693359375 210.797607421875 163.442138671875 196.985595703125 181.200439453125 181.200439453125 196.985595703125 163.442138671875 210.797607421875 143.710693359375 222.636474609375 122.006103515625 232.502197265625 98.328369140625 240.394775390625 72.677490234375 246.314208984375 45.053466796875 250.260498046875 15.456298828125 252.233642578125v25983l-15.456298828125 252.222412109375-45.053466796875 250.228759765625-72.677490234375 246.264892578125-98.328369140625 240.330810546875-122.006103515625 232.426513671875-143.710693359375 222.552001953125-163.442138671875 210.707275390625-181.200439453125 196.892333984375-196.985595703125 181.107177734375-210.797607421875 163.351806640625-222.636474609375 143.626220703125-232.502197265625 121.930419921875-240.394775390625 98.264404296875-246.314208984375 72.628173828125-250.260498046875 45.021728515625-252.233642578125 15.445068359375z"/>
          <dr3d:extrude draw:style-name="gr19" draw:layer="layout" svg:viewBox="-12220 -26400 13462 24130" svg:d="M-12220-26400v24130h13462v-24130z"/>
          <dr3d:extrude draw:style-name="gr20" draw:layer="layout" svg:viewBox="-6379 -29128 2159 2159" svg:d="M-5300-26969l112.9833984375-5.39404296875 109.1337890625-15.86767578125 104.8095703125-25.86962890625 100.0107421875-35.39990234375 94.7373046875-44.45849609375 88.9892578125-53.04541015625 82.7666015625-61.16064453125 76.0693359375-68.80419921875 68.8974609375-75.97607421875 61.2509765625-82.67626953125 53.1298828125-88.90478515625 44.5341796875-94.66162109375 35.4638671875-99.94677734375 25.9189453125-104.76025390625 15.8994140625-109.10205078125 5.4052734375-112.97216796875-5.4052734375-112.9833984375-15.8994140625-109.1337890625-25.9189453125-104.8095703125-35.4638671875-100.0107421875-44.5341796875-94.7373046875-53.1298828125-88.9892578125-61.2509765625-82.7666015625-68.8974609375-76.0693359375-76.0693359375-68.8974609375-82.7666015625-61.2509765625-88.9892578125-53.1298828125-94.7373046875-44.5341796875-100.0107421875-35.4638671875-104.8095703125-25.9189453125-109.1337890625-15.8994140625-112.9833984375-5.4052734375-112.97216796875 5.4052734375-109.10205078125 15.8994140625-104.76025390625 25.9189453125-99.94677734375 35.4638671875-94.66162109375 44.5341796875-88.90478515625 53.1298828125-82.67626953125 61.2509765625-75.97607421875 68.8974609375-68.80419921875 76.0693359375-61.16064453125 82.7666015625-53.04541015625 88.9892578125-44.45849609375 94.7373046875-35.39990234375 100.0107421875-25.86962890625 104.8095703125-15.86767578125 109.1337890625-5.39404296875 112.9833984375 5.39404296875 112.97216796875 15.86767578125 109.10205078125 25.86962890625 104.76025390625 35.39990234375 99.94677734375 44.45849609375 94.66162109375 53.04541015625 88.90478515625 61.16064453125 82.67626953125 68.80419921875 75.97607421875 75.97607421875 68.80419921875 82.67626953125 61.16064453125 88.90478515625 53.04541015625 94.66162109375 44.45849609375 99.94677734375 35.39990234375 104.76025390625 25.86962890625 109.10205078125 15.86767578125z"/>
          <dr3d:extrude draw:style-name="gr20" draw:layer="layout" svg:viewBox="-8238 -1126 635 635" svg:d="M-7921-491l33.234375-1.58251953125 32.109375-4.65576171875 30.84375-7.59130859375 29.4375-10.38916015625 27.890625-13.04931640625 26.203125-15.57177734375 24.375-17.95654296875 22.40625-20.20361328125 20.296875-22.31298828125 18.046875-24.28466796875 15.65625-26.11865234375 13.125-27.81494140625 10.453125-29.37353515625 7.640625-30.79443359375 4.6875-32.07763671875 1.59375-33.22314453125-1.59375-33.234375-4.6875-32.109375-7.640625-30.84375-10.453125-29.4375-13.125-27.890625-15.65625-26.203125-18.046875-24.375-20.296875-22.40625-22.40625-20.296875-24.375-18.046875-26.203125-15.65625-27.890625-13.125-29.4375-10.453125-30.84375-7.640625-32.109375-4.6875-33.234375-1.59375-33.22314453125 1.59375-32.07763671875 4.6875-30.79443359375 7.640625-29.37353515625 10.453125-27.81494140625 13.125-26.11865234375 15.65625-24.28466796875 18.046875-22.31298828125 20.296875-20.20361328125 22.40625-17.95654296875 24.375-15.57177734375 26.203125-13.04931640625 27.890625-10.38916015625 29.4375-7.59130859375 30.84375-4.65576171875 32.109375-1.58251953125 33.234375 1.58251953125 33.22314453125 4.65576171875 32.07763671875 7.59130859375 30.79443359375 10.38916015625 29.37353515625 13.04931640625 27.81494140625 15.57177734375 26.11865234375 17.95654296875 24.28466796875 20.20361328125 22.31298828125 22.31298828125 20.20361328125 24.28466796875 17.95654296875 26.11865234375 15.57177734375 27.81494140625 13.04931640625 29.37353515625 10.38916015625 30.79443359375 7.59130859375 32.07763671875 4.65576171875z"/>
          <dr3d:extrude draw:style-name="gr20" draw:layer="layout" svg:viewBox="-6978 -974 2325 309" svg:d="M-6927-665l-4.857421875-0.287109375-4.798828125-0.837890625-4.705078125-1.353515625-4.576171875-1.833984375-4.412109375-2.279296875-4.212890625-2.689453125-3.978515625-3.064453125-3.708984375-3.404296875-3.404296875-3.708984375-3.064453125-3.978515625-2.689453125-4.212890625-2.279296875-4.412109375-1.833984375-4.576171875-1.353515625-4.705078125-0.837890625-4.798828125-0.287109375-4.857421875v-206l0.287109375-4.86865234375 0.837890625-4.83056640625 1.353515625-4.75439453125 1.833984375-4.64013671875 2.279296875-4.48779296875 2.689453125-4.29736328125 3.064453125-4.06884765625 3.404296875-3.80224609375 3.708984375-3.49755859375 3.978515625-3.15478515625 4.212890625-2.77392578125 4.412109375-2.35498046875 4.576171875-1.89794921875 4.705078125-1.40283203125 4.798828125-0.86962890625 4.857421875-0.29833984375h2222l4.86865234375 0.29833984375 4.83056640625 0.86962890625 4.75439453125 1.40283203125 4.64013671875 1.89794921875 4.48779296875 2.35498046875 4.29736328125 2.77392578125 4.06884765625 3.15478515625 3.80224609375 3.49755859375 3.49755859375 3.80224609375 3.15478515625 4.06884765625 2.77392578125 4.29736328125 2.35498046875 4.48779296875 1.89794921875 4.64013671875 1.40283203125 4.75439453125 0.86962890625 4.83056640625 0.29833984375 4.86865234375v206l-0.29833984375 4.857421875-0.86962890625 4.798828125-1.40283203125 4.705078125-1.89794921875 4.576171875-2.35498046875 4.412109375-2.77392578125 4.212890625-3.15478515625 3.978515625-3.49755859375 3.708984375-3.80224609375 3.404296875-4.06884765625 3.064453125-4.29736328125 2.689453125-4.48779296875 2.279296875-4.64013671875 1.833984375-4.75439453125 1.353515625-4.83056640625 0.837890625-4.86865234375 0.287109375z"/>
          <dr3d:extrude draw:style-name="gr20" draw:layer="layout" svg:viewBox="-7538 -126 635 635" svg:d="M-7221 509l33.234375-1.58251953125 32.109375-4.65576171875 30.84375-7.59130859375 29.4375-10.38916015625 27.890625-13.04931640625 26.203125-15.57177734375 24.375-17.95654296875 22.40625-20.20361328125 20.296875-22.31298828125 18.046875-24.28466796875 15.65625-26.11865234375 13.125-27.81494140625 10.453125-29.37353515625 7.640625-30.79443359375 4.6875-32.07763671875 1.59375-33.22314453125-1.59375-33.234375-4.6875-32.109375-7.640625-30.84375-10.453125-29.4375-13.125-27.890625-15.65625-26.203125-18.046875-24.375-20.296875-22.40625-22.40625-20.296875-24.375-18.046875-26.203125-15.65625-27.890625-13.125-29.4375-10.453125-30.84375-7.640625-32.109375-4.6875-33.234375-1.59375-33.22314453125 1.59375-32.07763671875 4.6875-30.79443359375 7.640625-29.37353515625 10.453125-27.81494140625 13.125-26.11865234375 15.65625-24.28466796875 18.046875-22.31298828125 20.296875-20.20361328125 22.40625-17.95654296875 24.375-15.57177734375 26.203125-13.04931640625 27.890625-10.38916015625 29.4375-7.59130859375 30.84375-4.65576171875 32.109375-1.58251953125 33.234375 1.58251953125 33.22314453125 4.65576171875 32.07763671875 7.59130859375 30.79443359375 10.38916015625 29.37353515625 13.04931640625 27.81494140625 15.57177734375 26.11865234375 17.95654296875 24.28466796875 20.20361328125 22.31298828125 22.31298828125 20.20361328125 24.28466796875 17.95654296875 26.11865234375 15.57177734375 27.81494140625 13.04931640625 29.37353515625 10.38916015625 30.79443359375 7.59130859375 32.07763671875 4.65576171875z"/>
          <dr3d:extrude draw:style-name="gr20" draw:layer="layout" svg:viewBox="-6243 -265 1016 1016" svg:d="M-5735 751l53.166015625-2.541015625 51.349609375-7.474609375 49.310546875-12.185546875 47.048828125-16.673828125 44.564453125-20.939453125 41.857421875-24.982421875 38.927734375-28.802734375 35.775390625-32.400390625 32.400390625-35.775390625 28.802734375-38.927734375 24.982421875-41.857421875 20.939453125-44.564453125 16.673828125-47.048828125 12.185546875-49.310546875 7.474609375-51.349609375 2.541015625-53.166015625-2.541015625-53.166015625-7.474609375-51.349609375-12.185546875-49.310546875-16.673828125-47.048828125-20.939453125-44.564453125-24.982421875-41.857421875-28.802734375-38.927734375-32.400390625-35.775390625-35.775390625-32.400390625-38.927734375-28.802734375-41.857421875-24.982421875-44.564453125-20.939453125-47.048828125-16.673828125-49.310546875-12.185546875-51.349609375-7.474609375-53.166015625-2.541015625-53.166015625 2.541015625-51.349609375 7.474609375-49.310546875 12.185546875-47.048828125 16.673828125-44.564453125 20.939453125-41.857421875 24.982421875-38.927734375 28.802734375-35.775390625 32.400390625-32.400390625 35.775390625-28.802734375 38.927734375-24.982421875 41.857421875-20.939453125 44.564453125-16.673828125 47.048828125-12.185546875 49.310546875-7.474609375 51.349609375-2.541015625 53.166015625 2.541015625 53.166015625 7.474609375 51.349609375 12.185546875 49.310546875 16.673828125 47.048828125 20.939453125 44.564453125 24.982421875 41.857421875 28.802734375 38.927734375 32.400390625 35.775390625 35.775390625 32.400390625 38.927734375 28.802734375 41.857421875 24.982421875 44.564453125 20.939453125 47.048828125 16.673828125 49.310546875 12.185546875 51.349609375 7.474609375z"/>
        </dr3d:sce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itmape_20_2" draw:display-name="Bitmape 2" xlink:href="Pictures/10000000000002A70000034B3188CDF4.jpg" xlink:type="simple" xlink:show="embed" xlink:actuate="onLoad"/>
    <draw:fill-image draw:name="Bitmape_20_3" draw:display-name="Bitmape 3" xlink:href="Pictures/1000020100000200000002005019C268.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Travis Malmquist</meta:initial-creator>
    <meta:creation-date>2018-05-14T13:19:12.63</meta:creation-date>
    <dc:date>2018-05-15T13:59:42.23</dc:date>
    <dc:creator>Travis Malmquist</dc:creator>
    <meta:editing-duration>PT16H53M</meta:editing-duration>
    <meta:editing-cycles>9</meta:editing-cycles>
    <meta:generator>OpenOffice/4.1.5$Win32 OpenOffice.org_project/415m1$Build-9789</meta:generator>
    <meta:document-statistic meta:object-count="50"/>
  </office:meta>
</office:document-meta>
</file>